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ObjectReplacements/Object 1" manifest:media-type=""/>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pitch="variable"/>
    <style:font-face style:name="Arial Narrow" svg:font-family="'Arial Narrow'" style:font-pitch="variable"/>
    <style:font-face style:name="Arial Narrow1" svg:font-family="'Arial Narrow'"/>
    <style:font-face style:name="Arial Narrow2" svg:font-family="'Arial Narrow'" style:font-family-generic="roman" style:font-pitch="variable"/>
    <style:font-face style:name="Arial Narrow3" svg:font-family="'Arial Narrow'" style:font-family-generic="swiss" style:font-pitch="variable"/>
    <style:font-face style:name="Arial Unicode MS" svg:font-family="'Arial Unicode MS'" style:font-family-generic="system" style:font-pitch="variable"/>
    <style:font-face style:name="Arial1" svg:font-family="Arial"/>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modern" style:font-pitch="variable"/>
    <style:font-face style:name="Calibri3" svg:font-family="Calibri" style:font-pitch="variable"/>
    <style:font-face style:name="Courier New" svg:font-family="'Courier New'" style:font-pitch="variable"/>
    <style:font-face style:name="Courier New1" svg:font-family="'Courier New'"/>
    <style:font-face style:name="Courier New2" svg:font-family="'Courier New'" style:font-family-generic="modern" style:font-pitch="variable"/>
    <style:font-face style:name="Courier New3"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PingFang SC" svg:font-family="'PingFang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WenQuanYi Micro Hei" svg:font-family="'WenQuanYi Micro Hei'" style:font-family-generic="system" style:font-pitch="variable"/>
    <style:font-face style:name="WenQuanYi Micro Hei1" svg:font-family="'WenQuanYi Micro Hei'"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 style:family="graphic" style:parent-style-name="standard">
      <style:graphic-properties draw:stroke="solid" svg:stroke-width="0.159cm" svg:stroke-color="#000000" draw:stroke-linejoin="miter" draw:fill="solid" draw:fill-color="#f6f5bd"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5" style:family="graphic" style:parent-style-name="standard" style:list-style-name="L7">
      <style:graphic-properties draw:stroke="solid" svg:stroke-width="0.159cm" svg:stroke-color="#000000" draw:stroke-linejoin="miter" draw:fill="solid" draw:fill-color="#f1c7c7"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6" style:family="graphic" style:parent-style-name="standard">
      <style:graphic-properties draw:stroke="solid" svg:stroke-width="0.159cm" svg:stroke-color="#000000" draw:stroke-linejoin="miter" draw:fill="solid" draw:fill-color="#d5f1cf"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7" style:family="graphic" style:parent-style-name="standard">
      <style:graphic-properties draw:stroke="solid" svg:stroke-width="0.159cm" svg:stroke-color="#000000" draw:stroke-linejoin="miter" draw:fill="solid" draw:fill-color="#d2d2f4"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8" style:family="graphic" style:parent-style-name="standard">
      <style:graphic-properties draw:stroke="none" svg:stroke-width="0.053cm" draw:stroke-linejoin="miter" draw:fill="none" draw:textarea-vertical-align="top" draw:auto-grow-height="true" draw:fit-to-size="false" style:shrink-to-fit="false" fo:min-height="0cm" fo:min-width="0cm" fo:padding-top="0.125cm" fo:padding-bottom="0.125cm" fo:padding-left="0.127cm" fo:padding-right="0.127cm" fo:wrap-option="no-wrap"/>
      <style:paragraph-properties style:writing-mode="lr-tb"/>
    </style:style>
    <style:style style:name="gr9" style:family="graphic" style:parent-style-name="standard">
      <style:graphic-properties draw:stroke="solid" svg:stroke-width="0.159cm" svg:stroke-color="#000000" draw:stroke-linejoin="miter" draw:fill="solid" draw:fill-color="#f1c7c7"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11" style:family="graphic" style:parent-style-name="standard">
      <style:graphic-properties draw:stroke="none" svg:stroke-width="0.026cm" draw:stroke-linejoin="miter" draw:fill="solid" draw:fill-color="#ffffff" draw:textarea-vertical-align="top" draw:auto-grow-height="true" draw:fit-to-size="false" style:shrink-to-fit="false" fo:min-height="0cm" fo:min-width="0cm" fo:padding-top="0.076cm" fo:padding-bottom="0cm" fo:padding-left="0.076cm" fo:padding-right="0.076cm" fo:wrap-option="no-wrap"/>
      <style:paragraph-properties style:writing-mode="lr-tb"/>
    </style:style>
    <style:style style:name="gr12" style:family="graphic" style:parent-style-name="standard">
      <style:graphic-properties draw:stroke="none" svg:stroke-width="0.026cm" draw:stroke-linejoin="miter" draw:fill="solid" draw:fill-color="#ffffff" draw:textarea-vertical-align="top" draw:auto-grow-height="true" draw:fit-to-size="false" style:shrink-to-fit="false" fo:min-height="0cm" fo:min-width="0cm" fo:padding-top="0.064cm" fo:padding-bottom="0cm" fo:padding-left="0.076cm" fo:padding-right="0.076cm" fo:wrap-option="no-wrap"/>
      <style:paragraph-properties style:writing-mode="lr-tb"/>
    </style:style>
    <style:style style:name="gr13"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35cm" svg:stroke-color="#000000" draw:stroke-linejoin="miter" draw:fill="solid" draw:fill-color="#f7f5cd"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dash" draw:stroke-dash="Dashed_20__28_var_29__20_4"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9" style:family="graphic" style:parent-style-name="standard">
      <style:graphic-properties draw:stroke="solid" svg:stroke-width="0.212cm" svg:stroke-color="#00ffff" draw:marker-end="msArrowEnd_20_5" draw:marker-end-width="0.636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2" style:family="graphic" style:parent-style-name="standard">
      <style:graphic-properties draw:stroke="solid" svg:stroke-width="0.212cm" svg:stroke-color="#00ffff" draw:marker-start="msArrowEnd_20_5" draw:marker-start-width="0.636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3"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071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35cm" svg:stroke-color="#000000" draw:stroke-linejoin="miter" draw:fill="solid" draw:fill-color="#dedff5"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solid" svg:stroke-width="0.035cm" svg:stroke-color="#000000" draw:stroke-linejoin="miter" draw:fill="solid" draw:fill-color="#dedff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8"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none" svg:stroke-width="0.035cm" draw:stroke-linejoin="miter" draw:fill="solid" draw:fill-color="#f7f5cd" draw:textarea-vertical-align="middle" draw:auto-grow-height="fals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1" style:family="graphic" style:parent-style-name="standard">
      <style:graphic-properties draw:stroke="solid" svg:stroke-width="0.035cm" svg:stroke-color="#000000" draw:stroke-linejoin="miter" draw:fill="solid" draw:fill-color="#f6f5bd"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35cm" svg:stroke-color="#000000" draw:stroke-linejoin="miter" draw:fill="solid" draw:fill-color="#b2e6b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graphic-properties draw:stroke="dash" draw:stroke-dash="Dashed_20__28_var_29__20_5"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053cm" svg:stroke-color="#000000" draw:fill="solid" draw:fill-color="#e2e2e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79cm" svg:stroke-color="#000000" draw:marker-end="msArrowEnd_20_5" draw:marker-end-width="0.237cm" draw:marker-end-center="false" draw:stroke-linejoin="round" draw:fill="solid" draw:fill-color="#e0e0e0"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solid" svg:stroke-width="0.079cm" svg:stroke-color="#000000" draw:stroke-linejoin="miter"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40" style:family="graphic" style:parent-style-name="standard">
      <style:graphic-properties draw:stroke="solid" svg:stroke-width="0.071cm" svg:stroke-color="#000000" draw:marker-end="msArrowOpenEnd_20_5" draw:marker-end-width="0.319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dash" draw:stroke-dash="Dashed_20__28_var_29__20_7"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min-height="11.218cm" fo:min-width="1.397cm" fo:padding-top="0.127cm" fo:padding-bottom="0.127cm" fo:padding-left="0.254cm" fo:padding-right="0.254cm" fo:wrap-option="wrap"/>
    </style:style>
    <style:style style:name="gr42" style:family="graphic" style:parent-style-name="standard">
      <style:graphic-properties draw:stroke="none" svg:stroke-width="0.053cm" draw:stroke-linejoin="miter" draw:fill="none" draw:textarea-vertical-align="top" draw:auto-grow-height="true" draw:fit-to-size="false" style:shrink-to-fit="false" fo:min-height="0cm" fo:min-width="0cm" fo:padding-top="0.125cm" fo:padding-bottom="0.125cm" fo:padding-left="0.127cm" fo:padding-right="0.127cm" fo:wrap-option="wrap"/>
      <style:paragraph-properties style:writing-mode="lr-tb"/>
    </style:style>
    <style:style style:name="gr43"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45" style:family="graphic" style:parent-style-name="standard">
      <style:graphic-properties draw:stroke="solid" svg:stroke-width="0.071cm" svg:stroke-color="#000000" draw:marker-end="msArrowOpenEnd_20_5" draw:marker-end-width="0.319cm" draw:marker-end-center="false" draw:stroke-linejoin="round" draw:fill="none"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000000" draw:stroke-linejoin="miter" draw:fill="solid" draw:fill-color="#f7f5cd"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47"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8" style:family="graphic" style:parent-style-name="standard">
      <style:graphic-properties draw:stroke="solid" svg:stroke-width="0.035cm" svg:stroke-color="#000000" draw:stroke-linejoin="miter" draw:fill="gradient" draw:fill-gradient-name="Gradient_20_2" draw:opacity-name="msTransGradient_20_1" draw:textarea-vertical-align="middle" draw:auto-grow-height="false" draw:fit-to-size="false" style:shrink-to-fit="false" fo:min-height="0cm" fo:min-width="0cm" fo:padding-top="0.125cm" fo:padding-bottom="0.125cm" fo:padding-left="0.25cm" fo:padding-right="0.25cm" fo:wrap-option="no-wrap"/>
    </style:style>
    <style:style style:name="gr4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51" style:family="graphic" style:parent-style-name="standard">
      <style:graphic-properties draw:stroke="solid" svg:stroke-width="0.106cm" svg:stroke-color="#22228b"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54" style:family="graphic" style:parent-style-name="standard">
      <style:graphic-properties draw:stroke="none" svg:stroke-width="0.071cm" draw:marker-end="msArrowEnd_20_5" draw:marker-end-width="0.213cm" draw:marker-end-center="false" draw:stroke-linejoin="round" draw:fill="solid" draw:fill-color="#bfbfb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5" style:family="graphic" style:parent-style-name="standard">
      <style:graphic-properties draw:stroke="solid" svg:stroke-width="0.079cm" svg:stroke-color="#000000" draw:marker-end="msArrowEnd_20_5" draw:marker-end-width="0.237cm" draw:marker-end-center="false" draw:stroke-linejoin="round" draw:fill="solid" draw:fill-color="#dedff5"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6" style:family="graphic" style:parent-style-name="standard">
      <style:graphic-properties draw:stroke="solid" svg:stroke-width="0.079cm" svg:stroke-color="#000000" draw:marker-end="msArrowEnd_20_5" draw:marker-end-width="0.237cm" draw:marker-end-center="false" draw:stroke-linejoin="round" draw:fill="solid" draw:fill-color="#d6d6f5"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7"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58" style:family="graphic" style:parent-style-name="standard">
      <style:graphic-properties draw:stroke="dash" draw:stroke-dash="Dashed_20__28_var_29__20_8" svg:stroke-width="0.247cm" svg:stroke-color="#000000" draw:stroke-linejoin="round" draw:fill="none" draw:textarea-horizontal-align="center" draw:textarea-vertical-align="top" draw:auto-grow-height="false" fo:padding-top="0.125cm" fo:padding-bottom="0.125cm" fo:padding-left="0.25cm" fo:padding-right="0.25cm" fo:wrap-option="wrap"/>
    </style:style>
    <style:style style:name="gr59" style:family="graphic" style:parent-style-name="standard">
      <style:graphic-properties draw:stroke="none" svg:stroke-width="0.026cm" draw:stroke-linejoin="round" draw:fill="none" draw:textarea-vertical-align="middle" draw:auto-grow-height="true" draw:fit-to-size="false" style:shrink-to-fit="false" fo:min-height="0cm" fo:min-width="0cm" fo:padding-top="0.13cm" fo:padding-bottom="0.13cm" fo:padding-left="0.25cm" fo:padding-right="0.25cm" fo:wrap-option="no-wrap"/>
      <style:paragraph-properties style:writing-mode="lr-tb"/>
    </style:style>
    <style:style style:name="gr60" style:family="graphic" style:parent-style-name="standard">
      <style:graphic-properties draw:stroke="none" svg:stroke-width="0.026cm" draw:stroke-linejoin="round" draw:fill="none" draw:textarea-vertical-align="middle" draw:auto-grow-height="true" draw:fit-to-size="false" style:shrink-to-fit="false" fo:min-height="0cm" fo:min-width="0cm" fo:padding-top="0.13cm" fo:padding-bottom="0.13cm" fo:padding-left="0.25cm" fo:padding-right="0.25cm" fo:wrap-option="wrap"/>
      <style:paragraph-properties style:writing-mode="lr-tb"/>
    </style:style>
    <style:style style:name="gr61"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62" style:family="graphic" style:parent-style-name="standard">
      <style:graphic-properties draw:stroke="solid" svg:stroke-width="0.079cm" svg:stroke-color="#000000" draw:marker-end="msArrowEnd_20_5" draw:marker-end-width="0.237cm" draw:marker-end-center="false" draw:stroke-linejoin="round" draw:fill="solid" draw:fill-color="#a9e39d"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Slid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Slide-notes">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7"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paragraph-properties style:writing-mode="lr-tb"/>
    </style:style>
    <style:style style:name="pr8"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Slide-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1" style:family="presentation" style:parent-style-name="Title_20_Slide-notes">
      <style:graphic-properties draw:fill-color="#ffffff" draw:auto-grow-height="true" fo:min-height="12.572cm"/>
      <style:paragraph-properties style:writing-mode="lr-tb"/>
    </style:style>
    <style:style style:name="pr12" style:family="presentation" style:parent-style-name="Title_20_Slide-notes">
      <style:graphic-properties draw:stroke="none" svg:stroke-width="0.026cm" draw:stroke-linejoin="miter" draw:fill="none" draw:fill-color="#ffffff" draw:textarea-vertical-align="middle" draw:auto-grow-height="false" draw:fit-to-size="false" style:shrink-to-fit="false" fo:min-height="11.983cm" fo:padding-top="0.132cm" fo:padding-bottom="0.132cm" fo:padding-left="0.264cm" fo:padding-right="0.264cm" fo:wrap-option="no-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20pt"/>
    </style:style>
    <style:style style:name="P6" style:family="paragraph">
      <loext:graphic-properties draw:fill="none" draw:fill-color="#ffffff"/>
      <style:paragraph-properties fo:text-align="start" style:writing-mode="lr-tb" style:font-independent-line-spacing="true"/>
      <style:text-properties fo:font-size="18pt"/>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0" style:family="paragraph">
      <style:paragraph-properties fo:margin-left="0cm" fo:margin-right="0cm" fo:margin-top="0.169cm" fo:margin-bottom="0cm" fo:line-height="80%" fo:text-align="start" fo:text-indent="0cm" style:punctuation-wrap="hanging" style:writing-mode="lr-tb"/>
    </style:style>
    <style:style style:name="P11" style:family="paragraph">
      <loext:graphic-properties draw:fill="none"/>
      <style:paragraph-properties fo:text-align="start" style:writing-mode="lr-tb" style:font-independent-line-spacing="true"/>
      <style:text-properties fo:font-size="24pt"/>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top="0cm" fo:margin-bottom="0cm" fo:line-height="100%" fo:text-align="end" style:punctuation-wrap="simple" style:writing-mode="lr-tb"/>
      <style:text-properties fo:font-size="12pt" style:font-size-asian="14pt" style:font-size-complex="14pt"/>
    </style:style>
    <style:style style:name="P14" style:family="paragraph">
      <style:paragraph-properties fo:margin-left="0cm" fo:margin-right="0cm" fo:margin-top="0.169cm" fo:margin-bottom="0cm" fo:line-height="100%" fo:text-align="start" fo:text-indent="0cm" style:punctuation-wrap="hanging" style:writing-mode="lr-tb"/>
    </style:style>
    <style:style style:name="P15" style:family="paragraph">
      <style:paragraph-properties fo:margin-left="0cm" fo:margin-right="0cm" fo:margin-top="0.141cm" fo:margin-bottom="0cm" fo:line-height="100%" fo:text-align="start" fo:text-indent="0cm" style:punctuation-wrap="hanging" style:writing-mode="lr-tb"/>
    </style:style>
    <style:style style:name="P16" style:family="paragraph">
      <style:paragraph-properties fo:margin-left="0cm" fo:margin-right="0cm" fo:margin-top="0.127cm" fo:margin-bottom="0cm" fo:line-height="100%" fo:text-align="start" fo:text-indent="0cm" style:punctuation-wrap="hanging" style:writing-mode="lr-tb"/>
    </style:style>
    <style:style style:name="P17" style:family="paragraph">
      <style:paragraph-properties fo:margin-top="0cm" fo:margin-bottom="0cm" fo:line-height="100%" fo:text-align="start" style:punctuation-wrap="simple" style:writing-mode="lr-tb"/>
      <style:text-properties fo:font-size="24pt"/>
    </style:style>
    <style:style style:name="P18" style:family="paragraph">
      <loext:graphic-properties draw:fill="solid" draw:fill-color="#f6f5bd"/>
      <style:paragraph-properties fo:text-align="start" style:writing-mode="lr-tb" style:font-independent-line-spacing="true"/>
      <style:text-properties fo:font-size="24pt"/>
    </style:style>
    <style:style style:name="P19" style:family="paragraph">
      <loext:graphic-properties draw:fill="solid" draw:fill-color="#f1c7c7"/>
      <style:paragraph-properties fo:margin-top="0cm" fo:margin-bottom="0cm" fo:line-height="100%" fo:text-align="start" style:punctuation-wrap="simple" style:writing-mode="lr-tb" style:font-independent-line-spacing="true"/>
      <style:text-properties fo:font-size="24pt"/>
    </style:style>
    <style:style style:name="P20" style:family="paragraph">
      <loext:graphic-properties draw:fill="solid" draw:fill-color="#d5f1cf"/>
      <style:paragraph-properties fo:text-align="start" style:writing-mode="lr-tb" style:font-independent-line-spacing="true"/>
      <style:text-properties fo:font-size="24pt"/>
    </style:style>
    <style:style style:name="P21" style:family="paragraph">
      <loext:graphic-properties draw:fill="solid" draw:fill-color="#d2d2f4"/>
      <style:paragraph-properties fo:text-align="start" style:writing-mode="lr-tb" style:font-independent-line-spacing="true"/>
      <style:text-properties fo:font-size="24pt"/>
    </style:style>
    <style:style style:name="P22" style:family="paragraph">
      <loext:graphic-properties draw:fill="solid" draw:fill-color="#f1c7c7"/>
      <style:paragraph-properties fo:text-align="start" style:writing-mode="lr-tb" style:font-independent-line-spacing="true"/>
      <style:text-properties fo:font-size="24pt"/>
    </style:style>
    <style:style style:name="P23" style:family="paragraph">
      <style:paragraph-properties fo:margin-left="0cm" fo:margin-right="0cm" fo:margin-top="0.113cm" fo:margin-bottom="0cm" fo:line-height="100%" fo:text-align="start" fo:text-indent="0cm" style:punctuation-wrap="hanging"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1pt"/>
    </style:style>
    <style:style style:name="P26" style:family="paragraph">
      <loext:graphic-properties draw:fill="solid" draw:fill-color="#ffffff"/>
      <style:paragraph-properties fo:text-align="start" style:writing-mode="lr-tb" style:font-independent-line-spacing="true"/>
      <style:text-properties fo:font-size="11pt"/>
    </style:style>
    <style:style style:name="P27" style:family="paragraph">
      <style:paragraph-properties fo:margin-left="0cm" fo:margin-right="0cm" fo:text-indent="0cm"/>
    </style:style>
    <style:style style:name="P28" style:family="paragraph">
      <style:paragraph-properties fo:margin-top="0cm" fo:margin-bottom="0cm" fo:line-height="100%" fo:text-align="center" style:punctuation-wrap="simple" style:writing-mode="lr-tb"/>
      <style:text-properties fo:font-size="24pt"/>
    </style:style>
    <style:style style:name="P29" style:family="paragraph">
      <loext:graphic-properties draw:fill="solid" draw:fill-color="#f7f5cd"/>
      <style:paragraph-properties fo:text-align="start" style:font-independent-line-spacing="true"/>
      <style:text-properties fo:font-size="24pt"/>
    </style:style>
    <style:style style:name="P30" style:family="paragraph">
      <loext:graphic-properties draw:fill="solid" draw:fill-color="#ffffff"/>
      <style:paragraph-properties fo:text-align="start" style:writing-mode="lr-tb" style:font-independent-line-spacing="true"/>
      <style:text-properties fo:font-size="24pt"/>
    </style:style>
    <style:style style:name="P31" style:family="paragraph">
      <loext:graphic-properties draw:fill="solid" draw:fill-color="#dedff5"/>
      <style:paragraph-properties fo:text-align="start" style:font-independent-line-spacing="true"/>
      <style:text-properties fo:font-size="24pt"/>
    </style:style>
    <style:style style:name="P3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P33" style:family="paragraph">
      <loext:graphic-properties draw:fill="solid" draw:fill-color="#dedff5"/>
      <style:paragraph-properties fo:text-align="start" style:writing-mode="lr-tb" style:font-independent-line-spacing="true"/>
      <style:text-properties fo:font-size="24pt"/>
    </style:style>
    <style:style style:name="P3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35" style:family="paragraph">
      <loext:graphic-properties draw:fill="solid" draw:fill-color="#ffffff"/>
      <style:paragraph-properties fo:text-align="start" style:font-independent-line-spacing="true"/>
      <style:text-properties fo:font-size="24pt"/>
    </style:style>
    <style:style style:name="P36" style:family="paragraph">
      <loext:graphic-properties draw:fill="solid" draw:fill-color="#f6f5bd"/>
      <style:paragraph-properties fo:text-align="start" style:font-independent-line-spacing="true"/>
      <style:text-properties fo:font-size="24pt"/>
    </style:style>
    <style:style style:name="P37" style:family="paragraph">
      <loext:graphic-properties draw:fill="solid" draw:fill-color="#b2e6b2"/>
      <style:paragraph-properties fo:text-align="start" style:writing-mode="lr-tb" style:font-independent-line-spacing="true"/>
      <style:text-properties fo:font-size="24pt"/>
    </style:style>
    <style:style style:name="P38" style:family="paragraph">
      <loext:graphic-properties draw:fill-color="#ffffff"/>
      <style:paragraph-properties style:writing-mode="lr-tb"/>
    </style:style>
    <style:style style:name="P39" style:family="paragraph">
      <loext:graphic-properties draw:fill="solid" draw:fill-color="#e2e2e2"/>
      <style:paragraph-properties fo:text-align="start" style:writing-mode="lr-tb" style:font-independent-line-spacing="true"/>
      <style:text-properties fo:font-size="24pt"/>
    </style:style>
    <style:style style:name="P40" style:family="paragraph">
      <loext:graphic-properties draw:fill="solid" draw:fill-color="#e0e0e0"/>
      <style:paragraph-properties fo:text-align="start" style:font-independent-line-spacing="true"/>
      <style:text-properties fo:font-size="24pt"/>
    </style:style>
    <style:style style:name="P41" style:family="paragraph">
      <style:paragraph-properties fo:margin-top="0.423cm" fo:margin-bottom="0cm" fo:line-height="95%" fo:text-align="start" style:punctuation-wrap="hanging" style:writing-mode="lr-tb"/>
      <style:text-properties fo:font-size="24pt"/>
    </style:style>
    <style:style style:name="P42"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43"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style>
    <style:style style:name="P44" style:family="paragraph">
      <style:paragraph-properties fo:margin-left="0cm" fo:margin-right="0cm" fo:margin-top="0.169cm" fo:margin-bottom="0cm" fo:line-height="100%"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45" style:family="paragraph">
      <style:paragraph-properties fo:margin-left="0cm" fo:margin-right="0cm" fo:margin-top="0.141cm" fo:margin-bottom="0cm" fo:line-height="100%"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4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47" style:family="paragraph">
      <loext:graphic-properties draw:fill="solid" draw:fill-color="#ff9999"/>
      <style:paragraph-properties fo:text-align="start" style:font-independent-line-spacing="true"/>
      <style:text-properties fo:font-size="24pt"/>
    </style:style>
    <style:style style:name="P48" style:family="paragraph">
      <style:paragraph-properties fo:margin-top="0cm" fo:margin-bottom="0cm" fo:line-height="100%" fo:text-align="start" style:punctuation-wrap="simple" style:writing-mode="lr-tb">
        <style:tab-stops>
          <style:tab-stop style:position="1.27cm"/>
        </style:tab-stops>
      </style:paragraph-properties>
      <style:text-properties fo:font-size="24pt"/>
    </style:style>
    <style:style style:name="P49" style:family="paragraph">
      <loext:graphic-properties draw:fill="solid" draw:fill-color="#f7f5cd"/>
      <style:paragraph-properties fo:text-align="start" style:writing-mode="lr-tb" style:font-independent-line-spacing="true"/>
      <style:text-properties fo:font-size="24pt"/>
    </style:style>
    <style:style style:name="P50" style:family="paragraph">
      <loext:graphic-properties draw:fill="gradient" draw:fill-gradient-name="Gradient_20_2" draw:opacity-name="msTransGradient_20_1"/>
      <style:paragraph-properties fo:text-align="start" style:font-independent-line-spacing="true"/>
      <style:text-properties fo:font-size="24pt"/>
    </style:style>
    <style:style style:name="P51" style:family="paragraph">
      <loext:graphic-properties draw:fill="solid" draw:fill-color="#bfbfbf"/>
      <style:paragraph-properties fo:text-align="start" style:font-independent-line-spacing="true"/>
      <style:text-properties fo:font-size="24pt"/>
    </style:style>
    <style:style style:name="P52" style:family="paragraph">
      <loext:graphic-properties draw:fill="solid" draw:fill-color="#d6d6f5"/>
      <style:paragraph-properties fo:text-align="start" style:font-independent-line-spacing="true"/>
      <style:text-properties fo:font-size="24pt"/>
    </style:style>
    <style:style style:name="P5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4pt" fo:hyphenate="false"/>
    </style:style>
    <style:style style:name="P54" style:family="paragraph">
      <style:paragraph-properties fo:margin-top="0cm" fo:margin-bottom="0cm" fo:line-height="98%" fo:text-align="start"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55" style:family="paragraph">
      <loext:graphic-properties draw:fill="solid" draw:fill-color="#ff9999"/>
      <style:paragraph-properties fo:text-align="start" style:writing-mode="lr-tb" style:font-independent-line-spacing="true"/>
      <style:text-properties fo:font-size="24pt"/>
    </style:style>
    <style:style style:name="P56" style:family="paragraph">
      <loext:graphic-properties draw:fill="solid" draw:fill-color="#a9e39d"/>
      <style:paragraph-properties fo:text-align="start" style:writing-mode="lr-tb" style:font-independent-line-spacing="true"/>
      <style:text-properties fo:font-size="24pt"/>
    </style:style>
    <style:style style:name="P57" style:family="paragraph">
      <style:paragraph-properties fo:margin-left="0cm" fo:margin-right="0cm" fo:margin-top="0cm" fo:margin-bottom="0cm" fo:line-height="98%"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5"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b3b3b3"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5" style:family="text">
      <style:text-properties fo:font-variant="normal" fo:text-transform="none" fo:color="#ff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ourier New3"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ourier New3"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rial Narrow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Courier New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c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ourier New1" fo:font-size="12pt" fo:letter-spacing="normal"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ff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ff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 Narro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Arial Narrow3"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28" style:family="text">
      <style:text-properties fo:font-variant="normal" fo:text-transform="none" fo:color="#000000" loext:opacity="100%" style:text-line-through-style="none" style:text-line-through-type="none" style:text-position="0% 100%" style:font-name="Arial Narrow3"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fo:font-variant="normal" fo:text-transform="none" fo:color="#ff0000" loext:opacity="100%" style:text-line-through-style="none" style:text-line-through-type="none" style:text-position="0% 100%" style:font-name="Arial Narro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ime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Arial Narrow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Arial Narro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Arial Narrow3"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9"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Arial Narrow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Arial Narrow3"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42" style:family="text">
      <style:text-properties fo:font-variant="normal" fo:text-transform="none" fo:color="#ff0000" loext:opacity="100%" style:text-line-through-style="none" style:text-line-through-type="none" style:text-position="0% 100%" style:font-name="Arial Narrow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3" style:family="text">
      <style:text-properties fo:font-variant="normal" fo:text-transform="none" fo:color="#bfbfbf"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4" style:family="text">
      <style:text-properties fo:font-variant="normal" fo:text-transform="none" fo:color="#c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0" style:family="text">
      <style:text-properties fo:font-variant="normal" fo:text-transform="none" fo:color="#ff0000"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54" style:family="text">
      <style:text-properties fo:font-variant="normal" fo:text-transform="none" fo:color="#ff0000" loext:opacity="1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55" style:family="text">
      <style:text-properties fo:font-variant="normal" fo:text-transform="none" fo:color="#22228b" loext:opacity="1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56"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57"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58" style:family="text">
      <style:text-properties fo:font-variant="normal" fo:text-transform="none" fo:color="#000000" loext:opacity="100%" style:text-line-through-style="none" style:text-line-through-type="none" style:text-position="0% 100%" style:font-name="Calibri1"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1" style:family="text">
      <style:text-properties fo:font-variant="normal" fo:text-transform="none" fo:color="#c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62" style:family="text">
      <style:text-properties fo:font-variant="normal" fo:text-transform="none" fo:color="#c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3" style:family="text">
      <style:text-properties fo:font-variant="normal" fo:text-transform="none" fo:color="#ff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Calibri1" fo:font-size="22pt" fo:letter-spacing="normal" fo:font-style="italic" style:text-underline-style="none" fo:font-weight="bold" style:font-size-asian="22pt" style:font-style-asian="italic" style:font-weight-asian="bold" style:font-size-complex="2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ff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321cm"/>
        <style:text-properties fo:font-family="Arial" style:font-family-generic="swiss" style:font-pitch="variable"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567cm" svg:x="1.905cm" svg:y="4.533cm" presentation:class="title" presentation:user-transformed="true">
          <draw:text-box>
            <text:p text:style-name="P1"><text:span text:style-name="T1">Introduction to performance and the memory hierarchy</text:span><text:span text:style-name="T1"><text:line-break/></text:span><text:span text:style-name="T1"><text:line-break/></text:span><text:span text:style-name="T2">Computer Systems</text:span></text:p>
          </draw:text-box>
        </draw:frame>
        <draw:frame draw:name="Subtitle 2" presentation:style-name="pr2" draw:text-style-name="P5" draw:layer="layout" svg:width="21.329cm" svg:height="4.867cm" svg:x="1.905cm" svg:y="10.795cm" presentation:class="subtitle" presentation:user-transformed="true">
          <draw:text-box>
            <text:p text:style-name="P3"><text:span text:style-name="T3">Michael Kirkedal Thomsen</text:span></text:p>
            <text:p text:style-name="P3"><text:span text:style-name="T3">Finn Schiermer Andersen</text:span></text:p>
            <text:p text:style-name="P3"><text:span text:style-name="T3">Troels Henriksen</text:span></text:p>
            <text:p text:style-name="P3"><text:span text:style-name="T3"/></text:p>
            <text:p text:style-name="P3"><text:span text:style-name="T2"><text:s/></text:span></text:p>
            <text:p text:style-name="P4"><text:span text:style-name="T4">Based on slides by Randal E. Bryant and David R. O’Hallaron</text:span></text:p>
          </draw:text-box>
        </draw:frame>
        <presentation:notes draw:style-name="dp2">
          <draw:page-thumbnail draw:name="Slide Image Placeholder 1" draw:style-name="gr1" draw:layer="layout" svg:width="13.546cm" svg:height="10.159cm" svg:x="3.387cm" svg:y="1.905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5"><text:page-number>&lt;number&gt;</text:page-number></text:span></text:p>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10"><text:span text:style-name="T6">Performance</text:span></text:p>
              </text:list-item>
              <text:list-item>
                <text:p text:style-name="P10"><text:span text:style-name="T7">Storage technologies and trends</text:span></text:p>
              </text:list-item>
              <text:list-item>
                <text:p text:style-name="P10"><text:span text:style-name="T7">Locality of reference</text:span></text:p>
              </text:list-item>
              <text:list-item>
                <text:p text:style-name="P10"><text:span text:style-name="T7">Caching in the memory hierarchy</text:span></text:p>
              </text:list-item>
            </text:list>
          </draw:text-box>
        </draw:frame>
        <draw:custom-shape draw:name="TextBox 3" draw:style-name="gr2" draw:text-style-name="P12" draw:layer="layout" svg:width="0.512cm" svg:height="1.025cm" svg:x="7.921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68cm" svg:height="10.476cm" svg:x="3.81cm" svg:y="2.123cm" draw:page-number="2"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Optimizing Compilers" draw:style-name="dp1" draw:master-page-name="Title_20_Slide" presentation:presentation-page-layout-name="AL2T11">
        <office:forms form:automatic-focus="false" form:apply-design-mode="false"/>
        <draw:frame draw:name="Rectangle 2" presentation:style-name="pr1" draw:text-style-name="P2" draw:layer="layout" svg:width="18.224cm" svg:height="1.591cm" svg:x="1.27cm" svg:y="0.847cm" presentation:class="title" presentation:user-transformed="true">
          <draw:text-box>
            <text:p text:style-name="P9"><text:span text:style-name="T1">Optimizing Compilers</text:span></text:p>
          </draw:text-box>
        </draw:frame>
        <draw:frame draw:name="Rectangle 3" presentation:style-name="pr7" draw:text-style-name="P11" draw:layer="layout" svg:width="24.129cm" svg:height="14.604cm" svg:x="0.847cm" svg:y="3.81cm" presentation:class="outline" presentation:user-transformed="true">
          <draw:text-box>
            <text:list text:style-name="L3">
              <text:list-item>
                <text:p text:style-name="P14"><text:span text:style-name="T9">Provide efficient mapping of program to machine</text:span></text:p>
              </text:list-item>
            </text:list>
            <text:list text:style-name="L4">
              <text:list-item>
                <text:list>
                  <text:list-item>
                    <text:p text:style-name="P15"><text:span text:style-name="T10">register allocation</text:span></text:p>
                  </text:list-item>
                  <text:list-item>
                    <text:p text:style-name="P15"><text:span text:style-name="T10">code selection and ordering (scheduling)</text:span></text:p>
                  </text:list-item>
                  <text:list-item>
                    <text:p text:style-name="P15"><text:span text:style-name="T10">dead code elimination</text:span></text:p>
                  </text:list-item>
                  <text:list-item>
                    <text:p text:style-name="P15"><text:span text:style-name="T10">eliminating minor inefficiencies</text:span></text:p>
                  </text:list-item>
                </text:list>
              </text:list-item>
              <text:list-item>
                <text:p text:style-name="P14"><text:span text:style-name="T9">Don’t (usually) improve asymptotic efficiency</text:span></text:p>
                <text:list>
                  <text:list-item>
                    <text:p text:style-name="P15"><text:span text:style-name="T10">up to programmer to select best overall algorithm</text:span></text:p>
                  </text:list-item>
                  <text:list-item>
                    <text:p text:style-name="P15"><text:span text:style-name="T10">big-O savings are (often) more important than constant factors</text:span></text:p>
                  </text:list-item>
                </text:list>
              </text:list-item>
            </text:list>
            <text:list text:style-name="L5">
              <text:list-item>
                <text:list>
                  <text:list-item>
                    <text:list>
                      <text:list-item>
                        <text:p text:style-name="P15"><text:span text:style-name="T10">but constant factors also matter</text:span></text:p>
                      </text:list-item>
                    </text:list>
                  </text:list-item>
                </text:list>
              </text:list-item>
              <text:list-item>
                <text:p text:style-name="P14"><text:span text:style-name="T9">Have difficulty overcoming “optimization blockers”</text:span></text:p>
                <text:list>
                  <text:list-item>
                    <text:p text:style-name="P15"><text:span text:style-name="T10">potential memory aliasing</text:span></text:p>
                  </text:list-item>
                  <text:list-item>
                    <text:p text:style-name="P15"><text:span text:style-name="T10">potential procedure side-effects</text:span></text:p>
                  </text:list-item>
                </text:list>
              </text:list-item>
            </text:list>
          </draw:text-box>
        </draw:frame>
        <presentation:notes draw:style-name="dp2">
          <draw:page-thumbnail draw:name="Rectangle 2" draw:style-name="gr1" draw:layer="layout" svg:width="13.968cm" svg:height="10.476cm" svg:x="3.81cm" svg:y="2.123cm" draw:page-number="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imitations of Optimizing Compilers" draw:style-name="dp1" draw:master-page-name="Title_20_Slide" presentation:presentation-page-layout-name="AL2T11">
        <office:forms form:automatic-focus="false" form:apply-design-mode="false"/>
        <draw:frame draw:name="Rectangle 2" presentation:style-name="pr1" draw:text-style-name="P2" draw:layer="layout" svg:width="23.706cm" svg:height="1.591cm" svg:x="1.058cm" svg:y="0.847cm" presentation:class="title" presentation:user-transformed="true">
          <draw:text-box>
            <text:p text:style-name="P9"><text:span text:style-name="T11">Limitations of Optimizing Compilers</text:span></text:p>
          </draw:text-box>
        </draw:frame>
        <draw:frame draw:name="Rectangle 3" presentation:style-name="pr7" draw:text-style-name="P11" draw:layer="layout" svg:width="23.075cm" svg:height="14.498cm" svg:x="0.807cm" svg:y="2.963cm" presentation:class="outline" presentation:user-transformed="true">
          <draw:text-box>
            <text:list text:style-name="L3">
              <text:list-item>
                <text:p text:style-name="P15"><text:span text:style-name="T12">Operate under fundamental constraint</text:span></text:p>
              </text:list-item>
            </text:list>
            <text:list text:style-name="L4">
              <text:list-item>
                <text:list>
                  <text:list-item>
                    <text:p text:style-name="P16"><text:span text:style-name="T13">Must not cause any change in program behavior</text:span></text:p>
                  </text:list-item>
                </text:list>
              </text:list-item>
            </text:list>
            <text:list text:style-name="L5">
              <text:list-item>
                <text:list>
                  <text:list-item>
                    <text:list>
                      <text:list-item>
                        <text:p text:style-name="P16"><text:span text:style-name="T13">Except, possibly when program making use of nonstandard language features</text:span></text:p>
                      </text:list-item>
                    </text:list>
                  </text:list-item>
                  <text:list-item>
                    <text:p text:style-name="P16"><text:span text:style-name="T13">Often prevents it from making optimizations that would only affect behavior under pathological conditions.</text:span></text:p>
                  </text:list-item>
                </text:list>
              </text:list-item>
              <text:list-item>
                <text:p text:style-name="P15"><text:span text:style-name="T12">Behavior that may be obvious to the programmer can <text:s/>be obfuscated by languages and coding styles</text:span></text:p>
                <text:list>
                  <text:list-item>
                    <text:p text:style-name="P16"><text:span text:style-name="T13">e.g., Data ranges may be more limited than variable types suggest</text:span></text:p>
                  </text:list-item>
                </text:list>
              </text:list-item>
              <text:list-item>
                <text:p text:style-name="P15"><text:span text:style-name="T12">Most analysis is performed only within procedures</text:span></text:p>
                <text:list>
                  <text:list-item>
                    <text:p text:style-name="P16"><text:span text:style-name="T13">Whole-program analysis is too expensive in most cases</text:span></text:p>
                  </text:list-item>
                  <text:list-item>
                    <text:p text:style-name="P16"><text:span text:style-name="T13">Newer versions of GCC do interprocedural analysis within individual files</text:span></text:p>
                    <text:list>
                      <text:list-item>
                        <text:p text:style-name="P16"><text:span text:style-name="T13">But, not between code in different files</text:span></text:p>
                      </text:list-item>
                    </text:list>
                  </text:list-item>
                </text:list>
              </text:list-item>
              <text:list-item>
                <text:p text:style-name="P15"><text:span text:style-name="T12">Most analysis is based only on </text:span><text:span text:style-name="T14">static</text:span><text:span text:style-name="T12"> information</text:span></text:p>
                <text:list>
                  <text:list-item>
                    <text:p text:style-name="P16"><text:span text:style-name="T13">Compiler has difficulty anticipating run-time inputs</text:span></text:p>
                  </text:list-item>
                </text:list>
              </text:list-item>
              <text:list-item>
                <text:p text:style-name="P15"><text:span text:style-name="T15">When in doubt, the compiler must be conservative</text:span></text:p>
              </text:list-item>
            </text:list>
          </draw:text-box>
        </draw:frame>
        <presentation:notes draw:style-name="dp2">
          <draw:page-thumbnail draw:name="Rectangle 2" draw:style-name="gr1" draw:layer="layout" svg:width="13.968cm" svg:height="10.476cm" svg:x="3.81cm" svg:y="2.123cm" draw:page-number="4"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Matters"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Memory Matters</text:span></text:p>
          </draw:text-box>
        </draw:frame>
        <draw:frame draw:name="Rectangle 9" presentation:style-name="pr8" draw:text-style-name="P11" draw:layer="layout" svg:width="23.075cm" svg:height="2.239cm" svg:x="0.807cm" svg:y="15.663cm" presentation:class="outline" presentation:user-transformed="true">
          <draw:text-box>
            <text:list text:style-name="L6">
              <text:list-item>
                <text:list>
                  <text:list-item>
                    <text:p text:style-name="P15"><text:span text:style-name="T2">Code updates </text:span><text:span text:style-name="T16">b[i]</text:span><text:span text:style-name="T2"> on every iteration</text:span></text:p>
                  </text:list-item>
                  <text:list-item>
                    <text:p text:style-name="P15"><text:span text:style-name="T2">Why couldn’t compiler optimize this away?</text:span></text:p>
                  </text:list-item>
                </text:list>
              </text:list-item>
            </text:list>
          </draw:text-box>
        </draw:frame>
        <draw:line draw:name="Line 4" draw:style-name="gr3" draw:text-style-name="P12" draw:layer="layout" svg:x1="6.35cm" svg:y1="7.62cm" svg:x2="8.043cm" svg:y2="8.89cm">
          <text:p/>
        </draw:line>
        <draw:custom-shape draw:name="Rectangle 7" draw:style-name="gr4" draw:text-style-name="P18" draw:layer="layout" svg:width="14.136cm" svg:height="6.165cm" svg:x="1.539cm" svg:y="3.175cm">
          <text:p text:style-name="P17"><text:span text:style-name="T17">/* Sum rows is of n X n matrix a</text:span></text:p>
          <text:p text:style-name="P17"><text:span text:style-name="T17"><text:s text:c="3"/></text:span><text:span text:style-name="T17">and store in vector b <text:s/>*/</text:span></text:p>
          <text:p text:style-name="P17"><text:span text:style-name="T17">void sum_rows1(double *a, double *b, long n) {</text:span></text:p>
          <text:p text:style-name="P17"><text:span text:style-name="T17"><text:s text:c="4"/></text:span><text:span text:style-name="T17">long i, j;</text:span></text:p>
          <text:p text:style-name="P17"><text:span text:style-name="T17"><text:s text:c="4"/></text:span><text:span text:style-name="T17">for (i = 0; i &lt; n; i++) {</text:span></text:p>
          <text:p text:style-name="P17"><text:span text:style-name="T17"><text:tab/></text:span><text:span text:style-name="T17"><text:tab/></text:span><text:span text:style-name="T17">b[i] = 0;</text:span></text:p>
          <text:p text:style-name="P17"><text:span text:style-name="T17"><text:tab/></text:span><text:span text:style-name="T17"><text:tab/></text:span><text:span text:style-name="T17">for (j = 0; j &lt; n; j++)</text:span></text:p>
          <text:p text:style-name="P17"><text:span text:style-name="T17"><text:tab/></text:span><text:span text:style-name="T17"><text:tab/></text:span><text:span text:style-name="T17"> <text:s text:c="3"/></text:span><text:span text:style-name="T17">b[i] += a[i*n + j];</text:span></text:p>
          <text:p text:style-name="P17"><text:span text:style-name="T17"><text:s text:c="4"/></text:span><text:span text:style-name="T17">}</text:span></text:p>
          <text:p text:style-name="P17"><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_0" draw:style-name="gr5" draw:text-style-name="P19" draw:layer="layout" svg:width="14.898cm" svg:height="4.983cm" svg:x="5.58cm" svg:y="10.16cm">
          <text:p text:style-name="P17"><text:span text:style-name="T18"># sum_rows1 inner loop</text:span></text:p>
          <text:p text:style-name="P17"><text:span text:style-name="T18">.L4:</text:span></text:p>
          <text:p text:style-name="P17"><text:span text:style-name="T18"><text:s text:c="8"/></text:span><text:span text:style-name="T18">movsd <text:s text:c="2"/>(%rsi,%rax,8), %xmm0</text:span><text:span text:style-name="T18"><text:tab/></text:span><text:span text:style-name="T18"># FP load</text:span></text:p>
          <text:p text:style-name="P17"><text:span text:style-name="T18"><text:s text:c="8"/></text:span><text:span text:style-name="T18">addsd <text:s text:c="2"/>(%rdi), %xmm0</text:span><text:span text:style-name="T18"><text:tab/></text:span><text:span text:style-name="T18"><text:tab/></text:span><text:span text:style-name="T18"><text:tab/></text:span><text:span text:style-name="T18"># FP add</text:span></text:p>
          <text:p text:style-name="P17"><text:span text:style-name="T18"><text:s text:c="8"/></text:span><text:span text:style-name="T18">movsd <text:s text:c="2"/>%xmm0, (%rsi,%rax,8)</text:span><text:span text:style-name="T18"><text:tab/></text:span><text:span text:style-name="T18"># FP store</text:span></text:p>
          <text:p text:style-name="P17"><text:span text:style-name="T18"><text:s text:c="8"/></text:span><text:span text:style-name="T18">addq <text:s text:c="3"/>$8, %rdi</text:span></text:p>
          <text:p text:style-name="P17"><text:span text:style-name="T18"><text:s text:c="8"/></text:span><text:span text:style-name="T18">cmpq <text:s text:c="3"/>%rcx, %rdi</text:span></text:p>
          <text:p text:style-name="P17"><text:span text:style-name="T18"><text:s text:c="8"/></text:span><text:span text:style-name="T18">jne <text:s text:c="4"/>.L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5"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Aliasing"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Memory Aliasing</text:span></text:p>
          </draw:text-box>
        </draw:frame>
        <draw:frame draw:name="Rectangle 3" presentation:style-name="pr8" draw:text-style-name="P11" draw:layer="layout" svg:width="23.075cm" svg:height="2.239cm" svg:x="0.807cm" svg:y="15.663cm" presentation:class="outline" presentation:user-transformed="true">
          <draw:text-box>
            <text:list text:style-name="L6">
              <text:list-item>
                <text:list>
                  <text:list-item>
                    <text:p text:style-name="P15"><text:span text:style-name="T2">Code updates </text:span><text:span text:style-name="T16">b[i]</text:span><text:span text:style-name="T2"> on every iteration</text:span></text:p>
                  </text:list-item>
                  <text:list-item>
                    <text:p text:style-name="P15"><text:span text:style-name="T2">Must consider possibility that these updates will affect program behavior</text:span></text:p>
                  </text:list-item>
                </text:list>
              </text:list-item>
            </text:list>
          </draw:text-box>
        </draw:frame>
        <draw:line draw:name="Line 5" draw:style-name="gr3" draw:text-style-name="P12" draw:layer="layout" svg:x1="6.35cm" svg:y1="7.62cm" svg:x2="8.043cm" svg:y2="8.89cm">
          <text:p/>
        </draw:line>
        <draw:custom-shape draw:name="Rectangle 6" draw:style-name="gr4" draw:text-style-name="P18" draw:layer="layout" svg:width="14.136cm" svg:height="6.167cm" svg:x="1.539cm" svg:y="3.175cm">
          <text:p text:style-name="P17"><text:span text:style-name="T17">/* Sum rows is of n X n matrix a</text:span></text:p>
          <text:p text:style-name="P17"><text:span text:style-name="T17"><text:s text:c="3"/></text:span><text:span text:style-name="T17">and store in vector b <text:s/>*/</text:span></text:p>
          <text:p text:style-name="P17"><text:span text:style-name="T17">void sum_rows1(double *a, double *b, long n) {</text:span></text:p>
          <text:p text:style-name="P17"><text:span text:style-name="T17"><text:s text:c="4"/></text:span><text:span text:style-name="T17">long i, j;</text:span></text:p>
          <text:p text:style-name="P17"><text:span text:style-name="T17"><text:s text:c="4"/></text:span><text:span text:style-name="T17">for (i = 0; i &lt; n; i++) {</text:span></text:p>
          <text:p text:style-name="P17"><text:span text:style-name="T17"><text:tab/></text:span><text:span text:style-name="T17"><text:tab/></text:span><text:span text:style-name="T17">b[i] = 0;</text:span></text:p>
          <text:p text:style-name="P17"><text:span text:style-name="T17"><text:tab/></text:span><text:span text:style-name="T17"><text:tab/></text:span><text:span text:style-name="T17">for (j = 0; j &lt; n; j++)</text:span></text:p>
          <text:p text:style-name="P17"><text:span text:style-name="T17"><text:tab/></text:span><text:span text:style-name="T17"><text:tab/></text:span><text:span text:style-name="T17"> <text:s text:c="3"/></text:span><text:span text:style-name="T17">b[i] += a[i*n + j];</text:span></text:p>
          <text:p text:style-name="P17"><text:span text:style-name="T17"><text:s text:c="4"/></text:span><text:span text:style-name="T17">}</text:span></text:p>
          <text:p text:style-name="P17"><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 draw:text-style-name="P20" draw:layer="layout" svg:width="6.42cm" svg:height="4.983cm" svg:x="1.482cm" svg:y="10.372cm">
          <text:p text:style-name="P17"><text:span text:style-name="T17">double A[9] = </text:span></text:p>
          <text:p text:style-name="P17"><text:span text:style-name="T17"><text:s text:c="2"/></text:span><text:span text:style-name="T17">{ 0, <text:s text:c="2"/>1, <text:s text:c="2"/>2,</text:span></text:p>
          <text:p text:style-name="P17"><text:span text:style-name="T17"><text:s text:c="4"/></text:span><text:span text:style-name="T17">4, <text:s text:c="2"/>8, <text:s/>16},</text:span></text:p>
          <text:p text:style-name="P17"><text:span text:style-name="T17"><text:s text:c="3"/></text:span><text:span text:style-name="T17">32, <text:s/>64, 128};</text:span></text:p>
          <text:p text:style-name="P17"><text:span text:style-name="T17"/></text:p>
          <text:p text:style-name="P17"><text:span text:style-name="T17">double B[3] = A+3;</text:span></text:p>
          <text:p text:style-name="P17"><text:span text:style-name="T17"/></text:p>
          <text:p text:style-name="P17"><text:span text:style-name="T17">sum_rows1(A, B,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 draw:text-style-name="P21" xml:id="id1" draw:id="id1" draw:layer="layout" svg:width="6.42cm" svg:height="0.839cm" svg:x="16.439cm" svg:y="11.853cm">
          <text:p text:style-name="P17"><text:span text:style-name="T17">i = 0: [3, 8,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 draw:text-style-name="P21" draw:layer="layout" svg:width="6.42cm" svg:height="0.839cm" svg:x="16.439cm" svg:y="10.583cm">
          <text:p text:style-name="P17"><text:span text:style-name="T17">init: <text:s/>[4, 8,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21" xml:id="id2" draw:id="id2" draw:layer="layout" svg:width="6.42cm" svg:height="0.839cm" svg:x="16.439cm" svg:y="13.123cm">
          <text:p text:style-name="P17"><text:span text:style-name="T17">i = 1: [3, 22,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7" draw:text-style-name="P21" xml:id="id3" draw:id="id3" draw:layer="layout" svg:width="6.42cm" svg:height="0.839cm" svg:x="16.439cm" svg:y="14.455cm">
          <text:p text:style-name="P17"><text:span text:style-name="T17">i = 2: [3, 22, 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8" draw:text-style-name="P11" draw:layer="layout" svg:width="3.856cm" svg:height="1.265cm" svg:x="15.905cm" svg:y="9.313cm">
          <text:p text:style-name="P17"><text:span text:style-name="T19">Value of </text:span><text:span text:style-name="T20">B</text:span><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Rectangle 2" draw:style-name="gr1" draw:layer="layout" svg:width="13.968cm" svg:height="10.476cm" svg:x="3.81cm" svg:y="2.123cm" draw:page-number="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Removing Aliasing"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Removing Aliasing</text:span></text:p>
          </draw:text-box>
        </draw:frame>
        <draw:frame draw:name="Rectangle 3" presentation:style-name="pr8" draw:text-style-name="P11" draw:layer="layout" svg:width="23.075cm" svg:height="2.239cm" svg:x="0.807cm" svg:y="15.663cm" presentation:class="outline" presentation:user-transformed="true">
          <draw:text-box>
            <text:list text:style-name="L6">
              <text:list-item>
                <text:list>
                  <text:list-item>
                    <text:p text:style-name="P15"><text:span text:style-name="T2">No need to store intermediate results</text:span></text:p>
                  </text:list-item>
                </text:list>
              </text:list-item>
            </text:list>
          </draw:text-box>
        </draw:frame>
        <draw:custom-shape draw:name="Rectangle 4" draw:style-name="gr9" draw:text-style-name="P22" draw:layer="layout" svg:width="15.662cm" svg:height="3.799cm" svg:x="1.693cm" svg:y="10.583cm">
          <text:p text:style-name="P17"><text:span text:style-name="T17"># sum_rows2 inner loop</text:span></text:p>
          <text:p text:style-name="P17"><text:span text:style-name="T17">.L10:</text:span></text:p>
          <text:p text:style-name="P17"><text:span text:style-name="T17"><text:s text:c="8"/></text:span><text:span text:style-name="T17">addsd <text:s text:c="2"/>(%rdi), %xmm0</text:span><text:span text:style-name="T17"><text:tab/></text:span><text:span text:style-name="T17"># FP load + add</text:span></text:p>
          <text:p text:style-name="P17"><text:span text:style-name="T17"><text:s text:c="8"/></text:span><text:span text:style-name="T17">addq <text:s text:c="3"/>$8, %rdi</text:span></text:p>
          <text:p text:style-name="P17"><text:span text:style-name="T17"><text:s text:c="8"/></text:span><text:span text:style-name="T17">cmpq <text:s text:c="3"/>%rax, %rdi</text:span></text:p>
          <text:p text:style-name="P17"><text:span text:style-name="T17"><text:s text:c="8"/></text:span><text:span text:style-name="T17">jne <text:s text:c="4"/>.L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3" draw:text-style-name="P12" draw:layer="layout" svg:x1="6.35cm" svg:y1="7.62cm" svg:x2="8.043cm" svg:y2="8.89cm">
          <text:p/>
        </draw:line>
        <draw:custom-shape draw:name="Rectangle 6" draw:style-name="gr4" draw:text-style-name="P18" draw:layer="layout" svg:width="14.136cm" svg:height="6.759cm" svg:x="1.539cm" svg:y="3.175cm">
          <text:p text:style-name="P17"><text:span text:style-name="T17">/* Sum rows is of n X n matrix a</text:span></text:p>
          <text:p text:style-name="P17"><text:span text:style-name="T17"><text:s text:c="3"/></text:span><text:span text:style-name="T17">and store in vector b <text:s/>*/</text:span></text:p>
          <text:p text:style-name="P17"><text:span text:style-name="T17">void sum_rows2(double *a, double *b, long n) {</text:span></text:p>
          <text:p text:style-name="P17"><text:span text:style-name="T17"><text:s text:c="4"/></text:span><text:span text:style-name="T17">long i, j;</text:span></text:p>
          <text:p text:style-name="P17"><text:span text:style-name="T17"><text:s text:c="4"/></text:span><text:span text:style-name="T17">for (i = 0; i &lt; n; i++) {</text:span></text:p>
          <text:p text:style-name="P17"><text:span text:style-name="T17"><text:s text:c="8"/></text:span><text:span text:style-name="T17">double val = 0;</text:span></text:p>
          <text:p text:style-name="P17"><text:span text:style-name="T17"><text:s text:c="8"/></text:span><text:span text:style-name="T17">for (j = 0; j &lt; n; j++)</text:span></text:p>
          <text:p text:style-name="P17"><text:span text:style-name="T17"><text:tab/></text:span><text:span text:style-name="T17"> <text:s text:c="7"/></text:span><text:span text:style-name="T17">val += a[i*n + j];</text:span></text:p>
          <text:p text:style-name="P17"><text:span text:style-name="T17"><text:s text:c="8"/></text:span><text:span text:style-name="T17">b[i] = val;</text:span></text:p>
          <text:p text:style-name="P17"><text:span text:style-name="T17"><text:s text:c="4"/></text:span><text:span text:style-name="T17">}</text:span></text:p>
          <text:p text:style-name="P17"><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Cycles Per Element (CPE)" draw:style-name="dp1" draw:master-page-name="Title_20_Slide" presentation:presentation-page-layout-name="AL2T11">
        <office:forms form:automatic-focus="false" form:apply-design-mode="false"/>
        <draw:frame draw:name="Rectangle 2" presentation:style-name="pr1" draw:text-style-name="P2" draw:layer="layout" svg:width="22.612cm" svg:height="1.591cm" svg:x="1.27cm" svg:y="1.058cm" presentation:class="title" presentation:user-transformed="true">
          <draw:text-box>
            <text:p text:style-name="P9"><text:span text:style-name="T1">Cycles Per Element (CPE)</text:span></text:p>
          </draw:text-box>
        </draw:frame>
        <draw:frame draw:name="Rectangle 3" presentation:style-name="pr8" draw:text-style-name="P11" draw:layer="layout" svg:width="23.075cm" svg:height="4.21cm" svg:x="0.807cm" svg:y="2.752cm" presentation:class="outline" presentation:user-transformed="true">
          <draw:text-box>
            <text:list text:style-name="L3">
              <text:list-item>
                <text:p text:style-name="P15"><text:span text:style-name="T3">Convenient way to express performance of program that operates on vectors or lists</text:span></text:p>
              </text:list-item>
              <text:list-item>
                <text:p text:style-name="P15"><text:span text:style-name="T3">Length = n</text:span></text:p>
              </text:list-item>
              <text:list-item>
                <text:p text:style-name="P15"><text:span text:style-name="T3">In our case: </text:span><text:span text:style-name="T21">CPE = cycles per OP</text:span></text:p>
              </text:list-item>
              <text:list-item>
                <text:p text:style-name="P15"><text:span text:style-name="T3">T = CPE*n + Overhead</text:span></text:p>
              </text:list-item>
            </text:list>
            <text:list text:style-name="L4">
              <text:list-item>
                <text:list>
                  <text:list-item>
                    <text:p text:style-name="P23"><text:span text:style-name="T13">CPE is slope of line</text:span></text:p>
                  </text:list-item>
                </text:list>
              </text:list-item>
            </text:list>
          </draw:text-box>
        </draw:frame>
        <draw:frame draw:name="Chart 6" draw:style-name="gr10" draw:text-style-name="P24" draw:layer="layout" svg:width="15.985cm" svg:height="9.101cm" svg:x="4.868cm" svg:y="9.102cm">
          <draw:object xlink:href="./Object 1" xlink:type="simple" xlink:show="embed" xlink:actuate="onLoad">
            <loext:p/>
          </draw:object>
          <draw:image xlink:href="./ObjectReplacements/Object 1" xlink:type="simple" xlink:show="embed" xlink:actuate="onLoad"/>
        </draw:frame>
        <draw:custom-shape draw:name="Text Box 2" draw:style-name="gr11" draw:text-style-name="P26" draw:layer="layout" svg:width="2.314cm" svg:height="1.089cm" svg:x="11.528cm" svg:y="11.581cm">
          <text:p text:style-name="P25"><text:span text:style-name="T22">psum1</text:span></text:p>
          <text:p text:style-name="P25"><text:span text:style-name="T23">Slope = 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2" draw:text-style-name="P26" draw:layer="layout" svg:width="2.314cm" svg:height="1.077cm" svg:x="12.579cm" svg:y="14.514cm">
          <text:p text:style-name="P25"><text:span text:style-name="T23"><text:s/></text:span><text:span text:style-name="T22">psum2</text:span></text:p>
          <text:p text:style-name="P25"><text:span text:style-name="T23">Slope =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8"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10"><text:span text:style-name="T7">Performance</text:span></text:p>
              </text:list-item>
              <text:list-item>
                <text:p text:style-name="P10"><text:span text:style-name="T6">Storage technologies and trends</text:span></text:p>
              </text:list-item>
              <text:list-item>
                <text:p text:style-name="P10"><text:span text:style-name="T7">Locality of reference</text:span></text:p>
              </text:list-item>
              <text:list-item>
                <text:p text:style-name="P10"><text:span text:style-name="T7">Caching in the memory hierarchy</text:span></text:p>
              </text:list-item>
            </text:list>
          </draw:text-box>
        </draw:frame>
        <draw:custom-shape draw:name="TextBox 3" draw:style-name="gr2" draw:text-style-name="P12" draw:layer="layout" svg:width="0.512cm" svg:height="1.025cm" svg:x="7.921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68cm" svg:height="10.476cm" svg:x="3.81cm" svg:y="2.123cm" draw:page-number="9"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Random-Access Memory (RAM)"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Random-Access Memory (RAM)</text:span></text:p>
          </draw:text-box>
        </draw:frame>
        <draw:frame draw:name="Rectangle 1029" presentation:style-name="pr8" draw:text-style-name="P11" draw:layer="layout" svg:width="23.45cm" svg:height="13.81cm" svg:x="1.102cm" svg:y="3.784cm" presentation:class="outline" presentation:user-transformed="true">
          <draw:text-box>
            <text:list text:style-name="L3">
              <text:list-item>
                <text:p text:style-name="P14"><text:span text:style-name="T6">Key features</text:span></text:p>
              </text:list-item>
            </text:list>
            <text:list text:style-name="L4">
              <text:list-item>
                <text:list>
                  <text:list-item>
                    <text:p text:style-name="P15"><text:span text:style-name="T24">RAM</text:span><text:span text:style-name="T2"> is traditionally packaged as a chip.</text:span></text:p>
                  </text:list-item>
                  <text:list-item>
                    <text:p text:style-name="P15"><text:span text:style-name="T2">Basic storage unit is normally a </text:span><text:span text:style-name="T24">cell</text:span><text:span text:style-name="T2"> (one bit per cell).</text:span></text:p>
                  </text:list-item>
                  <text:list-item>
                    <text:p text:style-name="P15"><text:span text:style-name="T2">Multiple RAM chips form a memory.</text:span></text:p>
                  </text:list-item>
                </text:list>
              </text:list-item>
            </text:list>
            <text:p text:style-name="P14"><text:span text:style-name="T6"/></text:p>
            <text:list text:continue-numbering="true" text:style-name="L4">
              <text:list-item>
                <text:p text:style-name="P14"><text:span text:style-name="T6">RAM comes in two varieties:</text:span></text:p>
                <text:list>
                  <text:list-item>
                    <text:p text:style-name="P15"><text:span text:style-name="T2">SRAM (Static RAM)</text:span></text:p>
                    <text:list>
                      <text:list-item>
                        <text:p text:style-name="P27"><text:span text:style-name="T2">Expensive, fast</text:span></text:p>
                      </text:list-item>
                      <text:list-item>
                        <text:p text:style-name="P27"><text:span text:style-name="T2">Used for cache memory</text:span></text:p>
                      </text:list-item>
                    </text:list>
                  </text:list-item>
                  <text:list-item>
                    <text:p text:style-name="P15"><text:span text:style-name="T2">DRAM (Dynamic RAM)</text:span></text:p>
                    <text:list>
                      <text:list-item>
                        <text:p text:style-name="P27"><text:span text:style-name="T2">Cheaper, slower</text:span></text:p>
                      </text:list-item>
                      <text:list-item>
                        <text:p text:style-name="P27"><text:span text:style-name="T2">Used for dynamic memory (what we usually call “RAM”)</text:span></text:p>
                      </text:list-item>
                    </text:list>
                  </text:list-item>
                </text:list>
              </text:list-item>
            </text:list>
          </draw:text-box>
        </draw:frame>
        <presentation:notes draw:style-name="dp2">
          <draw:page-thumbnail draw:name="Rectangle 2" draw:style-name="gr1" draw:layer="layout" svg:width="13.968cm" svg:height="10.476cm" svg:x="3.81cm" svg:y="2.123cm" draw:page-number="10"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Enhanced DRAMs"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Enhanced DRAMs</text:span></text:p>
          </draw:text-box>
        </draw:frame>
        <draw:frame draw:name="Rectangle 1029" presentation:style-name="pr9" draw:text-style-name="P11" draw:layer="layout" svg:width="23.873cm" svg:height="14.207cm" svg:x="1.102cm" svg:y="3.784cm" presentation:class="outline" presentation:user-transformed="true">
          <draw:text-box>
            <text:list text:style-name="L3">
              <text:list-item>
                <text:p text:style-name="P14"><text:span text:style-name="T6">Basic DRAM cell has not changed since its invention in 1966.</text:span></text:p>
              </text:list-item>
            </text:list>
            <text:list text:style-name="L4">
              <text:list-item>
                <text:list>
                  <text:list-item>
                    <text:p text:style-name="P15"><text:span text:style-name="T2">Commercialized by Intel in 1970. </text:span></text:p>
                  </text:list-item>
                </text:list>
              </text:list-item>
              <text:list-item>
                <text:p text:style-name="P14"><text:span text:style-name="T6">DRAM cores with better interface logic and faster I/O </text:span></text:p>
                <text:list>
                  <text:list-item>
                    <text:p text:style-name="P15"><text:span text:style-name="T2">Synchronous DRAM (</text:span><text:span text:style-name="T24">SDRAM</text:span><text:span text:style-name="T2">)</text:span></text:p>
                  </text:list-item>
                </text:list>
              </text:list-item>
            </text:list>
            <text:list text:style-name="L5">
              <text:list-item>
                <text:list>
                  <text:list-item>
                    <text:list>
                      <text:list-item>
                        <text:p text:style-name="P15"><text:span text:style-name="T2">Uses a conventional clock signal instead of asynchronous control</text:span></text:p>
                      </text:list-item>
                      <text:list-item>
                        <text:p text:style-name="P15"><text:span text:style-name="T2">Allows reuse of the row addresses (e.g., RAS, CAS, CAS, CAS)</text:span></text:p>
                      </text:list-item>
                    </text:list>
                  </text:list-item>
                </text:list>
              </text:list-item>
            </text:list>
            <text:p text:style-name="P27"><text:span text:style-name="T2"/></text:p>
            <text:list text:continue-numbering="true" text:style-name="L5">
              <text:list-item>
                <text:list>
                  <text:list-item>
                    <text:p text:style-name="P15"><text:span text:style-name="T2">Double data-rate synchronous DRAM (</text:span><text:span text:style-name="T24">DDR SDRAM</text:span><text:span text:style-name="T2">)</text:span></text:p>
                    <text:list>
                      <text:list-item>
                        <text:p text:style-name="P15"><text:span text:style-name="T2">Double edge clocking sends two bits per cycle per pin</text:span></text:p>
                      </text:list-item>
                      <text:list-item>
                        <text:p text:style-name="P15"><text:span text:style-name="T2">Different types distinguished by size of small prefetch buffer:</text:span></text:p>
                      </text:list-item>
                    </text:list>
                  </text:list-item>
                </text:list>
              </text:list-item>
            </text:list>
            <text:list text:style-name="L9">
              <text:list-item>
                <text:list>
                  <text:list-item>
                    <text:list>
                      <text:list-item>
                        <text:list>
                          <text:list-item>
                            <text:p text:style-name="P15"><text:span text:style-name="T24">DDR</text:span><text:span text:style-name="T2"> (2 bits), </text:span><text:span text:style-name="T24">DDR2</text:span><text:span text:style-name="T2"> (4 bits), </text:span><text:span text:style-name="T24">DDR3</text:span><text:span text:style-name="T2"> (8 bits)</text:span></text:p>
                          </text:list-item>
                        </text:list>
                      </text:list-item>
                      <text:list-item>
                        <text:p text:style-name="P15"><text:span text:style-name="T2">By 2010, standard for most server and desktop systems</text:span></text:p>
                      </text:list-item>
                      <text:list-item>
                        <text:p text:style-name="P15"><text:span text:style-name="T2">Intel Core i7 supports only DDR3 SDRAM</text:span></text:p>
                      </text:list-item>
                    </text:list>
                  </text:list-item>
                </text:list>
              </text:list-item>
            </text:list>
            <text:p text:style-name="P27"><text:span text:style-name="T2"/></text:p>
            <text:p text:style-name="P27"><text:span text:style-name="T2"/></text:p>
          </draw:text-box>
        </draw:frame>
        <presentation:notes draw:style-name="dp2">
          <draw:page-thumbnail draw:name="Rectangle 2" draw:style-name="gr1" draw:layer="layout" svg:width="13.968cm" svg:height="10.476cm" svg:x="3.81cm" svg:y="2.123cm" draw:page-number="11"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raditional Bus Structure Connecting &#10;CPU and Memory" draw:style-name="dp1" draw:master-page-name="Title_20_Slide" presentation:presentation-page-layout-name="AL2T11">
        <office:forms form:automatic-focus="false" form:apply-design-mode="false"/>
        <draw:frame draw:name="Rectangle 26" presentation:style-name="pr10" draw:text-style-name="P2" draw:layer="layout" svg:width="24.407cm" svg:height="2.116cm" svg:x="0.992cm" svg:y="1.21cm" presentation:class="title" presentation:user-transformed="true">
          <draw:text-box>
            <text:p text:style-name="P9"><text:span text:style-name="T1">Traditional Bus Structure Connecting </text:span><text:span text:style-name="T1"><text:line-break/></text:span><text:span text:style-name="T1">CPU and Memory</text:span></text:p>
          </draw:text-box>
        </draw:frame>
        <draw:frame draw:name="Rectangle 27" presentation:style-name="pr8" draw:text-style-name="P11" draw:layer="layout" svg:width="21.933cm" svg:height="13.81cm" svg:x="1.102cm" svg:y="4.18cm" presentation:class="outline" presentation:user-transformed="true">
          <draw:text-box>
            <text:list text:style-name="L3">
              <text:list-item>
                <text:p text:style-name="P14"><text:span text:style-name="T6">A </text:span><text:span text:style-name="T25">bus</text:span><text:span text:style-name="T6"> is a collection of parallel wires that carry address, data, and control signals.</text:span></text:p>
              </text:list-item>
              <text:list-item>
                <text:p text:style-name="P14"><text:span text:style-name="T6">Buses are typically shared by multiple devices.</text:span></text:p>
              </text:list-item>
            </text:list>
          </draw:text-box>
        </draw:frame>
        <draw:custom-shape draw:name="Rectangle 5" draw:style-name="gr13" draw:text-style-name="P11" draw:layer="layout" svg:width="2.914cm" svg:height="2.927cm" svg:x="21.215cm" svg:y="14.825cm">
          <text:p text:style-name="P28"><text:span text:style-name="T26">Main</text:span></text:p>
          <text:p text:style-name="P28"><text:span text:style-name="T2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4" draw:text-style-name="P29" draw:layer="layout" svg:width="4.779cm" svg:height="1.71cm" svg:x="16.334cm" svg:y="15.311cm">
          <text:p/>
          <draw:enhanced-geometry draw:mirror-horizontal="false" draw:mirror-vertical="false" svg:viewBox="0 0 0 0" draw:text-areas="?f12 ?f8 ?f13 ?f9" draw:type="ooxml-leftRightArrow" draw:modifiers="50000 5587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7" draw:style-name="gr13" draw:text-style-name="P11" draw:layer="layout" svg:width="2.914cm" svg:height="1.851cm" svg:x="13.401cm" svg:y="15.412cm">
          <text:p text:style-name="P28"><text:span text:style-name="T26">I/O </text:span></text:p>
          <text:p text:style-name="P28"><text:span text:style-name="T26">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14" draw:text-style-name="P29" draw:layer="layout" svg:width="4.656cm" svg:height="1.71cm" svg:x="8.731cm" svg:y="15.311cm">
          <text:p/>
          <draw:enhanced-geometry draw:mirror-horizontal="false" draw:mirror-vertical="false" svg:viewBox="0 0 0 0" draw:text-areas="?f12 ?f8 ?f13 ?f9" draw:type="ooxml-leftRightArrow" draw:modifiers="50000 54433"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9" draw:style-name="gr13" draw:text-style-name="P11" draw:layer="layout" svg:width="6.005cm" svg:height="1.851cm" svg:x="2.641cm" svg:y="15.412cm">
          <text:p text:style-name="P28"><text:span text:style-name="T26">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12" draw:layer="layout" svg:width="2.191cm" svg:height="0.488cm" svg:x="5.578cm" svg:y="11.1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2" draw:layer="layout" svg:width="2.191cm" svg:height="0.488cm" svg:x="5.578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12" draw:layer="layout" svg:width="2.191cm" svg:height="0.484cm" svg:x="5.578cm" svg:y="1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5" draw:text-style-name="P12" draw:layer="layout" svg:width="2.191cm" svg:height="0.488cm" svg:x="5.578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12" draw:layer="layout" svg:width="2.191cm" svg:height="0.488cm" svg:x="5.578cm" svg:y="13.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 draw:style-name="gr15" draw:text-style-name="P12" draw:layer="layout" svg:width="1.423cm" svg:height="1.22cm" svg:x="8.057cm" svg:y="11.161cm">
          <text:p/>
          <draw:enhanced-geometry draw:mirror-horizontal="false" draw:mirror-vertical="false" svg:viewBox="0 0 0 0" draw:text-areas="0 ?f8 ?f12 ?f9" draw:type="ooxml-rightArrow" draw:modifiers="50000 2915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AutoShape 16" draw:style-name="gr15" draw:text-style-name="P12" draw:layer="layout" svg:width="1.423cm" svg:height="1.22cm" svg:x="7.76cm" svg:y="12.383cm">
          <text:p/>
          <draw:enhanced-geometry draw:mirror-horizontal="true" draw:mirror-vertical="false" svg:viewBox="0 0 0 0" draw:text-areas="0 ?f8 ?f12 ?f9" draw:type="ooxml-rightArrow" draw:modifiers="50000 2915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Rectangle 17" draw:style-name="gr13" draw:text-style-name="P11" draw:layer="layout" svg:width="1.706cm" svg:height="3.417cm" svg:x="9.481cm" svg:y="10.676cm">
          <text:p text:style-name="P28"><text:span text:style-name="T26">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1" draw:layer="layout" svg:width="3.145cm" svg:height="0.928cm" svg:x="5.136cm" svg:y="10.204cm">
          <text:p text:style-name="P17"><text:span text:style-name="T26">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15" draw:text-style-name="P12" draw:layer="layout" svg:width="1.953cm" svg:height="1.463cm" svg:x="5.816cm" svg:y="13.84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custom-shape draw:name="Rectangle 20" draw:style-name="gr17" draw:text-style-name="P12" draw:layer="layout" svg:width="9.52cm" svg:height="7.813cm" svg:x="2.156cm" svg:y="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6" draw:text-style-name="P11" draw:layer="layout" svg:width="2.56cm" svg:height="0.928cm" svg:x="2.295cm" svg:y="9.034cm">
          <text:p text:style-name="P17"><text:span text:style-name="T26">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11" draw:layer="layout" svg:width="3.098cm" svg:height="0.928cm" svg:x="12.096cm" svg:y="13.189cm">
          <text:p text:style-name="P17"><text:span text:style-name="T26">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8" draw:text-style-name="P12" draw:layer="layout" svg:x1="13.387cm" svg:y1="14.093cm" svg:x2="11.187cm" svg:y2="15.557cm">
          <text:p/>
        </draw:line>
        <draw:custom-shape draw:name="Text Box 24" draw:style-name="gr16" draw:text-style-name="P11" draw:layer="layout" svg:width="3.229cm" svg:height="0.928cm" svg:x="16.74cm" svg:y="13.189cm">
          <text:p text:style-name="P17"><text:span text:style-name="T26">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8" draw:text-style-name="P12" draw:layer="layout" svg:x1="18.512cm" svg:y1="14.093cm" svg:x2="18.513cm" svg:y2="15.557cm">
          <text:p/>
        </draw:line>
        <presentation:notes draw:style-name="dp2">
          <draw:page-thumbnail draw:name="Rectangle 2" draw:style-name="gr1" draw:layer="layout" svg:width="13.968cm" svg:height="10.476cm" svg:x="3.81cm" svg:y="2.123cm" draw:page-number="12"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1)" draw:style-name="dp1" draw:master-page-name="Title_20_Slide" presentation:presentation-page-layout-name="AL2T11">
        <office:forms form:automatic-focus="false" form:apply-design-mode="false"/>
        <draw:frame draw:name="Rectangle 32" presentation:style-name="pr1" draw:text-style-name="P2" draw:layer="layout" svg:width="21.088cm" svg:height="2.116cm" svg:x="1.01cm" svg:y="1.27cm" presentation:class="title" presentation:user-transformed="true">
          <draw:text-box>
            <text:p text:style-name="P9"><text:span text:style-name="T11">Memory Read Transaction (1)</text:span></text:p>
          </draw:text-box>
        </draw:frame>
        <draw:frame draw:name="Rectangle 33" presentation:style-name="pr8" draw:text-style-name="P11" draw:layer="layout" svg:width="21.933cm" svg:height="13.81cm" svg:x="1.102cm" svg:y="3.784cm" presentation:class="outline" presentation:user-transformed="true">
          <draw:text-box>
            <text:list text:style-name="L3">
              <text:list-item>
                <text:p text:style-name="P14"><text:span text:style-name="T6">CPU places address A on the memory bus.</text:span></text:p>
              </text:list-item>
            </text:list>
          </draw:text-box>
        </draw:frame>
        <draw:custom-shape draw:name="Rectangle 4" draw:style-name="gr15" draw:text-style-name="P12" draw:layer="layout" svg:width="2.526cm" svg:height="2.539cm" svg:x="18.799cm" svg:y="10.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4" draw:text-style-name="P29" draw:layer="layout" svg:width="4.144cm" svg:height="1.481cm" svg:x="14.565cm" svg:y="11.007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6" draw:style-name="gr13" draw:text-style-name="P11" draw:layer="layout" svg:width="2.526cm" svg:height="1.604cm" svg:x="12.025cm" svg:y="11.095cm">
          <text:p text:style-name="P17"><text:span text:style-name="T26"><text:s/></text:span></text:p>
          <text:p text:style-name="P17"><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4" draw:text-style-name="P29" draw:layer="layout" svg:width="4.034cm" svg:height="1.481cm" svg:x="7.977cm" svg:y="11.007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8" draw:style-name="gr15" draw:text-style-name="P12" draw:layer="layout" svg:width="1.9cm" svg:height="0.422cm" svg:x="5.243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5" draw:text-style-name="P12" draw:layer="layout" svg:width="1.9cm" svg:height="0.422cm" svg:x="5.24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12" draw:layer="layout" svg:width="1.9cm" svg:height="0.422cm" svg:x="5.243cm" svg:y="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2" draw:layer="layout" svg:width="1.9cm" svg:height="0.422cm" svg:x="5.243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12" draw:layer="layout" svg:width="1.9cm" svg:height="0.422cm" svg:x="5.243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5" draw:text-style-name="P12" draw:layer="layout" svg:width="1.234cm" svg:height="1.057cm" svg:x="7.391cm" svg:y="7.4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AutoShape 14" draw:style-name="gr15" draw:text-style-name="P12" draw:layer="layout" svg:width="1.234cm" svg:height="1.057cm" svg:x="7.144cm" svg:y="8.467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Rectangle 15" draw:style-name="gr13" draw:text-style-name="P11" draw:layer="layout" svg:width="1.481cm" svg:height="2.962cm" svg:x="8.625cm" svg:y="6.985cm">
          <text:p text:style-name="P28"><text:span text:style-name="T26">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6" draw:text-style-name="P11" draw:layer="layout" svg:width="3.145cm" svg:height="0.928cm" svg:x="4.678cm" svg:y="6.52cm">
          <text:p text:style-name="P28"><text:span text:style-name="T26">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15" draw:text-style-name="P12" draw:layer="layout" svg:width="1.692cm" svg:height="1.269cm" svg:x="5.45cm" svg:y="9.73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line draw:name="Line 18" draw:style-name="gr19" draw:text-style-name="P12" draw:layer="layout" svg:x1="7.792cm" svg:y1="12.953cm" svg:x2="18.799cm" svg:y2="12.954cm">
          <text:p/>
        </draw:line>
        <draw:custom-shape draw:name="Rectangle 19" draw:style-name="gr20" draw:text-style-name="P30" draw:layer="layout" svg:width="5.202cm" svg:height="1.604cm" svg:x="2.699cm" svg:y="11.095cm">
          <text:p text:style-name="P28"><text:span text:style-name="T26">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1" draw:layer="layout" svg:width="0.837cm" svg:height="0.928cm" svg:x="16.042cm" svg:y="10.586cm">
          <text:p text:style-name="P28"><text:span text:style-name="T2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6" draw:text-style-name="P11" draw:layer="layout" svg:width="0.761cm" svg:height="0.928cm" svg:x="21.348cm" svg:y="10.247cm">
          <text:p text:style-name="P17"><text:span text:style-name="T2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11" draw:layer="layout" svg:width="0.837cm" svg:height="0.928cm" svg:x="21.312cm" svg:y="11.645cm">
          <text:p text:style-name="P17"><text:span text:style-name="T2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 draw:text-style-name="P11" draw:layer="layout" svg:width="2.539cm" svg:height="0.422cm" svg:x="18.785cm" svg:y="11.897cm">
          <text:p text:style-name="P28"><text:span text:style-name="T2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11" draw:layer="layout" svg:width="3.483cm" svg:height="0.928cm" svg:x="18.224cm" svg:y="9.651cm">
          <text:p text:style-name="P28"><text:span text:style-name="T26">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11" draw:layer="layout" svg:width="2.658cm" svg:height="0.928cm" svg:x="11.968cm" svg:y="10.286cm">
          <text:p text:style-name="P28"><text:span text:style-name="T26">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11" draw:layer="layout" svg:width="1.608cm" svg:height="0.928cm" svg:x="3.475cm" svg:y="8.337cm">
          <text:p text:style-name="P28"><text:span text:style-name="T26">%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21" draw:text-style-name="P11" draw:layer="layout" svg:width="8.203cm" svg:height="1.603cm" svg:x="12.902cm" svg:y="6.773cm">
          <text:p text:style-name="P17"><text:span text:style-name="T29">Load operation</text:span><text:span text:style-name="T26">:</text:span><text:span text:style-name="T30"> </text:span><text:span text:style-name="T31">movq A, %rax</text:span></text:p>
          <text:p text:style-name="P17"><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1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2)" draw:style-name="dp1" draw:master-page-name="Title_20_Slide" presentation:presentation-page-layout-name="AL2T11">
        <office:forms form:automatic-focus="false" form:apply-design-mode="false"/>
        <draw:frame draw:name="Rectangle 28" presentation:style-name="pr1" draw:text-style-name="P2" draw:layer="layout" svg:width="21.088cm" svg:height="2.116cm" svg:x="0.992cm" svg:y="1.21cm" presentation:class="title" presentation:user-transformed="true">
          <draw:text-box>
            <text:p text:style-name="P9"><text:span text:style-name="T11">Memory Read Transaction (2)</text:span></text:p>
          </draw:text-box>
        </draw:frame>
        <draw:frame draw:name="Rectangle 29" presentation:style-name="pr8" draw:text-style-name="P11" draw:layer="layout" svg:width="21.933cm" svg:height="13.81cm" svg:x="1.102cm" svg:y="3.784cm" presentation:class="outline" presentation:user-transformed="true">
          <draw:text-box>
            <text:list text:style-name="L3">
              <text:list-item>
                <text:p text:style-name="P14"><text:span text:style-name="T6">Main memory reads A from the memory bus, retrieves word x, and places it on the bus.</text:span></text:p>
              </text:list-item>
            </text:list>
          </draw:text-box>
        </draw:frame>
        <draw:custom-shape draw:name="AutoShape 4" draw:style-name="gr14" draw:text-style-name="P29" draw:layer="layout" svg:width="4.144cm" svg:height="1.481cm" svg:x="14.579cm" svg:y="10.998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5" draw:style-name="gr15" draw:text-style-name="P12" draw:layer="layout" svg:width="2.526cm" svg:height="1.604cm" svg:x="12.039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4" draw:text-style-name="P29" draw:layer="layout" svg:width="4.034cm" svg:height="1.481cm" svg:x="7.99cm" svg:y="10.998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7" draw:style-name="gr15" draw:text-style-name="P12" draw:layer="layout" svg:width="1.9cm" svg:height="0.422cm" svg:x="5.256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2" draw:layer="layout" svg:width="1.9cm" svg:height="0.422cm" svg:x="5.256cm" svg:y="7.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5" draw:text-style-name="P12" draw:layer="layout" svg:width="1.9cm" svg:height="0.422cm" svg:x="5.256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12" draw:layer="layout" svg:width="1.9cm" svg:height="0.422cm" svg:x="5.256cm" svg:y="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2" draw:layer="layout" svg:width="1.9cm" svg:height="0.422cm" svg:x="5.256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5" draw:text-style-name="P12" draw:layer="layout" svg:width="1.234cm" svg:height="1.057cm" svg:x="7.404cm" svg:y="7.4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AutoShape 13" draw:style-name="gr15" draw:text-style-name="P12" draw:layer="layout" svg:width="1.234cm" svg:height="1.057cm" svg:x="7.157cm" svg:y="8.458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Rectangle 14" draw:style-name="gr13" draw:text-style-name="P11" draw:layer="layout" svg:width="1.481cm" svg:height="2.962cm" svg:x="8.639cm" svg:y="6.976cm">
          <text:p text:style-name="P28"><text:span text:style-name="T26">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1" draw:layer="layout" svg:width="3.145cm" svg:height="0.928cm" svg:x="4.713cm" svg:y="6.511cm">
          <text:p text:style-name="P17"><text:span text:style-name="T26">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5" draw:text-style-name="P12" draw:layer="layout" svg:width="1.692cm" svg:height="1.269cm" svg:x="5.464cm" svg:y="9.728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line draw:name="Line 17" draw:style-name="gr22" draw:text-style-name="P12" draw:layer="layout" svg:x1="7.805cm" svg:y1="12.953cm" svg:x2="18.812cm" svg:y2="12.954cm">
          <text:p/>
        </draw:line>
        <draw:custom-shape draw:name="Rectangle 18" draw:style-name="gr20" draw:text-style-name="P30" draw:layer="layout" svg:width="5.202cm" svg:height="1.604cm" svg:x="2.712cm" svg:y="11.086cm">
          <text:p text:style-name="P28"><text:span text:style-name="T26">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 draw:text-style-name="P11" draw:layer="layout" svg:width="0.761cm" svg:height="0.928cm" svg:x="16.096cm" svg:y="10.365cm">
          <text:p text:style-name="P28"><text:span text:style-name="T2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5" draw:text-style-name="P12" draw:layer="layout" svg:width="2.526cm" svg:height="2.539cm" svg:x="18.812cm" svg:y="10.5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6" draw:text-style-name="P11" draw:layer="layout" svg:width="0.761cm" svg:height="0.928cm" svg:x="21.361cm" svg:y="10.238cm">
          <text:p text:style-name="P17"><text:span text:style-name="T2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11" draw:layer="layout" svg:width="0.837cm" svg:height="0.928cm" svg:x="21.325cm" svg:y="11.636cm">
          <text:p text:style-name="P17"><text:span text:style-name="T2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 draw:text-style-name="P11" draw:layer="layout" svg:width="2.539cm" svg:height="0.422cm" svg:x="18.799cm" svg:y="11.889cm">
          <text:p text:style-name="P28"><text:span text:style-name="T2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3" draw:text-style-name="P11" draw:layer="layout" svg:width="3.665cm" svg:height="0.928cm" svg:x="18.203cm" svg:y="9.648cm">
          <text:p text:style-name="P28"><text:span text:style-name="T26">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11" draw:layer="layout" svg:width="1.608cm" svg:height="0.928cm" svg:x="3.488cm" svg:y="8.372cm">
          <text:p text:style-name="P28"><text:span text:style-name="T26">%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11" draw:layer="layout" svg:width="2.658cm" svg:height="0.928cm" svg:x="11.981cm" svg:y="10.321cm">
          <text:p text:style-name="P28"><text:span text:style-name="T26">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21" draw:text-style-name="P11" draw:layer="layout" svg:width="8.203cm" svg:height="1.603cm" svg:x="12.955cm" svg:y="6.853cm">
          <text:p text:style-name="P17"><text:span text:style-name="T29">Load operation</text:span><text:span text:style-name="T26">:</text:span><text:span text:style-name="T30"> </text:span><text:span text:style-name="T31">movq A, %rax</text:span></text:p>
          <text:p text:style-name="P17"><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14"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3)" draw:style-name="dp1" draw:master-page-name="Title_20_Slide" presentation:presentation-page-layout-name="AL2T11">
        <office:forms form:automatic-focus="false" form:apply-design-mode="false"/>
        <draw:frame draw:name="Rectangle 27" presentation:style-name="pr1" draw:text-style-name="P2" draw:layer="layout" svg:width="21.088cm" svg:height="2.116cm" svg:x="0.992cm" svg:y="1.21cm" presentation:class="title" presentation:user-transformed="true">
          <draw:text-box>
            <text:p text:style-name="P9"><text:span text:style-name="T11">Memory Read Transaction (3)</text:span></text:p>
          </draw:text-box>
        </draw:frame>
        <draw:frame draw:name="Rectangle 28" presentation:style-name="pr8" draw:text-style-name="P11" draw:layer="layout" svg:width="21.933cm" svg:height="13.81cm" svg:x="1.102cm" svg:y="3.784cm" presentation:class="outline" presentation:user-transformed="true">
          <draw:text-box>
            <text:list text:style-name="L3">
              <text:list-item>
                <text:p text:style-name="P14"><text:span text:style-name="T6">CPU read word x from the bus and copies it into register %rax.</text:span></text:p>
              </text:list-item>
            </text:list>
          </draw:text-box>
        </draw:frame>
        <draw:custom-shape draw:name="AutoShape 4" draw:style-name="gr14" draw:text-style-name="P29" draw:layer="layout" svg:width="4.144cm" svg:height="1.481cm" svg:x="14.579cm" svg:y="11.007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5" draw:style-name="gr15" draw:text-style-name="P12" draw:layer="layout" svg:width="2.526cm" svg:height="1.604cm" svg:x="12.039cm" svg:y="11.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4" draw:text-style-name="P29" draw:layer="layout" svg:width="4.034cm" svg:height="1.481cm" svg:x="7.99cm" svg:y="11.007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7" draw:style-name="gr15" draw:text-style-name="P12" draw:layer="layout" svg:width="1.9cm" svg:height="0.422cm" svg:x="5.256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2" draw:layer="layout" svg:width="1.9cm" svg:height="0.422cm" svg:x="5.256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5" draw:text-style-name="P12" draw:layer="layout" svg:width="1.9cm" svg:height="0.422cm" svg:x="5.256cm" svg:y="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11" draw:layer="layout" svg:width="1.9cm" svg:height="0.422cm" svg:x="5.256cm" svg:y="8.678cm">
          <text:p text:style-name="P28"><text:span text:style-name="T2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2" draw:layer="layout" svg:width="1.9cm" svg:height="0.422cm" svg:x="5.256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5" draw:text-style-name="P12" draw:layer="layout" svg:width="1.234cm" svg:height="1.057cm" svg:x="7.404cm" svg:y="7.4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AutoShape 13" draw:style-name="gr15" draw:text-style-name="P12" draw:layer="layout" svg:width="1.234cm" svg:height="1.057cm" svg:x="7.157cm" svg:y="8.467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Rectangle 14" draw:style-name="gr13" draw:text-style-name="P11" draw:layer="layout" svg:width="1.481cm" svg:height="2.962cm" svg:x="8.639cm" svg:y="6.985cm">
          <text:p text:style-name="P17"><text:span text:style-name="T26">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1" draw:layer="layout" svg:width="3.145cm" svg:height="0.928cm" svg:x="4.713cm" svg:y="6.52cm">
          <text:p text:style-name="P17"><text:span text:style-name="T26">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5" draw:text-style-name="P12" draw:layer="layout" svg:width="1.692cm" svg:height="1.269cm" svg:x="5.464cm" svg:y="9.73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custom-shape draw:name="Rectangle 17" draw:style-name="gr20" draw:text-style-name="P30" draw:layer="layout" svg:width="5.202cm" svg:height="1.604cm" svg:x="2.712cm" svg:y="11.095cm">
          <text:p text:style-name="P28"><text:span text:style-name="T26">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9" draw:text-style-name="P12" draw:layer="layout" svg:x1="6.31cm" svg:y1="11.218cm" svg:x2="6.311cm" svg:y2="9.101cm">
          <text:p/>
        </draw:line>
        <draw:custom-shape draw:name="Rectangle 19" draw:style-name="gr15" draw:text-style-name="P12" draw:layer="layout" svg:width="2.526cm" svg:height="2.539cm" svg:x="18.812cm" svg:y="10.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11" draw:layer="layout" svg:width="2.539cm" svg:height="0.422cm" svg:x="18.799cm" svg:y="11.897cm">
          <text:p text:style-name="P28"><text:span text:style-name="T2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3" draw:text-style-name="P11" draw:layer="layout" svg:width="4.163cm" svg:height="0.928cm" svg:x="17.992cm" svg:y="9.648cm">
          <text:p text:style-name="P28"><text:span text:style-name="T26">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11" draw:layer="layout" svg:width="0.761cm" svg:height="0.928cm" svg:x="21.361cm" svg:y="10.203cm">
          <text:p text:style-name="P17"><text:span text:style-name="T2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11" draw:layer="layout" svg:width="0.837cm" svg:height="0.928cm" svg:x="21.325cm" svg:y="11.601cm">
          <text:p text:style-name="P17"><text:span text:style-name="T2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11" draw:layer="layout" svg:width="1.608cm" svg:height="0.928cm" svg:x="3.488cm" svg:y="8.337cm">
          <text:p text:style-name="P28"><text:span text:style-name="T26">%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11" draw:layer="layout" svg:width="2.658cm" svg:height="0.928cm" svg:x="11.981cm" svg:y="10.286cm">
          <text:p text:style-name="P28"><text:span text:style-name="T26">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1" draw:text-style-name="P11" draw:layer="layout" svg:width="8.203cm" svg:height="0.927cm" svg:x="12.955cm" svg:y="6.773cm">
          <text:p text:style-name="P17"><text:span text:style-name="T29">Load operation</text:span><text:span text:style-name="T26">:</text:span><text:span text:style-name="T30"> </text:span><text:span text:style-name="T31">movq A, %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15"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RAM vs DRAM Summary" draw:style-name="dp1" draw:master-page-name="Title_20_Slide" presentation:presentation-page-layout-name="AL2T11">
        <office:forms form:automatic-focus="false" form:apply-design-mode="false"/>
        <draw:frame draw:name="Rectangle 1030" presentation:style-name="pr1" draw:text-style-name="P2" draw:layer="layout" svg:width="21.088cm" svg:height="2.116cm" svg:x="0.992cm" svg:y="1.21cm" presentation:class="title" presentation:user-transformed="true">
          <draw:text-box>
            <text:p text:style-name="P9"><text:span text:style-name="T1">SRAM vs DRAM Summary</text:span></text:p>
          </draw:text-box>
        </draw:frame>
        <draw:custom-shape draw:name="Text Box 1028" draw:style-name="gr24" draw:text-style-name="P11" draw:layer="layout" svg:width="23.917cm" svg:height="6.18cm" svg:x="1.058cm" svg:y="6.562cm">
          <text:p text:style-name="P17"><text:span text:style-name="T32"><text:tab/></text:span><text:span text:style-name="T32"><text:tab/></text:span><text:span text:style-name="T33">Trans.</text:span><text:span text:style-name="T33"><text:tab/></text:span><text:span text:style-name="T33">Access</text:span><text:span text:style-name="T33"><text:tab/></text:span><text:span text:style-name="T33">Needs</text:span><text:span text:style-name="T33"><text:tab/></text:span><text:span text:style-name="T33">Needs</text:span><text:span text:style-name="T33"><text:tab/></text:span><text:span text:style-name="T33"><text:tab/></text:span></text:p>
          <text:p text:style-name="P17"><text:span text:style-name="T33"><text:tab/></text:span><text:span text:style-name="T33"><text:tab/></text:span><text:span text:style-name="T33">per bit</text:span><text:span text:style-name="T33"><text:tab/></text:span><text:span text:style-name="T33"> time</text:span><text:span text:style-name="T33"><text:tab/></text:span><text:span text:style-name="T33">refresh?</text:span><text:span text:style-name="T33"><text:tab/></text:span><text:span text:style-name="T33">EDC?</text:span><text:span text:style-name="T33"><text:tab/></text:span><text:span text:style-name="T33">Cost</text:span><text:span text:style-name="T33"><text:tab/></text:span><text:span text:style-name="T33">Applications</text:span></text:p>
          <text:p text:style-name="P17"><text:span text:style-name="T32"/></text:p>
          <text:p text:style-name="P17"><text:span text:style-name="T32">SRAM</text:span><text:span text:style-name="T32"><text:tab/></text:span><text:span text:style-name="T32">4 or 6</text:span><text:span text:style-name="T32"><text:tab/></text:span><text:span text:style-name="T32">1X</text:span><text:span text:style-name="T32"><text:tab/></text:span><text:span text:style-name="T32"><text:tab/></text:span><text:span text:style-name="T32">No</text:span><text:span text:style-name="T32"><text:tab/></text:span><text:span text:style-name="T32"><text:tab/></text:span><text:span text:style-name="T32">Maybe</text:span><text:span text:style-name="T32"><text:tab/></text:span><text:span text:style-name="T32">100x</text:span><text:span text:style-name="T32"><text:tab/></text:span><text:span text:style-name="T32"><text:tab/></text:span><text:span text:style-name="T32">Cache memories</text:span></text:p>
          <text:p text:style-name="P17"><text:span text:style-name="T32"/></text:p>
          <text:p text:style-name="P17"><text:span text:style-name="T32">DRAM</text:span><text:span text:style-name="T32"><text:tab/></text:span><text:span text:style-name="T32">1</text:span><text:span text:style-name="T32"><text:tab/></text:span><text:span text:style-name="T32"><text:tab/></text:span><text:span text:style-name="T32">10X</text:span><text:span text:style-name="T32"><text:tab/></text:span><text:span text:style-name="T32"><text:tab/></text:span><text:span text:style-name="T32">Yes</text:span><text:span text:style-name="T32"><text:tab/></text:span><text:span text:style-name="T32"><text:tab/></text:span><text:span text:style-name="T32">Yes</text:span><text:span text:style-name="T32"><text:tab/></text:span><text:span text:style-name="T32"><text:tab/></text:span><text:span text:style-name="T32">1X</text:span><text:span text:style-name="T32"><text:tab/></text:span><text:span text:style-name="T32"><text:tab/></text:span><text:span text:style-name="T32">Main memories,</text:span></text:p>
          <text:p text:style-name="P17"><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Frame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29" draw:style-name="gr25" draw:text-style-name="P12" draw:layer="layout" svg:x1="1.058cm" svg:y1="8.678cm" svg:x2="24.976cm" svg:y2="8.679cm">
          <text:p/>
        </draw:line>
        <presentation:notes draw:style-name="dp2">
          <draw:page-thumbnail draw:name="Rectangle 2" draw:style-name="gr1" draw:layer="layout" svg:width="13.968cm" svg:height="10.476cm" svg:x="3.81cm" svg:y="2.123cm" draw:page-number="1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Nonvolatile Memories"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Nonvolatile Memories</text:span></text:p>
          </draw:text-box>
        </draw:frame>
        <draw:frame draw:name="Rectangle 1029" presentation:style-name="pr9" draw:text-style-name="P11" draw:layer="layout" svg:width="21.933cm" svg:height="14.63cm" svg:x="1.102cm" svg:y="3.784cm" presentation:class="outline" presentation:user-transformed="true">
          <draw:text-box>
            <text:list text:style-name="L3">
              <text:list-item>
                <text:p text:style-name="P14"><text:span text:style-name="T6">DRAM and SRAM are volatile memories</text:span></text:p>
              </text:list-item>
            </text:list>
            <text:list text:style-name="L4">
              <text:list-item>
                <text:list>
                  <text:list-item>
                    <text:p text:style-name="P15"><text:span text:style-name="T2">Lose information if powered off.</text:span></text:p>
                  </text:list-item>
                </text:list>
              </text:list-item>
              <text:list-item>
                <text:p text:style-name="P14"><text:span text:style-name="T6">Nonvolatile memories retain value even if powered off</text:span></text:p>
                <text:list>
                  <text:list-item>
                    <text:p text:style-name="P15"><text:span text:style-name="T2">Read-only memory (</text:span><text:span text:style-name="T24">ROM</text:span><text:span text:style-name="T2">): programmed during production</text:span></text:p>
                  </text:list-item>
                  <text:list-item>
                    <text:p text:style-name="P15"><text:span text:style-name="T2">Programmable ROM (</text:span><text:span text:style-name="T24">PROM</text:span><text:span text:style-name="T2">): can be programmed once</text:span></text:p>
                  </text:list-item>
                  <text:list-item>
                    <text:p text:style-name="P15"><text:span text:style-name="T2">Eraseable PROM (</text:span><text:span text:style-name="T24">EPROM</text:span><text:span text:style-name="T2">): can be bulk erased (UV, X-Ray)</text:span></text:p>
                  </text:list-item>
                  <text:list-item>
                    <text:p text:style-name="P15"><text:span text:style-name="T2">Electrically eraseable PROM (</text:span><text:span text:style-name="T24">EEPROM</text:span><text:span text:style-name="T2">): electronic erase capability</text:span></text:p>
                  </text:list-item>
                </text:list>
              </text:list-item>
            </text:list>
            <text:list text:style-name="L5">
              <text:list-item>
                <text:list>
                  <text:list-item>
                    <text:list>
                      <text:list-item>
                        <text:p text:style-name="P15"><text:span text:style-name="T2">Flash memory: EEPROMs. with partial (block-level) erase capability</text:span></text:p>
                      </text:list-item>
                      <text:list-item>
                        <text:p text:style-name="P15"><text:span text:style-name="T2">Wears out after about 100,000 erasings</text:span></text:p>
                      </text:list-item>
                    </text:list>
                  </text:list-item>
                </text:list>
              </text:list-item>
              <text:list-item>
                <text:p text:style-name="P14"><text:span text:style-name="T6">Uses for Nonvolatile Memories</text:span></text:p>
                <text:list>
                  <text:list-item>
                    <text:p text:style-name="P15"><text:span text:style-name="T2">Firmware programs stored in a ROM (BIOS, controllers for disks, network cards, graphics accelerators, security subsystems,…)</text:span></text:p>
                  </text:list-item>
                  <text:list-item>
                    <text:p text:style-name="P15"><text:span text:style-name="T2">Solid state disks (replace rotating disks in thumb drives, smart phones, mp3 players, tablets, laptops,…)</text:span></text:p>
                  </text:list-item>
                  <text:list-item>
                    <text:p text:style-name="P15"><text:span text:style-name="T2">Disk caches</text:span></text:p>
                  </text:list-item>
                </text:list>
              </text:list-item>
            </text:list>
            <text:p text:style-name="P14"><text:span text:style-name="T6"/></text:p>
          </draw:text-box>
        </draw:frame>
        <presentation:notes draw:style-name="dp2">
          <draw:page-thumbnail draw:name="Rectangle 2" draw:style-name="gr1" draw:layer="layout" svg:width="13.968cm" svg:height="10.476cm" svg:x="3.81cm" svg:y="2.123cm" draw:page-number="1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olid State Disks (SSDs)" draw:style-name="dp1" draw:master-page-name="Title_20_Slide" presentation:presentation-page-layout-name="AL2T11">
        <office:forms form:automatic-focus="false" form:apply-design-mode="false"/>
        <draw:custom-shape draw:name="Rectangle 289" draw:style-name="gr26" draw:text-style-name="P31" draw:layer="layout" svg:width="19.896cm" svg:height="2.751cm" svg:x="2.752cm" svg:y="9.3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2" draw:layer="layout" svg:width="21.088cm" svg:height="2.116cm" svg:x="0.992cm" svg:y="1.21cm" presentation:class="title" presentation:user-transformed="true">
          <draw:text-box>
            <text:p text:style-name="P9"><text:span text:style-name="T11">Solid State Disks (SSDs) use flash memory</text:span></text:p>
          </draw:text-box>
        </draw:frame>
        <draw:frame draw:name="Content Placeholder 2" presentation:style-name="pr5" draw:text-style-name="P11" draw:layer="layout" svg:width="21.933cm" svg:height="5.291cm" svg:x="1.102cm" svg:y="13.123cm" presentation:class="outline" presentation:user-transformed="true">
          <draw:text-box>
            <text:list text:style-name="L3">
              <text:list-item>
                <text:p text:style-name="P14"><text:span text:style-name="T12">Pages: 512KB to 4KB, Blocks: 32 to 128 pages</text:span></text:p>
              </text:list-item>
              <text:list-item>
                <text:p text:style-name="P14"><text:span text:style-name="T12">Data read/written in units of pages. </text:span></text:p>
              </text:list-item>
              <text:list-item>
                <text:p text:style-name="P14"><text:span text:style-name="T12">Page can be written only after its block has been erased</text:span></text:p>
              </text:list-item>
              <text:list-item>
                <text:p text:style-name="P14"><text:span text:style-name="T12">A block wears out after about 100,000 repeated writes.</text:span></text:p>
              </text:list-item>
            </text:list>
          </draw:text-box>
        </draw:frame>
        <draw:custom-shape draw:name="AutoShape 238" draw:style-name="gr14" draw:text-style-name="P29" draw:layer="layout" svg:width="1.375cm" svg:height="1.904cm" svg:x="11.959cm" svg:y="4.463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range-x-maximum="100000" draw:handle-position="?f8 ?f13"/>
            <draw:handle draw:handle-range-y-maximum="?f1" draw:handle-range-y-minimum="0" draw:handle-position="0 ?f5"/>
          </draw:enhanced-geometry>
        </draw:custom-shape>
        <draw:custom-shape draw:name="Rectangle 239" draw:style-name="gr27" draw:text-style-name="P33" draw:layer="layout" svg:width="5.714cm" svg:height="1.445cm" svg:x="9.737cm" svg:y="6.685cm">
          <text:p text:style-name="P32"><text:span text:style-name="T34">Flash </text:span></text:p>
          <text:p text:style-name="P32"><text:span text:style-name="T34">transl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8" draw:style-name="gr28" draw:text-style-name="P12" draw:layer="layout" svg:x1="12.7cm" svg:y1="8.131cm" svg:x2="12.701cm" svg:y2="9.189cm">
          <text:p/>
        </draw:line>
        <draw:custom-shape draw:name="Rectangle 235" draw:style-name="gr14" draw:text-style-name="P29" draw:layer="layout" svg:width="6.137cm" svg:height="0.669cm" svg:x="9.525cm" svg:y="3.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4" draw:style-name="gr29" draw:text-style-name="P29" draw:layer="layout" svg:width="0.449cm" svg:height="0.422cm" svg:x="12.435cm" svg:y="4.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5" draw:style-name="gr16" draw:text-style-name="P11" draw:layer="layout" svg:width="2.548cm" svg:height="1.01cm" svg:x="9.419cm" svg:y="2.925cm">
          <text:p text:style-name="P34"><text:span text:style-name="T34">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1" draw:style-name="gr30" draw:text-style-name="P35" draw:layer="layout" svg:width="1.269cm" svg:height="1.481cm" svg:x="15.452cm" svg:y="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2" draw:style-name="gr30" draw:text-style-name="P35" draw:layer="layout" svg:width="1.269cm" svg:height="1.269cm" svg:x="8.467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0" draw:style-name="gr31" draw:text-style-name="P36" draw:layer="layout" svg:width="8.677cm" svg:height="1.269cm" svg:x="3.206cm" svg:y="10.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4" draw:style-name="gr32" draw:text-style-name="P37" draw:layer="layout" svg:width="2.327cm" svg:height="0.846cm" svg:x="3.418cm" svg:y="10.46cm">
          <text:p text:style-name="P34"><text:span text:style-name="T35">Pag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7" draw:style-name="gr32" draw:text-style-name="P37" draw:layer="layout" svg:width="2.327cm" svg:height="0.846cm" svg:x="5.746cm" svg:y="10.46cm">
          <text:p text:style-name="P34"><text:span text:style-name="T35">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8" draw:style-name="gr32" draw:text-style-name="P37" draw:layer="layout" svg:width="2.327cm" svg:height="0.846cm" svg:x="9.344cm" svg:y="10.46cm">
          <text:p text:style-name="P34"><text:span text:style-name="T36">Page 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9" draw:style-name="gr33" draw:text-style-name="P11" draw:layer="layout" svg:width="1.35cm" svg:height="1.267cm" svg:x="8.077cm" svg:y="10.037cm">
          <text:p text:style-name="P34"><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1" draw:style-name="gr33" draw:text-style-name="P11" draw:layer="layout" svg:width="2.578cm" svg:height="1.011cm" svg:x="2.853cm" svg:y="9.225cm">
          <text:p text:style-name="P34"><text:span text:style-name="T34">Bloc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2" draw:style-name="gr33" draw:text-style-name="P11" draw:layer="layout" svg:width="1.35cm" svg:height="1.267cm" svg:x="11.98cm" svg:y="10.16cm">
          <text:p text:style-name="P34"><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7" draw:style-name="gr31" draw:text-style-name="P36" draw:layer="layout" svg:width="8.677cm" svg:height="1.269cm" svg:x="13.547cm" svg:y="10.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3" draw:style-name="gr32" draw:text-style-name="P37" draw:layer="layout" svg:width="2.327cm" svg:height="0.846cm" svg:x="13.758cm" svg:y="10.46cm">
          <text:p text:style-name="P34"><text:span text:style-name="T35">Pag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4" draw:style-name="gr32" draw:text-style-name="P37" draw:layer="layout" svg:width="2.327cm" svg:height="0.846cm" svg:x="16.087cm" svg:y="10.46cm">
          <text:p text:style-name="P34"><text:span text:style-name="T35">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5" draw:style-name="gr32" draw:text-style-name="P37" draw:layer="layout" svg:width="2.327cm" svg:height="0.846cm" svg:x="19.685cm" svg:y="10.46cm">
          <text:p text:style-name="P34"><text:span text:style-name="T36">Page 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6" draw:style-name="gr33" draw:text-style-name="P11" draw:layer="layout" svg:width="1.35cm" svg:height="1.267cm" svg:x="18.418cm" svg:y="10.037cm">
          <text:p text:style-name="P34"><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8" draw:style-name="gr33" draw:text-style-name="P11" draw:layer="layout" svg:width="3.39cm" svg:height="1.011cm" svg:x="13.181cm" svg:y="9.225cm">
          <text:p text:style-name="P34"><text:span text:style-name="T34">Block <text:s/>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1" draw:style-name="gr33" draw:text-style-name="P11" draw:layer="layout" svg:width="4.516cm" svg:height="1.011cm" svg:x="2.322cm" svg:y="8.378cm">
          <text:p text:style-name="P34"><text:span text:style-name="T34">Flash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2" draw:style-name="gr34" draw:text-style-name="P12" draw:layer="layout" svg:width="20.742cm" svg:height="6.049cm" svg:x="2.328cm" svg:y="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3" draw:style-name="gr33" draw:text-style-name="P11" draw:layer="layout" svg:width="6.879cm" svg:height="1.011cm" svg:x="1.724cm" svg:y="5.503cm">
          <text:p text:style-name="P34"><text:span text:style-name="T34">Solid State Disk (S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7" draw:style-name="gr35" draw:text-style-name="P11" draw:layer="layout" svg:width="5.926cm" svg:height="1.435cm" svg:x="13.123cm" svg:y="4.599cm">
          <text:p text:style-name="P34"><text:span text:style-name="T38">Requests to read and </text:span></text:p>
          <text:p text:style-name="P34"><text:span text:style-name="T38">write logical disk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968cm" svg:height="10.476cm" svg:x="3.81cm" svg:y="2.123cm" draw:page-number="18" presentation:class="page"/>
          <draw:frame presentation:style-name="pr11" draw:text-style-name="P38" draw:layer="layout" svg:width="17.271cm" svg:height="12.572cm" svg:x="2.159cm" svg:y="13.271cm" presentation:class="notes" presentation:placeholder="true">
            <draw:text-box/>
          </draw:frame>
        </presentation:notes>
      </draw:page>
      <draw:page draw:name="SSD Performance Characteristics&#9;"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39">SSD Performance Characteristics</text:span><text:span text:style-name="T1"><text:tab/></text:span></text:p>
          </draw:text-box>
        </draw:frame>
        <draw:frame draw:name="Content Placeholder 2" presentation:style-name="pr5" draw:text-style-name="P11" draw:layer="layout" svg:width="21.933cm" svg:height="7.196cm" svg:x="1.102cm" svg:y="8.89cm" presentation:class="outline" presentation:user-transformed="true">
          <draw:text-box>
            <text:list text:style-name="L3">
              <text:list-item>
                <text:p text:style-name="P14"><text:span text:style-name="T6">Sequential access faster than random access</text:span></text:p>
              </text:list-item>
            </text:list>
            <text:list text:style-name="L4">
              <text:list-item>
                <text:list>
                  <text:list-item>
                    <text:p text:style-name="P15"><text:span text:style-name="T2">Common theme in the memory hierarchy</text:span></text:p>
                  </text:list-item>
                </text:list>
              </text:list-item>
              <text:list-item>
                <text:p text:style-name="P14"><text:span text:style-name="T6">Random writes are somewhat slower</text:span></text:p>
                <text:list>
                  <text:list-item>
                    <text:p text:style-name="P15"><text:span text:style-name="T2">Erasing a block takes a long time (~1 ms)</text:span></text:p>
                  </text:list-item>
                  <text:list-item>
                    <text:p text:style-name="P15"><text:span text:style-name="T2">Modifying a block page requires all other pages to be copied to new block</text:span></text:p>
                  </text:list-item>
                  <text:list-item>
                    <text:p text:style-name="P15"><text:span text:style-name="T2">In earlier SSDs, the read/write gap was much larger.</text:span></text:p>
                  </text:list-item>
                </text:list>
              </text:list-item>
            </text:list>
          </draw:text-box>
        </draw:frame>
        <draw:custom-shape draw:name="TextBox 3" draw:style-name="gr36" draw:text-style-name="P39" draw:layer="layout" svg:width="24.297cm" svg:height="2.537cm" svg:x="0.679cm" svg:y="4.657cm">
          <text:p text:style-name="P17"><text:span text:style-name="T12">Sequential read tput</text:span><text:span text:style-name="T12"><text:tab/></text:span><text:span text:style-name="T12">550 MB/s</text:span><text:span text:style-name="T12"><text:tab/></text:span><text:span text:style-name="T12"><text:tab/></text:span><text:span text:style-name="T12">Sequential write tput</text:span><text:span text:style-name="T12"><text:tab/></text:span><text:span text:style-name="T12">470 MB/s</text:span></text:p>
          <text:p text:style-name="P17"><text:span text:style-name="T12">Random read tput</text:span><text:span text:style-name="T12"><text:tab/></text:span><text:span text:style-name="T12"><text:tab/></text:span><text:span text:style-name="T12">365 MB/s</text:span><text:span text:style-name="T12"><text:tab/></text:span><text:span text:style-name="T12"><text:tab/></text:span><text:span text:style-name="T12">Random write tput</text:span><text:span text:style-name="T12"><text:tab/></text:span><text:span text:style-name="T12"><text:tab/></text:span><text:span text:style-name="T12">303 MB/s</text:span></text:p>
          <text:p text:style-name="P17"><text:span text:style-name="T12">Avg seq read time</text:span><text:span text:style-name="T12"><text:tab/></text:span><text:span text:style-name="T12"><text:tab/></text:span><text:span text:style-name="T12">50 us</text:span><text:span text:style-name="T12"><text:tab/></text:span><text:span text:style-name="T12"><text:tab/></text:span><text:span text:style-name="T12">Avg seq write time</text:span><text:span text:style-name="T12"><text:tab/></text:span><text:span text:style-name="T12"><text:tab/></text:span><text:span text:style-name="T12">60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7" draw:text-style-name="P11" draw:layer="layout" svg:width="11.891cm" svg:height="1.013cm" svg:x="3.458cm" svg:y="17.479cm">
          <text:p text:style-name="P17"><text:span text:style-name="T12">Source: Intel SSD 730 product spec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968cm" svg:height="10.476cm" svg:x="3.81cm" svg:y="2.123cm" draw:page-number="19" presentation:class="page"/>
          <draw:frame presentation:style-name="pr11" draw:text-style-name="P38" draw:layer="layout" svg:width="17.271cm" svg:height="12.572cm" svg:x="2.159cm" svg:y="13.271cm" presentation:class="notes" presentation:placeholder="true">
            <draw:text-box/>
          </draw:frame>
        </presentation:notes>
      </draw:page>
      <draw:page draw:name="CPU Clock Rates" draw:style-name="dp1" draw:master-page-name="Title_20_Slide" presentation:presentation-page-layout-name="AL2T11">
        <office:forms form:automatic-focus="false" form:apply-design-mode="false"/>
        <draw:custom-shape draw:name="Rectangle 14" draw:style-name="gr38" draw:text-style-name="P40" draw:layer="layout" svg:width="24.517cm" svg:height="1.097cm" svg:x="0.212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 draw:text-style-name="P2" draw:layer="layout" svg:width="21.088cm" svg:height="2.116cm" svg:x="0.992cm" svg:y="1.21cm" presentation:class="title" presentation:user-transformed="true">
          <draw:text-box>
            <text:p text:style-name="P9"><text:span text:style-name="T11">CPU Clock Rates</text:span></text:p>
          </draw:text-box>
        </draw:frame>
        <draw:custom-shape draw:name="Rectangle 3" draw:style-name="gr39" draw:text-style-name="P11" draw:layer="layout" svg:width="24.517cm" svg:height="9.466cm" svg:x="0.212cm" svg:y="6.858cm">
          <text:p text:style-name="P17"><text:span text:style-name="T26"><text:tab/></text:span><text:span text:style-name="T26"><text:tab/></text:span><text:span text:style-name="T26"><text:tab/></text:span><text:span text:style-name="T33">1985</text:span><text:span text:style-name="T33"><text:tab/></text:span><text:span text:style-name="T33">1990</text:span><text:span text:style-name="T33"><text:tab/></text:span><text:span text:style-name="T33">1995</text:span><text:span text:style-name="T33"><text:tab/></text:span><text:span text:style-name="T40">2003</text:span><text:span text:style-name="T40"><text:tab/></text:span><text:span text:style-name="T40"><text:tab/></text:span><text:span text:style-name="T40">2005</text:span><text:span text:style-name="T40"><text:tab/></text:span><text:span text:style-name="T40"><text:tab/></text:span><text:span text:style-name="T40">2010</text:span><text:span text:style-name="T40"><text:tab/></text:span><text:span text:style-name="T40"><text:tab/></text:span><text:span text:style-name="T40">2017</text:span><text:span text:style-name="T40"><text:tab/></text:span><text:span text:style-name="T40"> <text:s text:c="4"/></text:span><text:span text:style-name="T41">2017:1985</text:span></text:p>
          <text:p text:style-name="P17"><text:span text:style-name="T28"/></text:p>
          <text:p text:style-name="P17"><text:span text:style-name="T26">CPU</text:span><text:span text:style-name="T26"><text:tab/></text:span><text:span text:style-name="T26"> </text:span><text:span text:style-name="T26"><text:tab/></text:span><text:span text:style-name="T26"><text:tab/></text:span><text:span text:style-name="T26">80286</text:span><text:span text:style-name="T26"><text:tab/></text:span><text:span text:style-name="T26">80386</text:span><text:span text:style-name="T26"><text:tab/></text:span><text:span text:style-name="T26">Pentium</text:span><text:span text:style-name="T26"><text:tab/></text:span><text:span text:style-name="T26">P-4</text:span><text:span text:style-name="T26"><text:tab/></text:span><text:span text:style-name="T26"><text:tab/></text:span><text:span text:style-name="T26">Core 2</text:span><text:span text:style-name="T26"><text:tab/></text:span><text:span text:style-name="T26">Core i7(n)</text:span><text:span text:style-name="T26"><text:tab/></text:span><text:span text:style-name="T26">Core i7(h)</text:span><text:span text:style-name="T26"><text:tab/></text:span></text:p>
          <text:p text:style-name="P17"><text:span text:style-name="T40"/></text:p>
          <text:p text:style-name="P17"><text:span text:style-name="T26">Clock rate (MHz) </text:span><text:span text:style-name="T26"><text:tab/></text:span><text:span text:style-name="T26">6</text:span><text:span text:style-name="T26"><text:tab/></text:span><text:span text:style-name="T26"><text:tab/></text:span><text:span text:style-name="T26">20</text:span><text:span text:style-name="T26"><text:tab/></text:span><text:span text:style-name="T26"><text:tab/></text:span><text:span text:style-name="T26">150</text:span><text:span text:style-name="T26"><text:tab/></text:span><text:span text:style-name="T26"><text:tab/></text:span><text:span text:style-name="T26">3,300</text:span><text:span text:style-name="T26"><text:tab/></text:span><text:span text:style-name="T26"><text:tab/></text:span><text:span text:style-name="T26">2,000</text:span><text:span text:style-name="T26"><text:tab/></text:span><text:span text:style-name="T26"><text:tab/></text:span><text:span text:style-name="T26">2,500</text:span><text:span text:style-name="T26"><text:tab/></text:span><text:span text:style-name="T26"><text:tab/></text:span><text:span text:style-name="T26">3,000</text:span><text:span text:style-name="T26"><text:tab/></text:span><text:span text:style-name="T26"><text:tab/></text:span><text:span text:style-name="T26">500</text:span></text:p>
          <text:p text:style-name="P17"><text:span text:style-name="T40"/></text:p>
          <text:p text:style-name="P17"><text:span text:style-name="T26">Cycle time (ns)</text:span><text:span text:style-name="T26"><text:tab/></text:span><text:span text:style-name="T26">166</text:span><text:span text:style-name="T26"><text:tab/></text:span><text:span text:style-name="T26"><text:tab/></text:span><text:span text:style-name="T26">50</text:span><text:span text:style-name="T26"><text:tab/></text:span><text:span text:style-name="T26"><text:tab/></text:span><text:span text:style-name="T26">6</text:span><text:span text:style-name="T26"><text:tab/></text:span><text:span text:style-name="T26"><text:tab/></text:span><text:span text:style-name="T26">0.30</text:span><text:span text:style-name="T26"><text:tab/></text:span><text:span text:style-name="T26"><text:tab/></text:span><text:span text:style-name="T26">0.50</text:span><text:span text:style-name="T26"><text:tab/></text:span><text:span text:style-name="T26"><text:tab/></text:span><text:span text:style-name="T26">0.4</text:span><text:span text:style-name="T26"><text:tab/></text:span><text:span text:style-name="T26"><text:tab/></text:span><text:span text:style-name="T26">0.33</text:span><text:span text:style-name="T26"><text:tab/></text:span><text:span text:style-name="T26"><text:tab/></text:span><text:span text:style-name="T26">500</text:span></text:p>
          <text:p text:style-name="P17"><text:span text:style-name="T40"/></text:p>
          <text:p text:style-name="P17"><text:span text:style-name="T26">Cores</text:span><text:span text:style-name="T26"><text:tab/></text:span><text:span text:style-name="T26"> </text:span><text:span text:style-name="T26"><text:tab/></text:span><text:span text:style-name="T26">1 <text:s/></text:span><text:span text:style-name="T26"><text:tab/></text:span><text:span text:style-name="T26"><text:tab/></text:span><text:span text:style-name="T26">1</text:span><text:span text:style-name="T26"><text:tab/></text:span><text:span text:style-name="T26"><text:tab/></text:span><text:span text:style-name="T26">1</text:span><text:span text:style-name="T26"><text:tab/></text:span><text:span text:style-name="T26"><text:tab/></text:span><text:span text:style-name="T26">1</text:span><text:span text:style-name="T26"><text:tab/></text:span><text:span text:style-name="T26"><text:tab/></text:span><text:span text:style-name="T26">2</text:span><text:span text:style-name="T26"><text:tab/></text:span><text:span text:style-name="T26"><text:tab/></text:span><text:span text:style-name="T26">4</text:span><text:span text:style-name="T26"><text:tab/></text:span><text:span text:style-name="T26"><text:tab/></text:span><text:span text:style-name="T26">4</text:span><text:span text:style-name="T26"><text:tab/></text:span><text:span text:style-name="T26"><text:tab/></text:span><text:span text:style-name="T26">4</text:span></text:p>
          <text:p text:style-name="P17"><text:span text:style-name="T40"/></text:p>
          <text:p text:style-name="P17"><text:span text:style-name="T26">Effective</text:span></text:p>
          <text:p text:style-name="P17"><text:span text:style-name="T26">cycle </text:span><text:span text:style-name="T26"><text:tab/></text:span><text:span text:style-name="T26"><text:tab/></text:span><text:span text:style-name="T26">166</text:span><text:span text:style-name="T26"><text:tab/></text:span><text:span text:style-name="T26"><text:tab/></text:span><text:span text:style-name="T26">50</text:span><text:span text:style-name="T26"><text:tab/></text:span><text:span text:style-name="T26"><text:tab/></text:span><text:span text:style-name="T26">6</text:span><text:span text:style-name="T26"><text:tab/></text:span><text:span text:style-name="T26"><text:tab/></text:span><text:span text:style-name="T26">0.30</text:span><text:span text:style-name="T26"><text:tab/></text:span><text:span text:style-name="T26"><text:tab/></text:span><text:span text:style-name="T26">0.25</text:span><text:span text:style-name="T26"><text:tab/></text:span><text:span text:style-name="T26"><text:tab/></text:span><text:span text:style-name="T26">0.10</text:span><text:span text:style-name="T26"><text:tab/></text:span><text:span text:style-name="T26"><text:tab/></text:span><text:span text:style-name="T26">0.08</text:span><text:span text:style-name="T26"><text:tab/></text:span><text:span text:style-name="T26"><text:tab/></text:span><text:span text:style-name="T26">2,000</text:span></text:p>
          <text:p text:style-name="P17"><text:span text:style-name="T26">time (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7" draw:text-style-name="P11" draw:layer="layout" svg:width="10.206cm" svg:height="1.775cm" svg:x="12.381cm" svg:y="3.051cm">
          <text:p text:style-name="P17"><text:span text:style-name="T12">Inflection point in computer history</text:span></text:p>
          <text:p text:style-name="P17"><text:span text:style-name="T12">when designers hit the “Power 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40" draw:text-style-name="P24" draw:layer="layout" svg:width="1.269cm" svg:height="0.923cm" draw:transform="rotate (-3.14159265358979) translate (14.478cm 5.833cm)">
          <text:p/>
          <draw:enhanced-geometry draw:mirror-horizontal="false" draw:mirror-vertical="true" svg:viewBox="0 0 21600 21600" draw:type="mso-spt32" draw:enhanced-path="M 0 0 L 21600 21600 N"/>
        </draw:custom-shape>
        <draw:custom-shape draw:name="Rectangle 13" draw:style-name="gr41" draw:text-style-name="P12" draw:layer="layout" svg:width="1.904cm" svg:height="11.471cm" svg:x="12.7cm" svg:y="6.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7" draw:text-style-name="P11" draw:layer="layout" svg:width="6.476cm" svg:height="1.775cm" svg:x="14.746cm" svg:y="17.216cm">
          <text:p text:style-name="P17"><text:span text:style-name="T12">(n) Nehalem processor</text:span></text:p>
          <text:p text:style-name="P17"><text:span text:style-name="T12">(h) Haswell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20"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he CPU-Memory Gap"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The CPU-Memory Gap</text:span></text:p>
          </draw:text-box>
        </draw:frame>
        <draw:custom-shape draw:name="Rectangle 4" draw:style-name="gr42" draw:text-style-name="P11" draw:layer="layout" svg:width="22.687cm" svg:height="1.216cm" svg:x="1.124cm" svg:y="3.175cm">
          <text:p text:style-name="P41"><text:span text:style-name="T42">The gap widens between DRAM, disk, and CPU spee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3" draw:style-name="gr10" draw:text-style-name="P24" draw:layer="layout" svg:width="23.393cm" svg:height="13.134cm" svg:x="0.954cm" svg:y="4.928cm">
          <draw:object xlink:href="./Object 2" xlink:type="simple" xlink:show="embed" xlink:actuate="onLoad">
            <loext:p/>
          </draw:object>
          <draw:image xlink:href="./ObjectReplacements/Object 2" xlink:type="simple" xlink:show="embed" xlink:actuate="onLoad"/>
        </draw:frame>
        <draw:custom-shape draw:name="TextBox 8" draw:style-name="gr37" draw:text-style-name="P11" draw:layer="layout" svg:width="2.201cm" svg:height="1.013cm" svg:x="15.133cm" svg:y="11.554cm">
          <text:p text:style-name="P17"><text:span text:style-name="T15">D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7" draw:text-style-name="P42" draw:layer="layout" svg:width="1.591cm" svg:height="1.013cm" svg:x="13.395cm" svg:y="14.986cm">
          <text:p text:style-name="P17"><text:span text:style-name="T15">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7" draw:text-style-name="P11" draw:layer="layout" svg:width="1.506cm" svg:height="1.013cm" svg:x="15.867cm" svg:y="8.029cm">
          <text:p text:style-name="P17"><text:span text:style-name="T15">S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7" draw:text-style-name="P11" draw:layer="layout" svg:width="1.621cm" svg:height="1.013cm" svg:x="15.061cm" svg:y="6.382cm">
          <text:p text:style-name="P17"><text:span text:style-name="T15">Di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21"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to the Rescue!&#9;"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Locality to the Rescue!</text:span><text:span text:style-name="T1"><text:tab/></text:span></text:p>
          </draw:text-box>
        </draw:frame>
        <draw:frame draw:name="Content Placeholder 2" presentation:style-name="pr5" draw:text-style-name="P11" draw:layer="layout" svg:width="21.933cm" svg:height="13.81cm" svg:x="1.102cm" svg:y="3.784cm" presentation:class="outline" presentation:user-transformed="true">
          <draw:text-box>
            <text:p text:style-name="P14"><text:span text:style-name="T6"/></text:p>
            <text:p text:style-name="P43"><text:span text:style-name="T6">The key to bridging this CPU-Memory gap is a fundamental property of computer programs known as </text:span><text:span text:style-name="T25">locality</text:span></text:p>
          </draw:text-box>
        </draw:frame>
        <presentation:notes draw:style-name="dp3">
          <draw:page-thumbnail draw:style-name="gr1" draw:layer="layout" svg:width="13.968cm" svg:height="10.476cm" svg:x="3.81cm" svg:y="2.123cm" draw:page-number="22" presentation:class="page"/>
          <draw:frame presentation:style-name="pr11" draw:text-style-name="P38" draw:layer="layout" svg:width="17.271cm" svg:height="12.572cm" svg:x="2.159cm" svg:y="13.271cm" presentation:class="notes" presentation:placeholder="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10"><text:span text:style-name="T7">Performance</text:span></text:p>
              </text:list-item>
              <text:list-item>
                <text:p text:style-name="P10"><text:span text:style-name="T43">Storage technologies and trends</text:span></text:p>
              </text:list-item>
              <text:list-item>
                <text:p text:style-name="P10"><text:span text:style-name="T6">Locality of reference</text:span></text:p>
              </text:list-item>
              <text:list-item>
                <text:p text:style-name="P10"><text:span text:style-name="T43">Caching in the memory hierarchy</text:span></text:p>
              </text:list-item>
            </text:list>
          </draw:text-box>
        </draw:frame>
        <presentation:notes draw:style-name="dp2">
          <draw:page-thumbnail draw:name="Slide Image Placeholder 1" draw:style-name="gr1" draw:layer="layout" svg:width="13.968cm" svg:height="10.476cm" svg:x="3.81cm" svg:y="2.123cm" draw:page-number="23"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Locality" draw:style-name="dp1" draw:master-page-name="Title_20_Slide" presentation:presentation-page-layout-name="AL2T11">
        <office:forms form:automatic-focus="false" form:apply-design-mode="false"/>
        <draw:frame draw:name="Title 1" presentation:style-name="pr1" draw:text-style-name="P2" draw:layer="layout" svg:width="22.714cm" svg:height="2.116cm" svg:x="0.992cm" svg:y="1.21cm" presentation:class="title" presentation:user-transformed="true">
          <draw:text-box>
            <text:p text:style-name="P9"><text:span text:style-name="T1">Localit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44"><text:span text:style-name="T44">Principle of Locality:</text:span><text:span text:style-name="T6"> Programs tend to use data and instructions with addresses near or equal to those they have used recently</text:span></text:p>
              </text:list-item>
            </text:list>
            <text:p text:style-name="P44"><text:span text:style-name="T44"/></text:p>
            <text:list text:continue-numbering="true" text:style-name="L3">
              <text:list-item>
                <text:p xml:id="id4" text:id="id4" text:style-name="P44"><text:span text:style-name="T44">Temporal locality: <text:s/></text:span></text:p>
              </text:list-item>
            </text:list>
            <text:list text:style-name="L4">
              <text:list-item>
                <text:list>
                  <text:list-item>
                    <text:p xml:id="id5" text:id="id5" text:style-name="P45"><text:span text:style-name="T2">Recently referenced items are likely </text:span><text:span text:style-name="T2"><text:line-break/></text:span><text:span text:style-name="T2">to be referenced again in the near future</text:span></text:p>
                  </text:list-item>
                </text:list>
              </text:list-item>
            </text:list>
            <text:p text:style-name="P44"><text:span text:style-name="T44"/></text:p>
            <text:list text:continue-numbering="true" text:style-name="L4">
              <text:list-item>
                <text:p xml:id="id9" text:id="id9" text:style-name="P44"><text:span text:style-name="T44">Spatial locality: <text:s/></text:span></text:p>
                <text:list>
                  <text:list-item>
                    <text:p xml:id="id10" text:id="id10" text:style-name="P45"><text:span text:style-name="T2">Items with nearby addresses tend </text:span><text:span text:style-name="T2"><text:line-break/></text:span><text:span text:style-name="T2">to be referenced close together in time</text:span></text:p>
                  </text:list-item>
                </text:list>
              </text:list-item>
            </text:list>
            <text:p text:style-name="P43"><text:span text:style-name="T6"/></text:p>
            <text:p text:style-name="P46"><text:span text:style-name="T6"/></text:p>
          </draw:text-box>
        </draw:frame>
        <draw:custom-shape draw:name="Rectangle 3" draw:style-name="gr43" draw:text-style-name="P35" xml:id="id6" draw:id="id6" draw:layer="layout" svg:width="5.291cm" svg:height="0.846cm" svg:x="16.933cm" svg:y="8.678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4" draw:text-style-name="P47" xml:id="id7" draw:id="id7" draw:layer="layout" svg:width="1.057cm" svg:height="0.846cm" svg:x="18.027cm" svg:y="8.678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45" draw:text-style-name="P12" xml:id="id8" draw:id="id8" draw:layer="layout" svg:width="1.743cm" svg:height="1.203cm" svg:x="17.553cm" svg:y="7.262cm">
          <text:p><text:span text:style-name="T19"/></text:p>
          <draw:enhanced-geometry draw:mirror-horizontal="false" draw:mirror-vertical="false" svg:viewBox="0 0 0 0" drawooo:sub-view-size="627844 433589" draw:text-areas="0 0 ?f8 ?f9" draw:type="ooxml-non-primitive" draw:enhanced-path="M 290847 433589 C 145423 284408 0 135228 46149 72980 92298 10732 507642 0 567743 60101 627844 120202 517300 276895 406757 433589 N">
            <draw:equation draw:name="f0" draw:formula="290847*logwidth/627844"/>
            <draw:equation draw:name="f1" draw:formula="433589*logheight/433589"/>
            <draw:equation draw:name="f2" draw:formula="46149*logwidth/627844"/>
            <draw:equation draw:name="f3" draw:formula="72980*logheight/433589"/>
            <draw:equation draw:name="f4" draw:formula="567743*logwidth/627844"/>
            <draw:equation draw:name="f5" draw:formula="60101*logheight/433589"/>
            <draw:equation draw:name="f6" draw:formula="406757*logwidth/627844"/>
            <draw:equation draw:name="f7" draw:formula="433589*logheight/433589"/>
            <draw:equation draw:name="f8" draw:formula="logwidth"/>
            <draw:equation draw:name="f9" draw:formula="logheight"/>
          </draw:enhanced-geometry>
        </draw:custom-shape>
        <draw:custom-shape draw:name="Rectangle 6" draw:style-name="gr43" draw:text-style-name="P35" xml:id="id11" draw:id="id11" draw:layer="layout" svg:width="5.291cm" svg:height="0.846cm" svg:x="16.951cm" svg:y="12.825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4" draw:text-style-name="P47" xml:id="id12" draw:id="id12" draw:layer="layout" svg:width="1.057cm" svg:height="0.846cm" svg:x="18.044cm" svg:y="12.825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47" xml:id="id13" draw:id="id13" draw:layer="layout" svg:width="1.057cm" svg:height="0.846cm" svg:x="19.085cm" svg:y="12.825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45" draw:text-style-name="P12" xml:id="id14" draw:id="id14" draw:layer="layout" svg:width="2.336cm" svg:height="0.998cm" svg:x="17.824cm" svg:y="11.629cm">
          <text:p><text:span text:style-name="T19"/></text:p>
          <draw:enhanced-geometry draw:mirror-horizontal="false" draw:mirror-vertical="false" svg:viewBox="0 0 0 0" drawooo:sub-view-size="841420 359535" draw:text-areas="0 0 ?f8 ?f9" draw:type="ooxml-non-primitive" draw:enhanced-path="M 200695 353095 C 100347 230209 0 107323 91225 56881 182450 6439 654676 0 748048 50442 841420 100884 746438 230209 651456 359535 N">
            <draw:equation draw:name="f0" draw:formula="200695*logwidth/841420"/>
            <draw:equation draw:name="f1" draw:formula="353095*logheight/359535"/>
            <draw:equation draw:name="f2" draw:formula="91225*logwidth/841420"/>
            <draw:equation draw:name="f3" draw:formula="56881*logheight/359535"/>
            <draw:equation draw:name="f4" draw:formula="748048*logwidth/841420"/>
            <draw:equation draw:name="f5" draw:formula="50442*logheight/359535"/>
            <draw:equation draw:name="f6" draw:formula="651456*logwidth/841420"/>
            <draw:equation draw:name="f7" draw:formula="359535*logheight/359535"/>
            <draw:equation draw:name="f8" draw:formula="logwidth"/>
            <draw:equation draw:name="f9" draw:formula="logheight"/>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name="Slide Image Placeholder 1" draw:style-name="gr1" draw:layer="layout" svg:width="13.968cm" svg:height="10.476cm" svg:x="3.81cm" svg:y="2.123cm" draw:page-number="24"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Locality Example" draw:style-name="dp1" draw:master-page-name="Title_20_Slide" presentation:presentation-page-layout-name="AL2T11">
        <office:forms form:automatic-focus="false" form:apply-design-mode="false"/>
        <draw:frame draw:name="Title 4" presentation:style-name="pr1" draw:text-style-name="P2" draw:layer="layout" svg:width="21.088cm" svg:height="2.116cm" svg:x="0.992cm" svg:y="1.21cm" presentation:class="title" presentation:user-transformed="true">
          <draw:text-box>
            <text:p text:style-name="P9"><text:span text:style-name="T1">Locality Example</text:span></text:p>
          </draw:text-box>
        </draw:frame>
        <draw:frame draw:name="Content Placeholder 2" presentation:style-name="pr5" draw:text-style-name="P11" draw:layer="layout" svg:width="14.772cm" svg:height="7.69cm" svg:x="1.102cm" svg:y="8.184cm" presentation:class="outline" presentation:user-transformed="true">
          <draw:text-box>
            <text:list text:style-name="L3">
              <text:list-item>
                <text:p text:style-name="P14"><text:span text:style-name="T6">Data references</text:span></text:p>
              </text:list-item>
            </text:list>
            <text:list text:style-name="L4">
              <text:list-item>
                <text:list>
                  <text:list-item>
                    <text:p text:style-name="P15"><text:span text:style-name="T2">Reference array elements in succession (stride-1 reference pattern).</text:span></text:p>
                  </text:list-item>
                  <text:list-item>
                    <text:p text:style-name="P15"><text:span text:style-name="T2">Reference variable </text:span><text:span text:style-name="T45">sum</text:span><text:span text:style-name="T46"> each iteration.</text:span></text:p>
                  </text:list-item>
                </text:list>
              </text:list-item>
              <text:list-item>
                <text:p text:style-name="P14"><text:span text:style-name="T47">Instruction references</text:span></text:p>
                <text:list>
                  <text:list-item>
                    <text:p text:style-name="P15"><text:span text:style-name="T46">Reference instructions in sequence.</text:span></text:p>
                  </text:list-item>
                  <text:list-item>
                    <text:p text:style-name="P15"><text:span text:style-name="T46">Cycle through loop repeatedly. </text:span></text:p>
                  </text:list-item>
                </text:list>
              </text:list-item>
            </text:list>
            <text:p text:style-name="P14"><text:span text:style-name="T47"/></text:p>
          </draw:text-box>
        </draw:frame>
        <draw:custom-shape draw:name="Rectangle 4" draw:style-name="gr46" draw:text-style-name="P49" draw:layer="layout" svg:width="8.457cm" svg:height="2.951cm" svg:x="8.471cm" svg:y="4.586cm">
          <text:p text:style-name="P48"><text:span text:style-name="T31">sum = 0;</text:span></text:p>
          <text:p text:style-name="P48"><text:span text:style-name="T31">for (i = 0; i &lt; n; i++)</text:span></text:p>
          <text:p text:style-name="P48"><text:span text:style-name="T31"><text:tab/></text:span><text:span text:style-name="T31">sum += a[i];</text:span></text:p>
          <text:p text:style-name="P48"><text:span text:style-name="T31">return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7" draw:text-style-name="P11" xml:id="id15" draw:id="id15" draw:layer="layout" svg:width="5.625cm" svg:height="1.267cm" svg:x="15.902cm" svg:y="9.891cm">
          <text:p text:style-name="P17"><text:span text:style-name="T25">Spati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7" draw:text-style-name="P11" xml:id="id16" draw:id="id16" draw:layer="layout" svg:width="6.523cm" svg:height="1.267cm" svg:x="15.905cm" svg:y="11.174cm">
          <text:p text:style-name="P17"><text:span text:style-name="T25">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7" draw:text-style-name="P11" xml:id="id17" draw:id="id17" draw:layer="layout" svg:width="5.625cm" svg:height="1.267cm" svg:x="15.902cm" svg:y="13.335cm">
          <text:p text:style-name="P17"><text:span text:style-name="T25">Spati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7" draw:text-style-name="P11" xml:id="id18" draw:id="id18" draw:layer="layout" svg:width="6.523cm" svg:height="1.267cm" svg:x="15.905cm" svg:y="14.438cm">
          <text:p text:style-name="P17"><text:span text:style-name="T25">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3">
          <draw:page-thumbnail draw:style-name="gr1" draw:layer="layout" svg:width="13.968cm" svg:height="10.476cm" svg:x="3.81cm" svg:y="2.123cm" draw:page-number="25" presentation:class="page"/>
          <draw:frame presentation:style-name="pr11" draw:text-style-name="P38" draw:layer="layout" svg:width="17.271cm" svg:height="12.572cm" svg:x="2.159cm" svg:y="13.271cm" presentation:class="notes" presentation:placeholder="true">
            <draw:text-box/>
          </draw:frame>
        </presentation:notes>
      </draw:page>
      <draw:page draw:name="Qualitative Estimates of Locality" draw:style-name="dp1" draw:master-page-name="Title_20_Slide" presentation:presentation-page-layout-name="AL2T11">
        <office:forms form:automatic-focus="false" form:apply-design-mode="false"/>
        <draw:frame draw:name="Rectangle 1029" presentation:style-name="pr1" draw:text-style-name="P2" draw:layer="layout" svg:width="22.714cm" svg:height="2.116cm" svg:x="0.992cm" svg:y="1.21cm" presentation:class="title" presentation:user-transformed="true">
          <draw:text-box>
            <text:p text:style-name="P9"><text:span text:style-name="T11">Qualitative Estimates of Locality</text:span></text:p>
          </draw:text-box>
        </draw:frame>
        <draw:frame draw:name="Rectangle 1030" presentation:style-name="pr8" draw:text-style-name="P11" draw:layer="layout" svg:width="21.933cm" svg:height="13.81cm" svg:x="1.102cm" svg:y="3.784cm" presentation:class="outline" presentation:user-transformed="true">
          <draw:text-box>
            <text:list text:style-name="L3">
              <text:list-item>
                <text:p text:style-name="P14"><text:span text:style-name="T25">Claim:</text:span><text:span text:style-name="T6"> Being able to look at code and get a qualitative sense of its locality is a key skill for a professional programmer.</text:span></text:p>
              </text:list-item>
            </text:list>
            <text:p text:style-name="P14"><text:span text:style-name="T6"/></text:p>
            <text:list text:continue-numbering="true" text:style-name="L3">
              <text:list-item>
                <text:p text:style-name="P14"><text:span text:style-name="T25">Question:</text:span><text:span text:style-name="T6"> Does this function have good locality with respect to array </text:span><text:span text:style-name="T48">a</text:span><text:span text:style-name="T47">?</text:span></text:p>
              </text:list-item>
            </text:list>
          </draw:text-box>
        </draw:frame>
        <draw:custom-shape draw:name="Text Box 1028" draw:style-name="gr47" draw:text-style-name="P18" draw:layer="layout" svg:width="12.314cm" svg:height="7.109cm" svg:x="5.938cm" svg:y="11.223cm">
          <text:p text:style-name="P17"><text:span text:style-name="T49">int sum_array_rows(int a[M][N])</text:span></text:p>
          <text:p text:style-name="P17"><text:span text:style-name="T49">{</text:span></text:p>
          <text:p text:style-name="P17"><text:span text:style-name="T49"><text:s text:c="4"/></text:span><text:span text:style-name="T49">int i, j, sum = 0;</text:span></text:p>
          <text:p text:style-name="P17"><text:span text:style-name="T49"/></text:p>
          <text:p text:style-name="P17"><text:span text:style-name="T49"><text:s text:c="4"/></text:span><text:span text:style-name="T49">for (i = 0; i &lt; M; i++)</text:span></text:p>
          <text:p text:style-name="P17"><text:span text:style-name="T49"><text:s text:c="8"/></text:span><text:span text:style-name="T49">for (j = 0; j &lt; N; j++)</text:span></text:p>
          <text:p text:style-name="P17"><text:span text:style-name="T49"><text:s text:c="12"/></text:span><text:span text:style-name="T49">sum += a[i][j];</text:span></text:p>
          <text:p text:style-name="P17"><text:span text:style-name="T49"><text:s text:c="4"/></text:span><text:span text:style-name="T49">return sum;</text:span></text:p>
          <text:p text:style-name="P17"><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2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Example" draw:style-name="dp1" draw:master-page-name="Title_20_Slide" presentation:presentation-page-layout-name="AL2T11">
        <office:forms form:automatic-focus="false" form:apply-design-mode="false"/>
        <draw:frame draw:name="Rectangle 5" presentation:style-name="pr1" draw:text-style-name="P2" draw:layer="layout" svg:width="21.088cm" svg:height="2.116cm" svg:x="0.992cm" svg:y="1.21cm" presentation:class="title" presentation:user-transformed="true">
          <draw:text-box>
            <text:p text:style-name="P9"><text:span text:style-name="T1">Locality Example</text:span></text:p>
          </draw:text-box>
        </draw:frame>
        <draw:frame draw:name="Rectangle 6" presentation:style-name="pr8" draw:text-style-name="P11" draw:layer="layout" svg:width="21.933cm" svg:height="13.81cm" svg:x="1.102cm" svg:y="3.784cm" presentation:class="outline" presentation:user-transformed="true">
          <draw:text-box>
            <text:list text:style-name="L3">
              <text:list-item>
                <text:p text:style-name="P14"><text:span text:style-name="T25">Question:</text:span><text:span text:style-name="T6"> Does this function have good locality with respect to array </text:span><text:span text:style-name="T48">a</text:span><text:span text:style-name="T47">?</text:span></text:p>
              </text:list-item>
            </text:list>
          </draw:text-box>
        </draw:frame>
        <draw:custom-shape draw:name="Text Box 4" draw:style-name="gr47" draw:text-style-name="P18" draw:layer="layout" svg:width="12.314cm" svg:height="7.109cm" svg:x="5.06cm" svg:y="6.901cm">
          <text:p text:style-name="P17"><text:span text:style-name="T49">int sum_array_cols(int a[M][N])</text:span></text:p>
          <text:p text:style-name="P17"><text:span text:style-name="T49">{</text:span></text:p>
          <text:p text:style-name="P17"><text:span text:style-name="T49"><text:s text:c="4"/></text:span><text:span text:style-name="T49">int i, j, sum = 0;</text:span></text:p>
          <text:p text:style-name="P17"><text:span text:style-name="T49"/></text:p>
          <text:p text:style-name="P17"><text:span text:style-name="T49"><text:s text:c="4"/></text:span><text:span text:style-name="T49">for (j = 0; j &lt; N; j++)</text:span></text:p>
          <text:p text:style-name="P17"><text:span text:style-name="T49"><text:s text:c="8"/></text:span><text:span text:style-name="T49">for (i = 0; i &lt; M; i++)</text:span></text:p>
          <text:p text:style-name="P17"><text:span text:style-name="T49"><text:s text:c="12"/></text:span><text:span text:style-name="T49">sum += a[i][j];</text:span></text:p>
          <text:p text:style-name="P17"><text:span text:style-name="T49"><text:s text:c="4"/></text:span><text:span text:style-name="T49">return sum;</text:span></text:p>
          <text:p text:style-name="P17"><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2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Example" draw:style-name="dp1" draw:master-page-name="Title_20_Slide" presentation:presentation-page-layout-name="AL2T11">
        <office:forms form:automatic-focus="false" form:apply-design-mode="false"/>
        <draw:frame draw:name="Rectangle 1029" presentation:style-name="pr1" draw:text-style-name="P2" draw:layer="layout" svg:width="21.088cm" svg:height="2.116cm" svg:x="0.992cm" svg:y="1.21cm" presentation:class="title" presentation:user-transformed="true">
          <draw:text-box>
            <text:p text:style-name="P9"><text:span text:style-name="T1">Locality Example</text:span></text:p>
          </draw:text-box>
        </draw:frame>
        <draw:frame draw:name="Rectangle 1030" presentation:style-name="pr8" draw:text-style-name="P11" draw:layer="layout" svg:width="21.933cm" svg:height="13.81cm" svg:x="1.102cm" svg:y="3.784cm" presentation:class="outline" presentation:user-transformed="true">
          <draw:text-box>
            <text:list text:style-name="L3">
              <text:list-item>
                <text:p text:style-name="P14"><text:span text:style-name="T25">Question</text:span><text:span text:style-name="T6">: Can you permute the loops so that the function scans the 3-d array </text:span><text:span text:style-name="T48">a </text:span><text:span text:style-name="T47">with a stride-1 reference pattern (and thus has good spatial locality)?</text:span></text:p>
              </text:list-item>
            </text:list>
          </draw:text-box>
        </draw:frame>
        <draw:custom-shape draw:name="Text Box 1028" draw:style-name="gr47" draw:text-style-name="P18" draw:layer="layout" svg:width="13.838cm" svg:height="7.871cm" svg:x="5.401cm" svg:y="8.427cm">
          <text:p text:style-name="P17"><text:span text:style-name="T49">int sum_array_3d(int a[L][M][N])</text:span></text:p>
          <text:p text:style-name="P17"><text:span text:style-name="T49">{</text:span></text:p>
          <text:p text:style-name="P17"><text:span text:style-name="T49"><text:s text:c="4"/></text:span><text:span text:style-name="T49">int i, j, k, sum = 0;</text:span></text:p>
          <text:p text:style-name="P17"><text:span text:style-name="T49"/></text:p>
          <text:p text:style-name="P17"><text:span text:style-name="T49"><text:s text:c="4"/></text:span><text:span text:style-name="T49">for (i = 0; i &lt; M; i++)</text:span></text:p>
          <text:p text:style-name="P17"><text:span text:style-name="T49"><text:s text:c="8"/></text:span><text:span text:style-name="T49">for (j = 0; j &lt; N; j++)</text:span></text:p>
          <text:p text:style-name="P17"><text:span text:style-name="T49"><text:s text:c="12"/></text:span><text:span text:style-name="T49">for (k = 0; k &lt; L; k++)</text:span></text:p>
          <text:p text:style-name="P17"><text:span text:style-name="T49"><text:s text:c="16"/></text:span><text:span text:style-name="T49">sum += a[k][i][j];</text:span></text:p>
          <text:p text:style-name="P17"><text:span text:style-name="T49"><text:s text:c="4"/></text:span><text:span text:style-name="T49">return sum;</text:span></text:p>
          <text:p text:style-name="P17"><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28"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Hierarchies" draw:style-name="dp1" draw:master-page-name="Title_20_Slide" presentation:presentation-page-layout-name="AL2T11">
        <office:forms form:automatic-focus="false" form:apply-design-mode="false"/>
        <draw:frame draw:name="Rectangle 4" presentation:style-name="pr1" draw:text-style-name="P2" draw:layer="layout" svg:width="21.088cm" svg:height="2.116cm" svg:x="0.992cm" svg:y="1.21cm" presentation:class="title" presentation:user-transformed="true">
          <draw:text-box>
            <text:p text:style-name="P9"><text:span text:style-name="T1">Memory Hierarchies</text:span></text:p>
          </draw:text-box>
        </draw:frame>
        <draw:frame draw:name="Rectangle 5" presentation:style-name="pr8" draw:text-style-name="P11" draw:layer="layout" svg:width="21.933cm" svg:height="13.81cm" svg:x="1.102cm" svg:y="3.784cm" presentation:class="outline" presentation:user-transformed="true">
          <draw:text-box>
            <text:list text:style-name="L3">
              <text:list-item>
                <text:p text:style-name="P14"><text:span text:style-name="T9">Some fundamental and enduring properties of hardware and software:</text:span></text:p>
              </text:list-item>
            </text:list>
            <text:list text:style-name="L4">
              <text:list-item>
                <text:list>
                  <text:list-item>
                    <text:p text:style-name="P15"><text:span text:style-name="T10">Fast storage technologies cost more per byte, have less capacity, and require more power (heat!). </text:span></text:p>
                  </text:list-item>
                  <text:list-item>
                    <text:p text:style-name="P15"><text:span text:style-name="T10">The gap between CPU and main memory speed is widening.</text:span></text:p>
                  </text:list-item>
                  <text:list-item>
                    <text:p text:style-name="P15"><text:span text:style-name="T10">Well-written programs tend to exhibit good locality.</text:span></text:p>
                  </text:list-item>
                </text:list>
              </text:list-item>
            </text:list>
            <text:p text:style-name="P27"><text:span text:style-name="T2"/></text:p>
            <text:list text:continue-numbering="true" text:style-name="L4">
              <text:list-item>
                <text:p text:style-name="P14"><text:span text:style-name="T9">These fundamental properties complement each other beautifully.</text:span></text:p>
              </text:list-item>
            </text:list>
            <text:p text:style-name="P14"><text:span text:style-name="T6"/></text:p>
            <text:list text:continue-numbering="true" text:style-name="L4">
              <text:list-item>
                <text:p text:style-name="P14"><text:span text:style-name="T9">They suggest an approach for organizing memory and storage systems known as a </text:span><text:span text:style-name="T50">memory hierarchy</text:span><text:span text:style-name="T9">.</text:span></text:p>
              </text:list-item>
            </text:list>
          </draw:text-box>
        </draw:frame>
        <presentation:notes draw:style-name="dp2">
          <draw:page-thumbnail draw:name="Rectangle 2" draw:style-name="gr1" draw:layer="layout" svg:width="13.968cm" svg:height="10.476cm" svg:x="3.81cm" svg:y="2.123cm" draw:page-number="29"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10"><text:span text:style-name="T7">Performance</text:span></text:p>
              </text:list-item>
              <text:list-item>
                <text:p text:style-name="P10"><text:span text:style-name="T43">Storage technologies and trends</text:span></text:p>
              </text:list-item>
              <text:list-item>
                <text:p text:style-name="P10"><text:span text:style-name="T43">Locality of reference</text:span></text:p>
              </text:list-item>
              <text:list-item>
                <text:p text:style-name="P10"><text:span text:style-name="T6">Caching in the memory hierarchy</text:span></text:p>
              </text:list-item>
            </text:list>
          </draw:text-box>
        </draw:frame>
        <presentation:notes draw:style-name="dp2">
          <draw:page-thumbnail draw:name="Slide Image Placeholder 1" draw:style-name="gr1" draw:layer="layout" svg:width="13.968cm" svg:height="10.476cm" svg:x="3.81cm" svg:y="2.123cm" draw:page-number="30"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Example Memory &#10;     Hierarchy" draw:style-name="dp1" draw:master-page-name="Title_20_Slide" presentation:presentation-page-layout-name="AL2T11">
        <office:forms form:automatic-focus="false" form:apply-design-mode="false"/>
        <draw:frame draw:name="Rectangle 1" presentation:style-name="pr10" draw:text-style-name="P2" draw:layer="layout" svg:width="24.213cm" svg:height="2.173cm" svg:x="0.172cm" svg:y="0.688cm" presentation:class="title" presentation:user-transformed="true">
          <draw:text-box>
            <text:p text:style-name="P9"><text:span text:style-name="T51">Example Memory </text:span><text:span text:style-name="T51"><text:line-break/></text:span><text:span text:style-name="T51"> <text:s text:c="4"/>Hierarchy</text:span></text:p>
          </draw:text-box>
        </draw:frame>
        <draw:custom-shape draw:name="AutoShape 195" draw:style-name="gr48" draw:text-style-name="P50" draw:layer="layout" svg:width="19.172cm" svg:height="17.933cm" svg:x="1.535cm" svg:y="0.9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Text Box 196" draw:style-name="gr49" draw:text-style-name="P11" draw:layer="layout" svg:width="1.98cm" svg:height="1.014cm" svg:x="10.276cm" svg:y="2.323cm">
          <text:p text:style-name="P32"><text:span text:style-name="T52">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8" draw:style-name="gr49" draw:text-style-name="P11" draw:layer="layout" svg:width="3.246cm" svg:height="1.776cm" svg:x="9.643cm" svg:y="3.574cm">
          <text:p text:style-name="P32"><text:span text:style-name="T52">L1 cache </text:span></text:p>
          <text:p text:style-name="P32"><text:span text:style-name="T52">(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9" draw:style-name="gr49" draw:text-style-name="P11" draw:layer="layout" svg:width="4.343cm" svg:height="1.776cm" svg:x="9.095cm" svg:y="10.625cm">
          <text:p text:style-name="P32"><text:span text:style-name="T52">Main memory</text:span></text:p>
          <text:p text:style-name="P32"><text:span text:style-name="T52">(D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0" draw:style-name="gr49" draw:text-style-name="P11" draw:layer="layout" svg:width="7.403cm" svg:height="1.776cm" svg:x="7.565cm" svg:y="13.474cm">
          <text:p text:style-name="P32"><text:span text:style-name="T52">Local secondary storage</text:span></text:p>
          <text:p text:style-name="P32"><text:span text:style-name="T52">(local di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3" draw:style-name="gr50" draw:text-style-name="P12" draw:layer="layout" svg:x1="9.758cm" svg:y1="3.514cm" svg:x2="12.483cm" svg:y2="3.515cm">
          <text:p/>
        </draw:line>
        <draw:line draw:name="Line 204" draw:style-name="gr50" draw:text-style-name="P12" draw:layer="layout" svg:x1="8.784cm" svg:y1="5.287cm" svg:x2="13.427cm" svg:y2="5.288cm">
          <text:p/>
        </draw:line>
        <draw:line draw:name="Line 205" draw:style-name="gr50" draw:text-style-name="P12" draw:layer="layout" svg:x1="7.721cm" svg:y1="7.377cm" svg:x2="14.521cm" svg:y2="7.378cm">
          <text:p/>
        </draw:line>
        <draw:line draw:name="Line 222" draw:style-name="gr51" draw:text-style-name="P12" draw:layer="layout" svg:x1="0.211cm" svg:y1="9.648cm" svg:x2="0.212cm" svg:y2="16.161cm">
          <text:p/>
        </draw:line>
        <draw:custom-shape draw:name="Text Box 223" draw:style-name="gr49" draw:text-style-name="P11" draw:layer="layout" svg:width="2.912cm" svg:height="4.984cm" svg:x="0.363cm" svg:y="10.099cm">
          <text:p text:style-name="P34"><text:span text:style-name="T53">Larger, <text:s/></text:span></text:p>
          <text:p text:style-name="P34"><text:span text:style-name="T53">slower, </text:span></text:p>
          <text:p text:style-name="P34"><text:span text:style-name="T53">and </text:span></text:p>
          <text:p text:style-name="P34"><text:span text:style-name="T53">cheaper </text:span></text:p>
          <text:p text:style-name="P34"><text:span text:style-name="T53">(per byte)</text:span></text:p>
          <text:p text:style-name="P34"><text:span text:style-name="T53">storage</text:span></text:p>
          <text:p text:style-name="P34"><text:span text:style-name="T53">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4" draw:style-name="gr50" draw:text-style-name="P12" draw:layer="layout" svg:x1="6.266cm" svg:y1="9.961cm" svg:x2="15.919cm" svg:y2="9.962cm">
          <text:p/>
        </draw:line>
        <draw:custom-shape draw:name="Text Box 225" draw:style-name="gr49" draw:text-style-name="P11" draw:layer="layout" svg:width="8.11cm" svg:height="1.776cm" svg:x="7.211cm" svg:y="16.53cm">
          <text:p text:style-name="P32"><text:span text:style-name="T52">Remote secondary storage</text:span></text:p>
          <text:p text:style-name="P32"><text:span text:style-name="T52">(e.g., Web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7" draw:style-name="gr52" draw:text-style-name="P11" draw:layer="layout" svg:width="5.729cm" svg:height="2.028cm" svg:x="19.648cm" svg:y="14.942cm">
          <text:p text:style-name="P34"><text:span text:style-name="T54">Local disks hold files retrieved from disks </text:span></text:p>
          <text:p text:style-name="P34"><text:span text:style-name="T54">on remote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5" draw:style-name="gr50" draw:text-style-name="P12" draw:layer="layout" svg:x1="4.744cm" svg:y1="12.867cm" svg:x2="17.458cm" svg:y2="12.868cm">
          <text:p/>
        </draw:line>
        <draw:custom-shape draw:name="Text Box 236" draw:style-name="gr49" draw:text-style-name="P11" draw:layer="layout" svg:width="3.246cm" svg:height="1.776cm" svg:x="9.643cm" svg:y="5.422cm">
          <text:p text:style-name="P32"><text:span text:style-name="T52">L2 cache </text:span></text:p>
          <text:p text:style-name="P32"><text:span text:style-name="T52">(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3" draw:style-name="gr52" draw:text-style-name="P11" draw:layer="layout" svg:width="7.884cm" svg:height="1.436cm" svg:x="13.785cm" svg:y="4.569cm">
          <text:p text:style-name="P34"><text:span text:style-name="T54">L1 cache holds cache lines retrieved from the L2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3" draw:style-name="gr52" draw:text-style-name="P11" draw:layer="layout" svg:width="8.108cm" svg:height="1.436cm" svg:x="12.704cm" svg:y="2.712cm">
          <text:p text:style-name="P34"><text:span text:style-name="T54">CPU registers hold words retrieved from the L1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1" draw:style-name="gr52" draw:text-style-name="P11" draw:layer="layout" svg:width="7.302cm" svg:height="1.436cm" svg:x="14.905cm" svg:y="6.685cm">
          <text:p text:style-name="P34"><text:span text:style-name="T54">L2 cache holds cache lines</text:span></text:p>
          <text:p text:style-name="P34"><text:span text:style-name="T54"><text:s/></text:span><text:span text:style-name="T54">retrieved from L3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7" draw:style-name="gr49" draw:text-style-name="P11" draw:layer="layout" svg:width="1.456cm" svg:height="1.014cm" svg:x="8.996cm" svg:y="1.794cm">
          <text:p text:style-name="P34"><text:span text:style-name="T55">L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8" draw:style-name="gr49" draw:text-style-name="P11" draw:layer="layout" svg:width="1.456cm" svg:height="1.014cm" svg:x="7.973cm" svg:y="3.765cm">
          <text:p text:style-name="P34"><text:span text:style-name="T55">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9" draw:style-name="gr49" draw:text-style-name="P11" draw:layer="layout" svg:width="1.456cm" svg:height="1.014cm" svg:x="6.915cm" svg:y="5.674cm">
          <text:p text:style-name="P34"><text:span text:style-name="T55">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0" draw:style-name="gr49" draw:text-style-name="P11" draw:layer="layout" svg:width="1.456cm" svg:height="1.014cm" svg:x="5.786cm" svg:y="7.773cm">
          <text:p text:style-name="P34"><text:span text:style-name="T55">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1" draw:style-name="gr49" draw:text-style-name="P11" draw:layer="layout" svg:width="1.456cm" svg:height="1.014cm" svg:x="4.326cm" svg:y="10.547cm">
          <text:p text:style-name="P34"><text:span text:style-name="T55">L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2" draw:style-name="gr49" draw:text-style-name="P11" draw:layer="layout" svg:width="1.456cm" svg:height="1.014cm" svg:x="2.602cm" svg:y="13.652cm">
          <text:p text:style-name="P34"><text:span text:style-name="T55">L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9" draw:style-name="gr49" draw:text-style-name="P11" draw:layer="layout" svg:width="2.912cm" svg:height="4.984cm" svg:x="0.381cm" svg:y="3.189cm">
          <text:p text:style-name="P34"><text:span text:style-name="T53">Smaller,</text:span></text:p>
          <text:p text:style-name="P34"><text:span text:style-name="T53">faster,</text:span></text:p>
          <text:p text:style-name="P34"><text:span text:style-name="T53">and </text:span></text:p>
          <text:p text:style-name="P34"><text:span text:style-name="T53">costlier</text:span></text:p>
          <text:p text:style-name="P34"><text:span text:style-name="T53">(per byte)</text:span></text:p>
          <text:p text:style-name="P34"><text:span text:style-name="T53">storage </text:span></text:p>
          <text:p text:style-name="P34"><text:span text:style-name="T53">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1" draw:style-name="gr51" draw:text-style-name="P12" draw:layer="layout" svg:x1="0.251cm" svg:y1="8.634cm" svg:x2="0.252cm" svg:y2="2.65cm">
          <text:p/>
        </draw:line>
        <draw:line draw:name="Line 292" draw:style-name="gr50" draw:text-style-name="P12" draw:layer="layout" svg:x1="3.104cm" svg:y1="15.954cm" svg:x2="19.12cm" svg:y2="15.955cm">
          <text:p/>
        </draw:line>
        <draw:custom-shape draw:name="Text Box 293" draw:style-name="gr49" draw:text-style-name="P11" draw:layer="layout" svg:width="3.246cm" svg:height="1.776cm" svg:x="9.643cm" svg:y="7.732cm">
          <text:p text:style-name="P32"><text:span text:style-name="T52">L3 cache </text:span></text:p>
          <text:p text:style-name="P32"><text:span text:style-name="T52">(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5" draw:style-name="gr52" draw:text-style-name="P11" draw:layer="layout" svg:width="7.989cm" svg:height="1.436cm" svg:x="16.14cm" svg:y="9.19cm">
          <text:p text:style-name="P34"><text:span text:style-name="T54">L3 cache holds cache lines</text:span></text:p>
          <text:p text:style-name="P34"><text:span text:style-name="T54"><text:s/></text:span><text:span text:style-name="T54">retrieved from 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7" draw:style-name="gr49" draw:text-style-name="P11" draw:layer="layout" svg:width="1.456cm" svg:height="1.014cm" svg:x="1.085cm" svg:y="16.571cm">
          <text:p text:style-name="P34"><text:span text:style-name="T55">L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9" draw:style-name="gr52" draw:text-style-name="P11" draw:layer="layout" svg:width="6.066cm" svg:height="2.028cm" svg:x="17.777cm" svg:y="11.784cm">
          <text:p text:style-name="P34"><text:span text:style-name="T54">Main memory holds disk blocks retrieved from local di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 Box 1" draw:style-name="gr53" draw:text-style-name="P35" draw:layer="layout" svg:width="13.432cm" svg:height="9.945cm" svg:x="3.428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2" draw:text-style-name="P6" draw:layer="layout" svg:width="14.874cm" svg:height="11.985cm" svg:x="2.707cm" svg:y="12.651cm" presentation:class="notes" presentation:placeholder="true" presentation:user-transformed="true">
            <draw:text-box/>
          </draw:frame>
        </presentation:notes>
      </draw:page>
      <draw:page draw:name="Caches" draw:style-name="dp1" draw:master-page-name="Title_20_Slide" presentation:presentation-page-layout-name="AL2T11">
        <office:forms form:automatic-focus="false" form:apply-design-mode="false"/>
        <draw:frame draw:name="Rectangle 6" presentation:style-name="pr1" draw:text-style-name="P2" draw:layer="layout" svg:width="21.088cm" svg:height="2.116cm" svg:x="0.992cm" svg:y="1.21cm" presentation:class="title" presentation:user-transformed="true">
          <draw:text-box>
            <text:p text:style-name="P9"><text:span text:style-name="T1">Caches</text:span></text:p>
          </draw:text-box>
        </draw:frame>
        <draw:frame draw:name="Rectangle 7" presentation:style-name="pr8" draw:text-style-name="P11" draw:layer="layout" svg:width="23.45cm" svg:height="13.81cm" svg:x="1.102cm" svg:y="3.784cm" presentation:class="outline" presentation:user-transformed="true">
          <draw:text-box>
            <text:list text:style-name="L3">
              <text:list-item>
                <text:p text:style-name="P14"><text:span text:style-name="T56">Cache:</text:span><text:span text:style-name="T57"> </text:span><text:span text:style-name="T3">A smaller, faster storage device that acts as a staging area for a subset of the data in a larger, slower device.</text:span></text:p>
              </text:list-item>
              <text:list-item>
                <text:p text:style-name="P14"><text:span text:style-name="T3">Fundamental idea of a memory hierarchy:</text:span></text:p>
              </text:list-item>
            </text:list>
            <text:list text:style-name="L4">
              <text:list-item>
                <text:list>
                  <text:list-item>
                    <text:p text:style-name="P15"><text:span text:style-name="T13">For each k, the faster, smaller device at level k serves as a cache for the larger, slower device at level k+1.</text:span></text:p>
                  </text:list-item>
                </text:list>
              </text:list-item>
              <text:list-item>
                <text:p text:style-name="P14"><text:span text:style-name="T3">Why do memory hierarchies work?</text:span></text:p>
                <text:list>
                  <text:list-item>
                    <text:p text:style-name="P15"><text:span text:style-name="T13">Because of locality, programs tend to access the data at level k more often than they access the data at level k+1. </text:span></text:p>
                  </text:list-item>
                  <text:list-item>
                    <text:p text:style-name="P15"><text:span text:style-name="T13">Thus, the storage at level k+1 can be slower, and thus larger and cheaper per bit.</text:span></text:p>
                  </text:list-item>
                </text:list>
              </text:list-item>
              <text:list-item>
                <text:p text:style-name="P14"><text:span text:style-name="T56">Big Idea: <text:s/></text:span><text:span text:style-name="T3">The memory hierarchy creates a large pool of storage that costs as much as the cheap storage near the bottom, but that serves data to programs at the rate of the fast storage near the top.</text:span></text:p>
              </text:list-item>
            </text:list>
            <text:p text:style-name="P27"><text:span text:style-name="T2"/></text:p>
            <text:p text:style-name="P14"><text:span text:style-name="T6"/></text:p>
          </draw:text-box>
        </draw:frame>
        <presentation:notes draw:style-name="dp2">
          <draw:page-thumbnail draw:name="Rectangle 2" draw:style-name="gr1" draw:layer="layout" svg:width="13.968cm" svg:height="10.476cm" svg:x="3.81cm" svg:y="2.123cm" draw:page-number="32"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General Cache Concepts" draw:style-name="dp1" draw:master-page-name="Title_20_Slide" presentation:presentation-page-layout-name="AL3T19">
        <office:forms form:automatic-focus="false" form:apply-design-mode="false"/>
        <draw:custom-shape draw:name="Up-Down Arrow 34" draw:style-name="gr54" draw:text-style-name="P51"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Cache Concepts</text:span></text:p>
          </draw:text-box>
        </draw:frame>
        <draw:custom-shape draw:name="Rectangle 2" draw:style-name="gr55" draw:text-style-name="P31"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6" draw:text-style-name="P52"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7" draw:text-style-name="P30" draw:layer="layout" svg:width="2.116cm" svg:height="0.846cm" svg:x="5.715cm" svg:y="12.277cm">
          <text:p text:style-name="P53"><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7" draw:text-style-name="P30" draw:layer="layout" svg:width="2.116cm" svg:height="0.846cm" svg:x="8.043cm" svg:y="12.277cm">
          <text:p text:style-name="P53"><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7" draw:text-style-name="P30" draw:layer="layout" svg:width="2.116cm" svg:height="0.846cm" svg:x="10.372cm" svg:y="12.277cm">
          <text:p text:style-name="P53"><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7" draw:text-style-name="P30" draw:layer="layout" svg:width="2.116cm" svg:height="0.846cm" svg:x="12.7cm" svg:y="12.277cm">
          <text:p text:style-name="P53"><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30" draw:layer="layout" svg:width="2.116cm" svg:height="0.846cm" svg:x="5.715cm" svg:y="13.335cm">
          <text:p text:style-name="P53"><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7" draw:text-style-name="P30" draw:layer="layout" svg:width="2.116cm" svg:height="0.846cm" svg:x="8.043cm" svg:y="13.335cm">
          <text:p text:style-name="P53"><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7" draw:text-style-name="P30" draw:layer="layout" svg:width="2.116cm" svg:height="0.846cm" svg:x="10.372cm" svg:y="13.335cm">
          <text:p text:style-name="P53"><text:span text:style-name="T1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7" draw:text-style-name="P30" draw:layer="layout" svg:width="2.116cm" svg:height="0.846cm" svg:x="12.7cm" svg:y="13.335cm">
          <text:p text:style-name="P53"><text:span text:style-name="T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7" draw:text-style-name="P30" draw:layer="layout" svg:width="2.116cm" svg:height="0.846cm" svg:x="5.715cm" svg:y="14.393cm">
          <text:p text:style-name="P53"><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7" draw:text-style-name="P30" draw:layer="layout" svg:width="2.116cm" svg:height="0.846cm" svg:x="8.043cm" svg:y="14.393cm">
          <text:p text:style-name="P53"><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7" draw:text-style-name="P30" draw:layer="layout" svg:width="2.116cm" svg:height="0.846cm" svg:x="10.372cm" svg:y="14.393cm">
          <text:p text:style-name="P53"><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7" draw:text-style-name="P30" draw:layer="layout" svg:width="2.116cm" svg:height="0.846cm" svg:x="12.7cm" svg:y="14.393cm">
          <text:p text:style-name="P53"><text:span text:style-name="T1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30" draw:layer="layout" svg:width="2.116cm" svg:height="0.846cm" svg:x="5.715cm" svg:y="15.452cm">
          <text:p text:style-name="P53"><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7" draw:text-style-name="P30" draw:layer="layout" svg:width="2.116cm" svg:height="0.846cm" svg:x="8.043cm" svg:y="15.452cm">
          <text:p text:style-name="P53"><text:span text:style-name="T1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7" draw:text-style-name="P30" draw:layer="layout" svg:width="2.116cm" svg:height="0.846cm" svg:x="10.372cm" svg:y="15.452cm">
          <text:p text:style-name="P53"><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7" draw:text-style-name="P30" draw:layer="layout" svg:width="2.116cm" svg:height="0.846cm" svg:x="12.7cm" svg:y="15.452cm">
          <text:p text:style-name="P53"><text:span text:style-name="T1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58" draw:text-style-name="P24" draw:layer="layout" svg:x1="6.35cm" svg:y1="16.933cm" svg:x2="14.816cm" svg:y2="16.937cm">
          <text:p/>
        </draw:line>
        <draw:custom-shape draw:name="Rectangle 25" draw:style-name="gr57" draw:text-style-name="P30" draw:layer="layout" svg:width="2.116cm" svg:height="0.846cm" svg:x="5.715cm" svg:y="6.736cm">
          <text:p text:style-name="P53"><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7" draw:text-style-name="P30" draw:layer="layout" svg:width="2.116cm" svg:height="0.846cm" svg:x="8.043cm" svg:y="6.736cm">
          <text:p text:style-name="P53"><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7" draw:text-style-name="P30" draw:layer="layout" svg:width="2.116cm" svg:height="0.846cm" svg:x="10.372cm" svg:y="6.736cm">
          <text:p text:style-name="P53"><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57" draw:text-style-name="P30" draw:layer="layout" svg:width="2.116cm" svg:height="0.846cm" svg:x="12.7cm" svg:y="6.736cm">
          <text:p text:style-name="P53"><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7" draw:text-style-name="P11" draw:layer="layout" svg:width="2.607cm" svg:height="1.267cm" svg:x="2.206cm" svg:y="6.524cm">
          <text:p text:style-name="P17"><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7" draw:text-style-name="P11" draw:layer="layout" svg:width="3.526cm" svg:height="1.267cm" svg:x="1.285cm" svg:y="12.065cm">
          <text:p text:style-name="P17"><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59" draw:text-style-name="P11" draw:layer="layout" svg:width="7.162cm" svg:height="1.34cm" svg:x="16.516cm" svg:y="11.649cm">
          <text:p text:style-name="P54"><text:span text:style-name="T58">Larger, slower, cheaper memory</text:span></text:p>
          <text:p text:style-name="P54"><text:span text:style-name="T58">viewed as partitioned into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60" draw:text-style-name="P11" xml:id="id19" draw:id="id19" draw:layer="layout" svg:width="7.885cm" svg:height="1.422cm" svg:x="10.952cm" svg:y="9.069cm">
          <text:p text:style-name="P54"><text:span text:style-name="T59">Data is copied in block-sized transfer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9" draw:text-style-name="P11" draw:layer="layout" svg:width="6.383cm" svg:height="1.879cm" svg:x="16.33cm" svg:y="6.212cm">
          <text:p text:style-name="P54"><text:span text:style-name="T58">Smaller, faster, more expensive</text:span></text:p>
          <text:p text:style-name="P54"><text:span text:style-name="T58">memory caches a <text:s/>subset of</text:span></text:p>
          <text:p text:style-name="P54"><text:span text:style-name="T58">the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61" draw:text-style-name="P55" xml:id="id20" draw:id="id20" draw:layer="layout" svg:width="2.116cm" svg:height="0.846cm" svg:x="5.715cm" svg:y="13.335cm">
          <text:p text:style-name="P53"><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61" draw:text-style-name="P55" xml:id="id21" draw:id="id21" draw:layer="layout" svg:width="2.116cm" svg:height="0.846cm" svg:x="7.197cm" svg:y="9.525cm">
          <text:p text:style-name="P53"><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61" draw:text-style-name="P55" xml:id="id22" draw:id="id22" draw:layer="layout" svg:width="2.116cm" svg:height="0.846cm" svg:x="5.715cm" svg:y="6.736cm">
          <text:p text:style-name="P53"><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62" draw:text-style-name="P56" xml:id="id23" draw:id="id23" draw:layer="layout" svg:width="2.116cm" svg:height="0.846cm" svg:x="10.372cm" svg:y="14.393cm">
          <text:p text:style-name="P53"><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62" draw:text-style-name="P56" xml:id="id24" draw:id="id24" draw:layer="layout" svg:width="2.116cm" svg:height="0.846cm" svg:x="7.197cm" svg:y="9.525cm">
          <text:p text:style-name="P53"><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62" draw:text-style-name="P56" xml:id="id25" draw:id="id25" draw:layer="layout" svg:width="2.116cm" svg:height="0.846cm" svg:x="10.372cm" svg:y="6.736cm">
          <text:p text:style-name="P53"><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xit" presentation:preset-id="ooo-exit-disappear">
                  <anim:set smil:begin="0s" smil:dur="0.001s" smil:fill="hold" smil:targetElement="id2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xit" presentation:preset-id="ooo-exit-disappear">
                  <anim:set smil:begin="0s" smil:dur="0.001s" smil:fill="hold" smil:targetElement="id24" smil:attributeName="visibility" smil:to="hidden"/>
                </anim:par>
              </anim:par>
            </anim:par>
          </anim:seq>
        </anim:par>
        <presentation:notes draw:style-name="dp2">
          <draw:page-thumbnail draw:name="Slide Image Placeholder 1" draw:style-name="gr1" draw:layer="layout" svg:width="13.968cm" svg:height="10.476cm" svg:x="3.81cm" svg:y="2.123cm" draw:page-number="33"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General Cache Concepts: Hit" draw:style-name="dp1" draw:master-page-name="Title_20_Slide" presentation:presentation-page-layout-name="AL3T19">
        <office:forms form:automatic-focus="false" form:apply-design-mode="false"/>
        <draw:custom-shape draw:name="Up-Down Arrow 42" draw:style-name="gr54" draw:text-style-name="P51" draw:layer="layout" svg:width="1.904cm" svg:height="2.751cm" svg:x="9.313cm" svg:y="3.598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custom-shape draw:name="Up-Down Arrow 34" draw:style-name="gr54" draw:text-style-name="P51"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Cache Concepts: Hit</text:span></text:p>
          </draw:text-box>
        </draw:frame>
        <draw:custom-shape draw:name="Rectangle 2" draw:style-name="gr56" draw:text-style-name="P52"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6" draw:text-style-name="P52"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7" draw:text-style-name="P30" draw:layer="layout" svg:width="2.116cm" svg:height="0.846cm" svg:x="5.715cm" svg:y="12.277cm">
          <text:p text:style-name="P53"><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7" draw:text-style-name="P30" draw:layer="layout" svg:width="2.116cm" svg:height="0.846cm" svg:x="8.043cm" svg:y="12.277cm">
          <text:p text:style-name="P53"><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7" draw:text-style-name="P30" draw:layer="layout" svg:width="2.116cm" svg:height="0.846cm" svg:x="10.372cm" svg:y="12.277cm">
          <text:p text:style-name="P53"><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7" draw:text-style-name="P30" draw:layer="layout" svg:width="2.116cm" svg:height="0.846cm" svg:x="12.7cm" svg:y="12.277cm">
          <text:p text:style-name="P53"><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30" draw:layer="layout" svg:width="2.116cm" svg:height="0.846cm" svg:x="5.715cm" svg:y="13.335cm">
          <text:p text:style-name="P53"><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7" draw:text-style-name="P30" draw:layer="layout" svg:width="2.116cm" svg:height="0.846cm" svg:x="8.043cm" svg:y="13.335cm">
          <text:p text:style-name="P53"><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7" draw:text-style-name="P30" draw:layer="layout" svg:width="2.116cm" svg:height="0.846cm" svg:x="10.372cm" svg:y="13.335cm">
          <text:p text:style-name="P53"><text:span text:style-name="T1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7" draw:text-style-name="P30" draw:layer="layout" svg:width="2.116cm" svg:height="0.846cm" svg:x="12.7cm" svg:y="13.335cm">
          <text:p text:style-name="P53"><text:span text:style-name="T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7" draw:text-style-name="P30" draw:layer="layout" svg:width="2.116cm" svg:height="0.846cm" svg:x="5.715cm" svg:y="14.393cm">
          <text:p text:style-name="P53"><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7" draw:text-style-name="P30" draw:layer="layout" svg:width="2.116cm" svg:height="0.846cm" svg:x="8.043cm" svg:y="14.393cm">
          <text:p text:style-name="P53"><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7" draw:text-style-name="P30" draw:layer="layout" svg:width="2.116cm" svg:height="0.846cm" svg:x="10.372cm" svg:y="14.393cm">
          <text:p text:style-name="P53"><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7" draw:text-style-name="P30" draw:layer="layout" svg:width="2.116cm" svg:height="0.846cm" svg:x="12.7cm" svg:y="14.393cm">
          <text:p text:style-name="P53"><text:span text:style-name="T1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30" draw:layer="layout" svg:width="2.116cm" svg:height="0.846cm" svg:x="5.715cm" svg:y="15.452cm">
          <text:p text:style-name="P53"><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7" draw:text-style-name="P30" draw:layer="layout" svg:width="2.116cm" svg:height="0.846cm" svg:x="8.043cm" svg:y="15.452cm">
          <text:p text:style-name="P53"><text:span text:style-name="T1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7" draw:text-style-name="P30" draw:layer="layout" svg:width="2.116cm" svg:height="0.846cm" svg:x="10.372cm" svg:y="15.452cm">
          <text:p text:style-name="P53"><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7" draw:text-style-name="P30" draw:layer="layout" svg:width="2.116cm" svg:height="0.846cm" svg:x="12.7cm" svg:y="15.452cm">
          <text:p text:style-name="P53"><text:span text:style-name="T1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58" draw:text-style-name="P24" draw:layer="layout" svg:x1="6.35cm" svg:y1="16.933cm" svg:x2="14.816cm" svg:y2="16.937cm">
          <text:p/>
        </draw:line>
        <draw:custom-shape draw:name="Rectangle 25" draw:style-name="gr57" draw:text-style-name="P30" draw:layer="layout" svg:width="2.116cm" svg:height="0.846cm" svg:x="5.715cm" svg:y="6.736cm">
          <text:p text:style-name="P53"><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7" draw:text-style-name="P30" draw:layer="layout" svg:width="2.116cm" svg:height="0.846cm" svg:x="8.043cm" svg:y="6.736cm">
          <text:p text:style-name="P53"><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7" draw:text-style-name="P30" draw:layer="layout" svg:width="2.116cm" svg:height="0.846cm" svg:x="10.372cm" svg:y="6.736cm">
          <text:p text:style-name="P53"><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57" draw:text-style-name="P30" draw:layer="layout" svg:width="2.116cm" svg:height="0.846cm" svg:x="12.7cm" svg:y="6.736cm">
          <text:p text:style-name="P53"><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7" draw:text-style-name="P11" draw:layer="layout" svg:width="2.607cm" svg:height="1.267cm" svg:x="2.206cm" svg:y="6.524cm">
          <text:p text:style-name="P17"><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7" draw:text-style-name="P11" draw:layer="layout" svg:width="3.526cm" svg:height="1.267cm" svg:x="1.285cm" svg:y="12.065cm">
          <text:p text:style-name="P17"><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9" draw:text-style-name="P11" xml:id="id27" draw:id="id27" draw:layer="layout" svg:width="7.814cm" svg:height="1.092cm" svg:x="16.463cm" svg:y="4.394cm">
          <text:p text:style-name="P54"><text:span text:style-name="T57">Data in block b is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37" draw:text-style-name="P11" xml:id="id26" draw:id="id26" draw:layer="layout" svg:width="3.246cm" svg:height="0.927cm" svg:x="11.124cm" svg:y="4.499cm">
          <text:p text:style-name="P28"><text:span text:style-name="T60">Request: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61" draw:text-style-name="P55" xml:id="id28" draw:id="id28" draw:layer="layout" svg:width="2.116cm" svg:height="0.846cm" svg:x="10.372cm" svg:y="6.738cm">
          <text:p text:style-name="P53"><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9" draw:text-style-name="P11" xml:id="id29" draw:id="id29" draw:layer="layout" svg:width="5.956cm" svg:height="1.922cm" svg:x="16.503cm" svg:y="6.145cm">
          <text:p text:style-name="P54"><text:span text:style-name="T57">Block b is in cache:</text:span></text:p>
          <text:p text:style-name="P54"><text:span text:style-name="T61">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0-height/2;y" smil:keyTimes="0;1"/>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Slide Image Placeholder 1" draw:style-name="gr1" draw:layer="layout" svg:width="13.968cm" svg:height="10.476cm" svg:x="3.81cm" svg:y="2.123cm" draw:page-number="34"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General Cache Concepts: Miss" draw:style-name="dp1" draw:master-page-name="Title_20_Slide" presentation:presentation-page-layout-name="AL3T19">
        <office:forms form:automatic-focus="false" form:apply-design-mode="false"/>
        <draw:custom-shape draw:name="Up-Down Arrow 42" draw:style-name="gr54" draw:text-style-name="P51" draw:layer="layout" svg:width="1.904cm" svg:height="2.751cm" svg:x="9.313cm" svg:y="3.598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custom-shape draw:name="Up-Down Arrow 34" draw:style-name="gr54" draw:text-style-name="P51"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Cache Concepts: Miss</text:span></text:p>
          </draw:text-box>
        </draw:frame>
        <draw:custom-shape draw:name="Rectangle 2" draw:style-name="gr56" draw:text-style-name="P52"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6" draw:text-style-name="P52"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7" draw:text-style-name="P30" draw:layer="layout" svg:width="2.116cm" svg:height="0.846cm" svg:x="5.715cm" svg:y="12.277cm">
          <text:p text:style-name="P53"><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7" draw:text-style-name="P30" draw:layer="layout" svg:width="2.116cm" svg:height="0.846cm" svg:x="8.043cm" svg:y="12.277cm">
          <text:p text:style-name="P53"><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7" draw:text-style-name="P30" draw:layer="layout" svg:width="2.116cm" svg:height="0.846cm" svg:x="10.372cm" svg:y="12.277cm">
          <text:p text:style-name="P53"><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7" draw:text-style-name="P30" draw:layer="layout" svg:width="2.116cm" svg:height="0.846cm" svg:x="12.7cm" svg:y="12.277cm">
          <text:p text:style-name="P53"><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30" draw:layer="layout" svg:width="2.116cm" svg:height="0.846cm" svg:x="5.715cm" svg:y="13.335cm">
          <text:p text:style-name="P53"><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7" draw:text-style-name="P30" draw:layer="layout" svg:width="2.116cm" svg:height="0.846cm" svg:x="8.043cm" svg:y="13.335cm">
          <text:p text:style-name="P53"><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7" draw:text-style-name="P30" draw:layer="layout" svg:width="2.116cm" svg:height="0.846cm" svg:x="10.372cm" svg:y="13.335cm">
          <text:p text:style-name="P53"><text:span text:style-name="T1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7" draw:text-style-name="P30" draw:layer="layout" svg:width="2.116cm" svg:height="0.846cm" svg:x="12.7cm" svg:y="13.335cm">
          <text:p text:style-name="P53"><text:span text:style-name="T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7" draw:text-style-name="P30" draw:layer="layout" svg:width="2.116cm" svg:height="0.846cm" svg:x="5.715cm" svg:y="14.393cm">
          <text:p text:style-name="P53"><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7" draw:text-style-name="P30" draw:layer="layout" svg:width="2.116cm" svg:height="0.846cm" svg:x="8.043cm" svg:y="14.393cm">
          <text:p text:style-name="P53"><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7" draw:text-style-name="P30" draw:layer="layout" svg:width="2.116cm" svg:height="0.846cm" svg:x="10.372cm" svg:y="14.393cm">
          <text:p text:style-name="P53"><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7" draw:text-style-name="P30" draw:layer="layout" svg:width="2.116cm" svg:height="0.846cm" svg:x="12.7cm" svg:y="14.393cm">
          <text:p text:style-name="P53"><text:span text:style-name="T1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30" draw:layer="layout" svg:width="2.116cm" svg:height="0.846cm" svg:x="5.715cm" svg:y="15.452cm">
          <text:p text:style-name="P53"><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7" draw:text-style-name="P30" draw:layer="layout" svg:width="2.116cm" svg:height="0.846cm" svg:x="8.043cm" svg:y="15.452cm">
          <text:p text:style-name="P53"><text:span text:style-name="T1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7" draw:text-style-name="P30" draw:layer="layout" svg:width="2.116cm" svg:height="0.846cm" svg:x="10.372cm" svg:y="15.452cm">
          <text:p text:style-name="P53"><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7" draw:text-style-name="P30" draw:layer="layout" svg:width="2.116cm" svg:height="0.846cm" svg:x="12.7cm" svg:y="15.452cm">
          <text:p text:style-name="P53"><text:span text:style-name="T1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58" draw:text-style-name="P24" draw:layer="layout" svg:x1="6.35cm" svg:y1="16.933cm" svg:x2="14.816cm" svg:y2="16.937cm">
          <text:p/>
        </draw:line>
        <draw:custom-shape draw:name="Rectangle 25" draw:style-name="gr57" draw:text-style-name="P30" draw:layer="layout" svg:width="2.116cm" svg:height="0.846cm" svg:x="5.715cm" svg:y="6.736cm">
          <text:p text:style-name="P53"><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7" draw:text-style-name="P30" draw:layer="layout" svg:width="2.116cm" svg:height="0.846cm" svg:x="8.043cm" svg:y="6.736cm">
          <text:p text:style-name="P53"><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7" draw:text-style-name="P30" draw:layer="layout" svg:width="2.116cm" svg:height="0.846cm" svg:x="10.372cm" svg:y="6.736cm">
          <text:p text:style-name="P53"><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57" draw:text-style-name="P30" draw:layer="layout" svg:width="2.116cm" svg:height="0.846cm" svg:x="12.7cm" svg:y="6.736cm">
          <text:p text:style-name="P53"><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7" draw:text-style-name="P11" draw:layer="layout" svg:width="2.607cm" svg:height="1.267cm" svg:x="2.206cm" svg:y="6.524cm">
          <text:p text:style-name="P17"><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7" draw:text-style-name="P11" draw:layer="layout" svg:width="3.526cm" svg:height="1.267cm" svg:x="1.285cm" svg:y="12.065cm">
          <text:p text:style-name="P17"><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9" draw:text-style-name="P11" xml:id="id31" draw:id="id31" draw:layer="layout" svg:width="7.814cm" svg:height="1.092cm" svg:x="16.463cm" svg:y="4.394cm">
          <text:p text:style-name="P54"><text:span text:style-name="T57">Data in block b is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37" draw:text-style-name="P11" xml:id="id30" draw:id="id30" draw:layer="layout" svg:width="3.246cm" svg:height="0.927cm" svg:x="11.124cm" svg:y="4.499cm">
          <text:p text:style-name="P28"><text:span text:style-name="T60">Request: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9" draw:text-style-name="P11" xml:id="id32" draw:id="id32" draw:layer="layout" svg:width="7.107cm" svg:height="1.922cm" svg:x="16.504cm" svg:y="6.145cm">
          <text:p text:style-name="P54"><text:span text:style-name="T57">Block b is not in cache:</text:span></text:p>
          <text:p text:style-name="P54"><text:span text:style-name="T61">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9" draw:text-style-name="P11" xml:id="id34" draw:id="id34" draw:layer="layout" svg:width="7.141cm" svg:height="1.922cm" svg:x="16.53cm" svg:y="8.897cm">
          <text:p text:style-name="P54"><text:span text:style-name="T57">Block b is fetched from</text:span></text:p>
          <text:p text:style-name="P54"><text:span text:style-name="T57">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7" draw:text-style-name="P11" xml:id="id33" draw:id="id33" draw:layer="layout" svg:width="3.246cm" svg:height="0.927cm" svg:x="11.124cm" svg:y="9.431cm">
          <text:p text:style-name="P28"><text:span text:style-name="T60">Request: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61" draw:text-style-name="P55" xml:id="id35" draw:id="id35" draw:layer="layout" svg:width="2.116cm" svg:height="0.846cm" svg:x="5.715cm" svg:y="15.452cm">
          <text:p text:style-name="P53"><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61" draw:text-style-name="P55" xml:id="id36" draw:id="id36" draw:layer="layout" svg:width="2.116cm" svg:height="0.846cm" svg:x="7.197cm" svg:y="9.525cm">
          <text:p text:style-name="P53"><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61" draw:text-style-name="P55" xml:id="id37" draw:id="id37" draw:layer="layout" svg:width="2.116cm" svg:height="0.846cm" svg:x="8.043cm" svg:y="6.738cm">
          <text:p text:style-name="P53"><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9" draw:text-style-name="P11" draw:layer="layout" svg:width="7.772cm" svg:height="4.822cm" svg:x="16.528cm" svg:y="11.665cm">
          <text:p xml:id="id38" text:id="id38" text:style-name="P54"><text:span text:style-name="T57">Block b is stored in cache</text:span></text:p>
          <text:list text:style-name="L10">
            <text:list-item>
              <text:p xml:id="id39" text:id="id39" text:style-name="P57"><text:span text:style-name="T62">Placement policy:</text:span><text:span text:style-name="T10"><text:line-break/></text:span><text:span text:style-name="T10">determines where b goes</text:span></text:p>
            </text:list-item>
            <text:list-item>
              <text:p xml:id="id40" text:id="id40" text:style-name="P57"><text:span text:style-name="T62">Replacement policy:</text:span><text:span text:style-name="T62"><text:line-break/></text:span><text:span text:style-name="T10">determines which block</text:span><text:span text:style-name="T10"><text:line-break/></text:span><text:span text:style-name="T10">gets evicted (victi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0-height/2;y" smil:keyTimes="0;1"/>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disappear">
                  <anim:set smil:begin="0s" smil:dur="0.001s" smil:fill="hold" smil:targetElement="id36" smil:attributeName="visibility" smil:to="hidden"/>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name="Slide Image Placeholder 1" draw:style-name="gr1" draw:layer="layout" svg:width="13.968cm" svg:height="10.476cm" svg:x="3.81cm" svg:y="2.123cm" draw:page-number="35"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General Caching Concepts: &#10;Types of Cache Misses" draw:style-name="dp1" draw:master-page-name="Title_20_Slide" presentation:presentation-page-layout-name="AL2T11">
        <draw:frame draw:name="Rectangle 4" presentation:style-name="pr1" draw:text-style-name="P2" draw:layer="layout" svg:width="21.088cm" svg:height="2.116cm" svg:x="0.992cm" svg:y="1.21cm" presentation:class="title" presentation:user-transformed="true">
          <draw:text-box>
            <text:p text:style-name="P9"><text:span text:style-name="T1">General Caching Concepts: </text:span><text:span text:style-name="T1"><text:line-break/></text:span><text:span text:style-name="T1">Types of Cache Misses</text:span></text:p>
          </draw:text-box>
        </draw:frame>
        <draw:frame draw:name="Rectangle 5" presentation:style-name="pr8" draw:text-style-name="P11" draw:layer="layout" svg:width="23.662cm" svg:height="13.81cm" svg:x="1.102cm" svg:y="4.815cm" presentation:class="outline" presentation:user-transformed="true">
          <draw:text-box>
            <text:list text:style-name="L3">
              <text:list-item>
                <text:p text:style-name="P14"><text:span text:style-name="T50">Cold (compulsory) miss</text:span></text:p>
              </text:list-item>
            </text:list>
            <text:list text:style-name="L4">
              <text:list-item>
                <text:list>
                  <text:list-item>
                    <text:p text:style-name="P15"><text:span text:style-name="T10">Cold misses occur because the cache is empty.</text:span></text:p>
                  </text:list-item>
                </text:list>
              </text:list-item>
              <text:list-item>
                <text:p text:style-name="P14"><text:span text:style-name="T50">Conflict miss</text:span></text:p>
                <text:list>
                  <text:list-item>
                    <text:p text:style-name="P15"><text:span text:style-name="T10">Most caches limit blocks at level k+1 to a small subset (sometimes a singleton) of the block positions at level k.</text:span></text:p>
                  </text:list-item>
                </text:list>
              </text:list-item>
            </text:list>
            <text:list text:style-name="L5">
              <text:list-item>
                <text:list>
                  <text:list-item>
                    <text:list>
                      <text:list-item>
                        <text:p text:style-name="P15"><text:span text:style-name="T10">E.g. Block i at level k+1 must be placed in block (i mod 4) at level k.</text:span></text:p>
                      </text:list-item>
                    </text:list>
                  </text:list-item>
                  <text:list-item>
                    <text:p text:style-name="P15"><text:span text:style-name="T10">Conflict misses occur when the level k cache is large enough, but multiple data objects all map to the same level k block.</text:span></text:p>
                    <text:list>
                      <text:list-item>
                        <text:p text:style-name="P15"><text:span text:style-name="T10">E.g. Referencing blocks 0, 8, 0, 8, 0, 8, ... would miss every time.</text:span></text:p>
                      </text:list-item>
                    </text:list>
                  </text:list-item>
                </text:list>
              </text:list-item>
              <text:list-item>
                <text:p text:style-name="P14"><text:span text:style-name="T50">Capacity miss</text:span></text:p>
                <text:list>
                  <text:list-item>
                    <text:p text:style-name="P15"><text:span text:style-name="T10">Occurs when the set of active cache blocks (</text:span><text:span text:style-name="T63">working set</text:span><text:span text:style-name="T10">) is larger than the cache.</text:span></text:p>
                  </text:list-item>
                </text:list>
              </text:list-item>
            </text:list>
          </draw:text-box>
        </draw:frame>
        <presentation:notes draw:style-name="dp2">
          <draw:page-thumbnail draw:name="Rectangle 2" draw:style-name="gr1" draw:layer="layout" svg:width="13.968cm" svg:height="10.476cm" svg:x="3.81cm" svg:y="2.123cm" draw:page-number="3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ummary" draw:style-name="dp1" draw:master-page-name="Title_20_Slide" presentation:presentation-page-layout-name="AL2T11">
        <draw:frame draw:name="Rectangle 2" presentation:style-name="pr1" draw:text-style-name="P2" draw:layer="layout" svg:width="21.088cm" svg:height="2.116cm" svg:x="0.992cm" svg:y="1.21cm" presentation:class="title" presentation:user-transformed="true">
          <draw:text-box>
            <text:p text:style-name="P9"><text:span text:style-name="T1">Summary</text:span></text:p>
          </draw:text-box>
        </draw:frame>
        <draw:frame draw:name="Rectangle 3" presentation:style-name="pr8" draw:text-style-name="P11" draw:layer="layout" svg:width="21.933cm" svg:height="13.81cm" svg:x="1.102cm" svg:y="3.784cm" presentation:class="outline" presentation:user-transformed="true">
          <draw:text-box>
            <text:list text:style-name="L3">
              <text:list-item>
                <text:p text:style-name="P14"><text:span text:style-name="T9">The speed gap between CPU, memory and mass storage continues to widen.</text:span></text:p>
              </text:list-item>
            </text:list>
            <text:p text:style-name="P14"><text:span text:style-name="T6"/></text:p>
            <text:list text:continue-numbering="true" text:style-name="L3">
              <text:list-item>
                <text:p text:style-name="P14"><text:span text:style-name="T9">Well-written programs exhibit a property called </text:span><text:span text:style-name="T64">locality</text:span><text:span text:style-name="T9">.</text:span></text:p>
              </text:list-item>
            </text:list>
            <text:p text:style-name="P43"><text:span text:style-name="T6"/></text:p>
            <text:list text:continue-numbering="true" text:style-name="L3">
              <text:list-item>
                <text:p text:style-name="P46"><text:span text:style-name="T9">Memory hierarchies based on </text:span><text:span text:style-name="T64">caching</text:span><text:span text:style-name="T9"> close the gap by exploiting locality.</text:span></text:p>
              </text:list-item>
            </text:list>
            <text:p text:style-name="P46"><text:span text:style-name="T6"/></text:p>
            <text:list text:continue-numbering="true" text:style-name="L3">
              <text:list-item>
                <text:p text:style-name="P46"><text:span text:style-name="T9">Compilers can help to optimize you code, but </text:span></text:p>
              </text:list-item>
            </text:list>
            <text:list text:style-name="L4">
              <text:list-item>
                <text:list>
                  <text:list-item>
                    <text:p text:style-name="P3"><text:span text:style-name="T10">will not change the asymptotic behavior</text:span></text:p>
                  </text:list-item>
                  <text:list-item>
                    <text:p text:style-name="P3"><text:span text:style-name="T10">can only give limited help with memory optimizations</text:span><text:span text:style-name="T2"> </text:span></text:p>
                  </text:list-item>
                </text:list>
              </text:list-item>
            </text:list>
            <text:p text:style-name="P46"><text:span text:style-name="T6"/></text:p>
          </draw:text-box>
        </draw:frame>
        <presentation:notes draw:style-name="dp2">
          <draw:page-thumbnail draw:name="Rectangle 2" draw:style-name="gr1" draw:layer="layout" svg:width="13.968cm" svg:height="10.476cm" svg:x="3.81cm" svg:y="2.123cm" draw:page-number="3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pitch="variable"/>
    <style:font-face style:name="Arial Narrow" svg:font-family="'Arial Narrow'" style:font-pitch="variable"/>
    <style:font-face style:name="Arial Narrow1" svg:font-family="'Arial Narrow'"/>
    <style:font-face style:name="Arial Narrow2" svg:font-family="'Arial Narrow'" style:font-family-generic="roman" style:font-pitch="variable"/>
    <style:font-face style:name="Arial Narrow3" svg:font-family="'Arial Narrow'" style:font-family-generic="swiss" style:font-pitch="variable"/>
    <style:font-face style:name="Arial Unicode MS" svg:font-family="'Arial Unicode MS'" style:font-family-generic="system" style:font-pitch="variable"/>
    <style:font-face style:name="Arial1" svg:font-family="Arial"/>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modern" style:font-pitch="variable"/>
    <style:font-face style:name="Calibri3" svg:font-family="Calibri" style:font-pitch="variable"/>
    <style:font-face style:name="Courier New" svg:font-family="'Courier New'" style:font-pitch="variable"/>
    <style:font-face style:name="Courier New1" svg:font-family="'Courier New'"/>
    <style:font-face style:name="Courier New2" svg:font-family="'Courier New'" style:font-family-generic="modern" style:font-pitch="variable"/>
    <style:font-face style:name="Courier New3"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PingFang SC" svg:font-family="'PingFang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WenQuanYi Micro Hei" svg:font-family="'WenQuanYi Micro Hei'" style:font-family-generic="system" style:font-pitch="variable"/>
    <style:font-face style:name="WenQuanYi Micro Hei1" svg:font-family="'WenQuanYi Micro Hei'"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2d2f4" draw:end-color="#d2d2f4" draw:start-intensity="100%" draw:end-intensity="100%" draw:angle="181deg" draw:border="0%"/>
    <draw:gradient draw:name="Shapes" draw:style="rectangular" draw:cx="50%" draw:cy="50%" draw:start-color="#cccccc" draw:end-color="#ffffff" draw:start-intensity="100%" draw:end-intensity="100%" draw:angle="0deg" draw:border="0%"/>
    <draw:opacity draw:name="msTransGradient_20_1" draw:display-name="msTransGradient 1" draw:style="linear" draw:start="7%" draw:end="100%" draw:angle="181deg"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2="1" draw:dots2-length="140%" draw:distance="105%"/>
    <draw:stroke-dash draw:name="Dashed_20__28_var_29__20_7" draw:display-name="Dashed (var) 7" draw:style="rect" draw:dots2="1" draw:dots2-length="0.14cm" draw:distance="0.105cm"/>
    <draw:stroke-dash draw:name="Dashed_20__28_var_29__20_8" draw:display-name="Dashed (var) 8" draw:style="round" draw:dots1="1" draw:dots1-length="247%" draw:distance="24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bold" style:font-name-complex="Lohit Devanagari" style:font-family-complex="'Lohit Devanagar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24pt"/>
    </style:style>
    <style:style style:name="MP6" style:family="paragraph">
      <style:paragraph-properties fo:margin-top="0cm" fo:margin-bottom="0cm" fo:line-height="100%" fo:text-align="start" style:punctuation-wrap="simple" style:writing-mode="lr-tb"/>
      <style:text-properties fo:font-size="24pt"/>
    </style:style>
    <style:style style:name="MP7" style:family="paragraph">
      <loext:graphic-properties draw:fill="none"/>
      <style:paragraph-properties fo:text-align="start" style:writing-mode="lr-tb"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Narrow1"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3">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Introduction to Computer Systems 15-213/18-243, spring 2009</dc:title>
    <meta:initial-creator>Markus Pueschel</meta:initial-creator>
    <dc:description>Redesign of slides created by Randal E. Bryant and David R. O'Hallaron</dc:description>
    <meta:editing-cycles>564</meta:editing-cycles>
    <meta:print-date>2016-10-03T08:47:48</meta:print-date>
    <meta:creation-date>2018-10-01T08:22:40</meta:creation-date>
    <dc:date>2021-09-21T22:53:43.465138611</dc:date>
    <meta:editing-duration>P11DT19H32M5S</meta:editing-duration>
    <meta:generator>LibreOffice/7.2.0.4$MacOSX_X86_64 LibreOffice_project/9a9c6381e3f7a62afc1329bd359cc48accb6435b</meta:generator>
    <meta:document-statistic meta:object-count="471"/>
    <meta:user-defined meta:name="AppVersion">12.0000</meta:user-defined>
    <meta:user-defined meta:name="Company"> </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template2007" xlink:href=""/>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09cm"/>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maximum="200"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75pt" style:font-family-asian="Arial" style:font-size-asian="10.75pt" style:font-family-complex="Arial" style:font-size-complex="10.75pt"/>
    </style:style>
    <style:style style:name="ch4" style:family="chart">
      <style:chart-properties style:rotation-angle="0"/>
      <style:graphic-properties svg:stroke-width="0.071cm"/>
      <style:text-properties fo:color="#000000" style:text-position="0% 100%" fo:font-family="Arial" fo:font-size="10.75pt" fo:font-weight="bold" style:font-family-asian="Arial" style:font-size-asian="10.75pt" style:font-weight-asian="bold" style:font-family-complex="Arial" style:font-size-complex="10.75pt" style:font-weight-complex="bold"/>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75pt" style:font-family-asian="Arial" style:font-size-asian="10.75pt" style:font-family-complex="Arial" style:font-size-complex="10.75pt"/>
    </style:style>
    <style:style style:name="ch6" style:family="chart">
      <style:chart-properties style:rotation-angle="90"/>
      <style:graphic-properties svg:stroke-width="0.071cm"/>
      <style:text-properties fo:color="#000000" style:text-position="0% 100%" fo:font-family="Arial" fo:font-size="10.75pt" fo:font-weight="bold" style:font-family-asian="Arial" style:font-size-asian="10.75pt" style:font-weight-asian="bold" style:font-family-complex="Arial" style:font-size-complex="10.75pt" style:font-weight-complex="bold"/>
    </style:style>
    <style:style style:name="ch7" style:family="chart">
      <style:graphic-properties svg:stroke-width="0.009cm"/>
    </style:style>
    <style:style style:name="ch8" style:family="chart" style:data-style-name="N0">
      <style:chart-properties chart:symbol-type="named-symbol" chart:symbol-name="diamond" chart:symbol-width="0.176cm" chart:symbol-height="0.176cm" chart:link-data-style-to-source="true"/>
      <style:graphic-properties draw:stroke="none" svg:stroke-width="0.079cm" svg:stroke-color="#333333" draw:fill-color="#333333"/>
      <style:text-properties fo:font-size="10pt" style:font-size-asian="10pt" style:font-size-complex="10pt"/>
    </style:style>
    <style:style style:name="ch9"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10" style:family="chart" style:data-style-name="N0">
      <style:chart-properties chart:symbol-type="named-symbol" chart:symbol-name="arrow-up" chart:symbol-width="0.176cm" chart:symbol-height="0.176cm" chart:link-data-style-to-source="true"/>
      <style:graphic-properties draw:stroke="none" svg:stroke-width="0.079cm" svg:stroke-color="#333333" draw:fill-color="#333333"/>
      <style:text-properties fo:font-size="10pt" style:font-size-asian="10pt" style:font-size-complex="10pt"/>
    </style:style>
    <style:style style:name="ch11" style:family="chart">
      <style:graphic-properties draw:stroke="solid" svg:stroke-width="0.035cm" svg:stroke-color="#808080" draw:fill="none" draw:fill-color="#d9d9d9"/>
    </style:style>
    <style:style style:name="ch12" style:family="chart">
      <style:graphic-properties draw:fill-color="#d9d9d9"/>
    </style:style>
  </office:automatic-styles>
  <office:body>
    <office:chart>
      <chart:chart svg:width="15.986cm" svg:height="9.102cm" xlink:href="." xlink:type="simple" chart:class="chart:scatter" chart:style-name="ch1">
        <chart:plot-area chart:style-name="ch2" chart:data-source-has-labels="both" svg:x="1.097cm" svg:y="0.378cm" svg:width="14.475cm" svg:height="7.852cm">
          <chart:coordinate-region svg:x="2.187cm" svg:y="0.577cm" svg:width="13.069cm" svg:height="7.007cm"/>
          <chart:axis chart:dimension="x" chart:name="primary-x" chart:style-name="ch3" chartooo:axis-type="auto">
            <chart:title svg:x="7.838cm" svg:y="8.271cm" chart:style-name="ch4">
              <text:p>Elements</text:p>
            </chart:title>
            <chart:categories table:cell-range-address="local-table.$A$2:.$A$31"/>
          </chart:axis>
          <chart:axis chart:dimension="y" chart:name="primary-y" chart:style-name="ch5">
            <chart:title svg:x="0.42cm" svg:y="3.544cm" chart:style-name="ch6">
              <text:p>Cycles</text:p>
            </chart:title>
            <chart:grid chart:style-name="ch7" chart:class="major"/>
          </chart:axis>
          <chart:series chart:style-name="ch8" chart:values-cell-range-address="local-table.$B$2:.$B$31" chart:label-cell-address="local-table.$B$1" chart:class="chart:scatter">
            <chart:domain table:cell-range-address="local-table.$C$2:.$C$31"/>
            <chart:data-point chart:repeated="30"/>
          </chart:series>
          <chart:series chart:style-name="ch9" chart:values-cell-range-address="local-table.$D$2:.$D$31" chart:label-cell-address="local-table.$D$1" chart:class="chart:scatter">
            <chart:domain table:cell-range-address="local-table.$E$2:.$E$31"/>
            <chart:data-point chart:repeated="30"/>
          </chart:series>
          <chart:series chart:style-name="ch10" chart:values-cell-range-address="local-table.$F$2:.$F$31" chart:label-cell-address="local-table.$F$1" chart:class="chart:scatter">
            <chart:domain table:cell-range-address="local-table.$G$2:.$G$31"/>
            <chart:data-point chart:repeated="30"/>
          </chart:series>
          <chart:series chart:style-name="ch9" chart:values-cell-range-address="local-table.$H$2:.$H$31" chart:label-cell-address="local-table.$H$1" chart:class="chart:scatter">
            <chart:domain table:cell-range-address="local-table.$I$2:.$I$31"/>
            <chart:data-point chart:repeated="30"/>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psum1</text:p>
              </table:table-cell>
              <table:table-cell office:value-type="string">
                <text:p>Series2</text:p>
              </table:table-cell>
              <table:table-cell office:value-type="string">
                <text:p>psum1i</text:p>
              </table:table-cell>
              <table:table-cell office:value-type="string">
                <text:p>Series4</text:p>
              </table:table-cell>
              <table:table-cell office:value-type="string">
                <text:p>psum2</text:p>
              </table:table-cell>
              <table:table-cell office:value-type="string">
                <text:p>Series6</text:p>
              </table:table-cell>
              <table:table-cell office:value-type="string">
                <text:p>psum2i</text:p>
              </table:table-cell>
              <table:table-cell office:value-type="string">
                <text:p>Series8</text:p>
              </table:table-cell>
            </table:table-row>
          </table:table-header-rows>
          <table:table-rows>
            <table:table-row>
              <table:table-cell office:value-type="string">
                <text:p/>
              </table:table-cell>
              <table:table-cell office:value-type="float" office:value="NaN">
                <text:p>NaN</text:p>
              </table:table-cell>
              <table:table-cell office:value-type="float" office:value="0">
                <text:p>0</text:p>
              </table:table-cell>
              <table:table-cell office:value-type="float" office:value="367.79">
                <text:p>367.79</text:p>
              </table:table-cell>
              <table:table-cell office:value-type="float" office:value="0">
                <text:p>0</text:p>
              </table:table-cell>
              <table:table-cell office:value-type="float" office:value="1535.1">
                <text:p>1535.1</text:p>
              </table:table-cell>
              <table:table-cell office:value-type="float" office:value="0">
                <text:p>0</text:p>
              </table:table-cell>
              <table:table-cell office:value-type="float" office:value="367.66">
                <text:p>367.66</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193">
                <text:p>193</text:p>
              </table:table-cell>
              <table:table-cell office:value-type="float" office:value="2107.43">
                <text:p>2107.43</text:p>
              </table:table-cell>
              <table:table-cell office:value-type="float" office:value="193">
                <text:p>193</text:p>
              </table:table-cell>
              <table:table-cell office:value-type="float" office:value="1100.4">
                <text:p>1100.4</text:p>
              </table:table-cell>
              <table:table-cell office:value-type="float" office:value="193">
                <text:p>193</text:p>
              </table:table-cell>
              <table:table-cell office:value-type="float" office:value="1531.11">
                <text:p>1531.11</text:p>
              </table:table-cell>
              <table:table-cell office:value-type="float" office:value="193">
                <text:p>193</text:p>
              </table:table-cell>
            </table:table-row>
            <table:table-row>
              <table:table-cell office:value-type="string">
                <text:p/>
              </table:table-cell>
              <table:table-cell office:value-type="float" office:value="NaN">
                <text:p>NaN</text:p>
              </table:table-cell>
              <table:table-cell office:value-type="float" office:value="120">
                <text:p>120</text:p>
              </table:table-cell>
              <table:table-cell office:value-type="float" office:value="1449.43">
                <text:p>1449.43</text:p>
              </table:table-cell>
              <table:table-cell office:value-type="float" office:value="120">
                <text:p>120</text:p>
              </table:table-cell>
              <table:table-cell office:value-type="float" office:value="921.9">
                <text:p>921.9</text:p>
              </table:table-cell>
              <table:table-cell office:value-type="float" office:value="120">
                <text:p>120</text:p>
              </table:table-cell>
              <table:table-cell office:value-type="float" office:value="1091.05">
                <text:p>1091.05</text:p>
              </table:table-cell>
              <table:table-cell office:value-type="float" office:value="120">
                <text:p>120</text:p>
              </table:table-cell>
            </table:table-row>
            <table:table-row>
              <table:table-cell office:value-type="string">
                <text:p/>
              </table:table-cell>
              <table:table-cell office:value-type="float" office:value="NaN">
                <text:p>NaN</text:p>
              </table:table-cell>
              <table:table-cell office:value-type="float" office:value="91">
                <text:p>91</text:p>
              </table:table-cell>
              <table:table-cell office:value-type="float" office:value="1188.03">
                <text:p>1188.03</text:p>
              </table:table-cell>
              <table:table-cell office:value-type="float" office:value="91">
                <text:p>91</text:p>
              </table:table-cell>
              <table:table-cell office:value-type="float" office:value="940.8">
                <text:p>940.8</text:p>
              </table:table-cell>
              <table:table-cell office:value-type="float" office:value="91">
                <text:p>91</text:p>
              </table:table-cell>
              <table:table-cell office:value-type="float" office:value="916.23">
                <text:p>916.23</text:p>
              </table:table-cell>
              <table:table-cell office:value-type="float" office:value="91">
                <text:p>91</text:p>
              </table:table-cell>
            </table:table-row>
            <table:table-row>
              <table:table-cell office:value-type="string">
                <text:p/>
              </table:table-cell>
              <table:table-cell office:value-type="float" office:value="NaN">
                <text:p>NaN</text:p>
              </table:table-cell>
              <table:table-cell office:value-type="float" office:value="95">
                <text:p>95</text:p>
              </table:table-cell>
              <table:table-cell office:value-type="float" office:value="1224.09">
                <text:p>1224.09</text:p>
              </table:table-cell>
              <table:table-cell office:value-type="float" office:value="95">
                <text:p>95</text:p>
              </table:table-cell>
              <table:table-cell office:value-type="float" office:value="1545.6">
                <text:p>1545.6</text:p>
              </table:table-cell>
              <table:table-cell office:value-type="float" office:value="95">
                <text:p>95</text:p>
              </table:table-cell>
              <table:table-cell office:value-type="float" office:value="940.339999999999">
                <text:p>940.339999999999</text:p>
              </table:table-cell>
              <table:table-cell office:value-type="float" office:value="95">
                <text:p>95</text:p>
              </table:table-cell>
            </table:table-row>
            <table:table-row>
              <table:table-cell office:value-type="string">
                <text:p/>
              </table:table-cell>
              <table:table-cell office:value-type="float" office:value="NaN">
                <text:p>NaN</text:p>
              </table:table-cell>
              <table:table-cell office:value-type="float" office:value="196">
                <text:p>196</text:p>
              </table:table-cell>
              <table:table-cell office:value-type="float" office:value="2134.47">
                <text:p>2134.47</text:p>
              </table:table-cell>
              <table:table-cell office:value-type="float" office:value="196">
                <text:p>196</text:p>
              </table:table-cell>
              <table:table-cell office:value-type="float" office:value="949.2">
                <text:p>949.2</text:p>
              </table:table-cell>
              <table:table-cell office:value-type="float" office:value="196">
                <text:p>196</text:p>
              </table:table-cell>
              <table:table-cell office:value-type="float" office:value="1549.2">
                <text:p>1549.2</text:p>
              </table:table-cell>
              <table:table-cell office:value-type="float" office:value="196">
                <text:p>196</text:p>
              </table:table-cell>
            </table:table-row>
            <table:table-row>
              <table:table-cell office:value-type="string">
                <text:p/>
              </table:table-cell>
              <table:table-cell office:value-type="float" office:value="NaN">
                <text:p>NaN</text:p>
              </table:table-cell>
              <table:table-cell office:value-type="float" office:value="97">
                <text:p>97</text:p>
              </table:table-cell>
              <table:table-cell office:value-type="float" office:value="1242.12">
                <text:p>1242.12</text:p>
              </table:table-cell>
              <table:table-cell office:value-type="float" office:value="97">
                <text:p>97</text:p>
              </table:table-cell>
              <table:table-cell office:value-type="float" office:value="1455.3">
                <text:p>1455.3</text:p>
              </table:table-cell>
              <table:table-cell office:value-type="float" office:value="97">
                <text:p>97</text:p>
              </table:table-cell>
              <table:table-cell office:value-type="float" office:value="952.4">
                <text:p>952.4</text:p>
              </table:table-cell>
              <table:table-cell office:value-type="float" office:value="97">
                <text:p>97</text:p>
              </table:table-cell>
            </table:table-row>
            <table:table-row>
              <table:table-cell office:value-type="string">
                <text:p/>
              </table:table-cell>
              <table:table-cell office:value-type="float" office:value="NaN">
                <text:p>NaN</text:p>
              </table:table-cell>
              <table:table-cell office:value-type="float" office:value="181">
                <text:p>181</text:p>
              </table:table-cell>
              <table:table-cell office:value-type="float" office:value="1999.27">
                <text:p>1999.27</text:p>
              </table:table-cell>
              <table:table-cell office:value-type="float" office:value="181">
                <text:p>181</text:p>
              </table:table-cell>
              <table:table-cell office:value-type="float" office:value="917.7">
                <text:p>917.7</text:p>
              </table:table-cell>
              <table:table-cell office:value-type="float" office:value="181">
                <text:p>181</text:p>
              </table:table-cell>
              <table:table-cell office:value-type="float" office:value="1458.77">
                <text:p>1458.77</text:p>
              </table:table-cell>
              <table:table-cell office:value-type="float" office:value="181">
                <text:p>181</text:p>
              </table:table-cell>
            </table:table-row>
            <table:table-row>
              <table:table-cell office:value-type="string">
                <text:p/>
              </table:table-cell>
              <table:table-cell office:value-type="float" office:value="NaN">
                <text:p>NaN</text:p>
              </table:table-cell>
              <table:table-cell office:value-type="float" office:value="91">
                <text:p>91</text:p>
              </table:table-cell>
              <table:table-cell office:value-type="float" office:value="1188.03">
                <text:p>1188.03</text:p>
              </table:table-cell>
              <table:table-cell office:value-type="float" office:value="91">
                <text:p>91</text:p>
              </table:table-cell>
              <table:table-cell office:value-type="float" office:value="865.2">
                <text:p>865.2</text:p>
              </table:table-cell>
              <table:table-cell office:value-type="float" office:value="91">
                <text:p>91</text:p>
              </table:table-cell>
              <table:table-cell office:value-type="float" office:value="916.23">
                <text:p>916.23</text:p>
              </table:table-cell>
              <table:table-cell office:value-type="float" office:value="91">
                <text:p>91</text:p>
              </table:table-cell>
            </table:table-row>
            <table:table-row>
              <table:table-cell office:value-type="string">
                <text:p/>
              </table:table-cell>
              <table:table-cell office:value-type="float" office:value="NaN">
                <text:p>NaN</text:p>
              </table:table-cell>
              <table:table-cell office:value-type="float" office:value="83">
                <text:p>83</text:p>
              </table:table-cell>
              <table:table-cell office:value-type="float" office:value="1115.92">
                <text:p>1115.92</text:p>
              </table:table-cell>
              <table:table-cell office:value-type="float" office:value="83">
                <text:p>83</text:p>
              </table:table-cell>
              <table:table-cell office:value-type="float" office:value="623.7">
                <text:p>623.7</text:p>
              </table:table-cell>
              <table:table-cell office:value-type="float" office:value="83">
                <text:p>83</text:p>
              </table:table-cell>
              <table:table-cell office:value-type="float" office:value="868.01">
                <text:p>868.01</text:p>
              </table:table-cell>
              <table:table-cell office:value-type="float" office:value="83">
                <text:p>83</text:p>
              </table:table-cell>
            </table:table-row>
            <table:table-row>
              <table:table-cell office:value-type="string">
                <text:p/>
              </table:table-cell>
              <table:table-cell office:value-type="float" office:value="NaN">
                <text:p>NaN</text:p>
              </table:table-cell>
              <table:table-cell office:value-type="float" office:value="43">
                <text:p>43</text:p>
              </table:table-cell>
              <table:table-cell office:value-type="float" office:value="755.38">
                <text:p>755.38</text:p>
              </table:table-cell>
              <table:table-cell office:value-type="float" office:value="43">
                <text:p>43</text:p>
              </table:table-cell>
              <table:table-cell office:value-type="float" office:value="1467.9">
                <text:p>1467.9</text:p>
              </table:table-cell>
              <table:table-cell office:value-type="float" office:value="43">
                <text:p>43</text:p>
              </table:table-cell>
              <table:table-cell office:value-type="float" office:value="626.87">
                <text:p>626.87</text:p>
              </table:table-cell>
              <table:table-cell office:value-type="float" office:value="43">
                <text:p>43</text:p>
              </table:table-cell>
            </table:table-row>
            <table:table-row>
              <table:table-cell office:value-type="string">
                <text:p/>
              </table:table-cell>
              <table:table-cell office:value-type="float" office:value="NaN">
                <text:p>NaN</text:p>
              </table:table-cell>
              <table:table-cell office:value-type="float" office:value="183">
                <text:p>183</text:p>
              </table:table-cell>
              <table:table-cell office:value-type="float" office:value="2017.29">
                <text:p>2017.29</text:p>
              </table:table-cell>
              <table:table-cell office:value-type="float" office:value="183">
                <text:p>183</text:p>
              </table:table-cell>
              <table:table-cell office:value-type="float" office:value="1209.6">
                <text:p>1209.6</text:p>
              </table:table-cell>
              <table:table-cell office:value-type="float" office:value="183">
                <text:p>183</text:p>
              </table:table-cell>
              <table:table-cell office:value-type="float" office:value="1470.83">
                <text:p>1470.83</text:p>
              </table:table-cell>
              <table:table-cell office:value-type="float" office:value="183">
                <text:p>183</text:p>
              </table:table-cell>
            </table:table-row>
            <table:table-row>
              <table:table-cell office:value-type="string">
                <text:p/>
              </table:table-cell>
              <table:table-cell office:value-type="float" office:value="NaN">
                <text:p>NaN</text:p>
              </table:table-cell>
              <table:table-cell office:value-type="float" office:value="140">
                <text:p>140</text:p>
              </table:table-cell>
              <table:table-cell office:value-type="float" office:value="1629.7">
                <text:p>1629.7</text:p>
              </table:table-cell>
              <table:table-cell office:value-type="float" office:value="140">
                <text:p>140</text:p>
              </table:table-cell>
              <table:table-cell office:value-type="float" office:value="1253.7">
                <text:p>1253.7</text:p>
              </table:table-cell>
              <table:table-cell office:value-type="float" office:value="140">
                <text:p>140</text:p>
              </table:table-cell>
              <table:table-cell office:value-type="float" office:value="1211.62">
                <text:p>1211.62</text:p>
              </table:table-cell>
              <table:table-cell office:value-type="float" office:value="140">
                <text:p>140</text:p>
              </table:table-cell>
            </table:table-row>
            <table:table-row>
              <table:table-cell office:value-type="string">
                <text:p/>
              </table:table-cell>
              <table:table-cell office:value-type="float" office:value="NaN">
                <text:p>NaN</text:p>
              </table:table-cell>
              <table:table-cell office:value-type="float" office:value="146">
                <text:p>146</text:p>
              </table:table-cell>
              <table:table-cell office:value-type="float" office:value="1683.79">
                <text:p>1683.79</text:p>
              </table:table-cell>
              <table:table-cell office:value-type="float" office:value="146">
                <text:p>146</text:p>
              </table:table-cell>
              <table:table-cell office:value-type="float" office:value="936.6">
                <text:p>936.6</text:p>
              </table:table-cell>
              <table:table-cell office:value-type="float" office:value="146">
                <text:p>146</text:p>
              </table:table-cell>
              <table:table-cell office:value-type="float" office:value="1247.79">
                <text:p>1247.79</text:p>
              </table:table-cell>
              <table:table-cell office:value-type="float" office:value="146">
                <text:p>146</text:p>
              </table:table-cell>
            </table:table-row>
            <table:table-row>
              <table:table-cell office:value-type="string">
                <text:p/>
              </table:table-cell>
              <table:table-cell office:value-type="float" office:value="NaN">
                <text:p>NaN</text:p>
              </table:table-cell>
              <table:table-cell office:value-type="float" office:value="94">
                <text:p>94</text:p>
              </table:table-cell>
              <table:table-cell office:value-type="float" office:value="1215.07">
                <text:p>1215.07</text:p>
              </table:table-cell>
              <table:table-cell office:value-type="float" office:value="94">
                <text:p>94</text:p>
              </table:table-cell>
              <table:table-cell office:value-type="float" office:value="1173.9">
                <text:p>1173.9</text:p>
              </table:table-cell>
              <table:table-cell office:value-type="float" office:value="94">
                <text:p>94</text:p>
              </table:table-cell>
              <table:table-cell office:value-type="float" office:value="934.319999999999">
                <text:p>934.319999999999</text:p>
              </table:table-cell>
              <table:table-cell office:value-type="float" office:value="94">
                <text:p>94</text:p>
              </table:table-cell>
            </table:table-row>
            <table:table-row>
              <table:table-cell office:value-type="string">
                <text:p/>
              </table:table-cell>
              <table:table-cell office:value-type="float" office:value="NaN">
                <text:p>NaN</text:p>
              </table:table-cell>
              <table:table-cell office:value-type="float" office:value="134">
                <text:p>134</text:p>
              </table:table-cell>
              <table:table-cell office:value-type="float" office:value="1575.62">
                <text:p>1575.62</text:p>
              </table:table-cell>
              <table:table-cell office:value-type="float" office:value="134">
                <text:p>134</text:p>
              </table:table-cell>
              <table:table-cell office:value-type="float" office:value="1352.4">
                <text:p>1352.4</text:p>
              </table:table-cell>
              <table:table-cell office:value-type="float" office:value="134">
                <text:p>134</text:p>
              </table:table-cell>
              <table:table-cell office:value-type="float" office:value="1175.45">
                <text:p>1175.45</text:p>
              </table:table-cell>
              <table:table-cell office:value-type="float" office:value="134">
                <text:p>134</text:p>
              </table:table-cell>
            </table:table-row>
            <table:table-row>
              <table:table-cell office:value-type="string">
                <text:p/>
              </table:table-cell>
              <table:table-cell office:value-type="float" office:value="NaN">
                <text:p>NaN</text:p>
              </table:table-cell>
              <table:table-cell office:value-type="float" office:value="163">
                <text:p>163</text:p>
              </table:table-cell>
              <table:table-cell office:value-type="float" office:value="1837.02">
                <text:p>1837.02</text:p>
              </table:table-cell>
              <table:table-cell office:value-type="float" office:value="163">
                <text:p>163</text:p>
              </table:table-cell>
              <table:table-cell office:value-type="float" office:value="1150.8">
                <text:p>1150.8</text:p>
              </table:table-cell>
              <table:table-cell office:value-type="float" office:value="163">
                <text:p>163</text:p>
              </table:table-cell>
              <table:table-cell office:value-type="float" office:value="1350.27">
                <text:p>1350.27</text:p>
              </table:table-cell>
              <table:table-cell office:value-type="float" office:value="163">
                <text:p>163</text:p>
              </table:table-cell>
            </table:table-row>
            <table:table-row>
              <table:table-cell office:value-type="string">
                <text:p/>
              </table:table-cell>
              <table:table-cell office:value-type="float" office:value="NaN">
                <text:p>NaN</text:p>
              </table:table-cell>
              <table:table-cell office:value-type="float" office:value="131">
                <text:p>131</text:p>
              </table:table-cell>
              <table:table-cell office:value-type="float" office:value="1548.58">
                <text:p>1548.58</text:p>
              </table:table-cell>
              <table:table-cell office:value-type="float" office:value="131">
                <text:p>131</text:p>
              </table:table-cell>
              <table:table-cell office:value-type="float" office:value="1029">
                <text:p>1029</text:p>
              </table:table-cell>
              <table:table-cell office:value-type="float" office:value="131">
                <text:p>131</text:p>
              </table:table-cell>
              <table:table-cell office:value-type="float" office:value="1157.36">
                <text:p>1157.36</text:p>
              </table:table-cell>
              <table:table-cell office:value-type="float" office:value="131">
                <text:p>131</text:p>
              </table:table-cell>
            </table:table-row>
            <table:table-row>
              <table:table-cell office:value-type="string">
                <text:p/>
              </table:table-cell>
              <table:table-cell office:value-type="float" office:value="NaN">
                <text:p>NaN</text:p>
              </table:table-cell>
              <table:table-cell office:value-type="float" office:value="110">
                <text:p>110</text:p>
              </table:table-cell>
              <table:table-cell office:value-type="float" office:value="1359.29">
                <text:p>1359.29</text:p>
              </table:table-cell>
              <table:table-cell office:value-type="float" office:value="110">
                <text:p>110</text:p>
              </table:table-cell>
              <table:table-cell office:value-type="float" office:value="1461.6">
                <text:p>1461.6</text:p>
              </table:table-cell>
              <table:table-cell office:value-type="float" office:value="110">
                <text:p>110</text:p>
              </table:table-cell>
              <table:table-cell office:value-type="float" office:value="1030.77">
                <text:p>1030.77</text:p>
              </table:table-cell>
              <table:table-cell office:value-type="float" office:value="110">
                <text:p>110</text:p>
              </table:table-cell>
            </table:table-row>
            <table:table-row>
              <table:table-cell office:value-type="string">
                <text:p/>
              </table:table-cell>
              <table:table-cell office:value-type="float" office:value="NaN">
                <text:p>NaN</text:p>
              </table:table-cell>
              <table:table-cell office:value-type="float" office:value="182">
                <text:p>182</text:p>
              </table:table-cell>
              <table:table-cell office:value-type="float" office:value="2008.28">
                <text:p>2008.28</text:p>
              </table:table-cell>
              <table:table-cell office:value-type="float" office:value="182">
                <text:p>182</text:p>
              </table:table-cell>
              <table:table-cell office:value-type="float" office:value="1509.9">
                <text:p>1509.9</text:p>
              </table:table-cell>
              <table:table-cell office:value-type="float" office:value="182">
                <text:p>182</text:p>
              </table:table-cell>
              <table:table-cell office:value-type="float" office:value="1464.8">
                <text:p>1464.8</text:p>
              </table:table-cell>
              <table:table-cell office:value-type="float" office:value="182">
                <text:p>182</text:p>
              </table:table-cell>
            </table:table-row>
            <table:table-row>
              <table:table-cell office:value-type="string">
                <text:p/>
              </table:table-cell>
              <table:table-cell office:value-type="float" office:value="NaN">
                <text:p>NaN</text:p>
              </table:table-cell>
              <table:table-cell office:value-type="float" office:value="189">
                <text:p>189</text:p>
              </table:table-cell>
              <table:table-cell office:value-type="float" office:value="2071.37">
                <text:p>2071.37</text:p>
              </table:table-cell>
              <table:table-cell office:value-type="float" office:value="189">
                <text:p>189</text:p>
              </table:table-cell>
              <table:table-cell office:value-type="float" office:value="1039.5">
                <text:p>1039.5</text:p>
              </table:table-cell>
              <table:table-cell office:value-type="float" office:value="189">
                <text:p>189</text:p>
              </table:table-cell>
              <table:table-cell office:value-type="float" office:value="1507">
                <text:p>1507</text:p>
              </table:table-cell>
              <table:table-cell office:value-type="float" office:value="189">
                <text:p>189</text:p>
              </table:table-cell>
            </table:table-row>
            <table:table-row>
              <table:table-cell office:value-type="string">
                <text:p/>
              </table:table-cell>
              <table:table-cell office:value-type="float" office:value="NaN">
                <text:p>NaN</text:p>
              </table:table-cell>
              <table:table-cell office:value-type="float" office:value="112">
                <text:p>112</text:p>
              </table:table-cell>
              <table:table-cell office:value-type="float" office:value="1377.32">
                <text:p>1377.32</text:p>
              </table:table-cell>
              <table:table-cell office:value-type="float" office:value="112">
                <text:p>112</text:p>
              </table:table-cell>
              <table:table-cell office:value-type="float" office:value="1215.9">
                <text:p>1215.9</text:p>
              </table:table-cell>
              <table:table-cell office:value-type="float" office:value="112">
                <text:p>112</text:p>
              </table:table-cell>
              <table:table-cell office:value-type="float" office:value="1042.82">
                <text:p>1042.82</text:p>
              </table:table-cell>
              <table:table-cell office:value-type="float" office:value="112">
                <text:p>112</text:p>
              </table:table-cell>
            </table:table-row>
            <table:table-row>
              <table:table-cell office:value-type="string">
                <text:p/>
              </table:table-cell>
              <table:table-cell office:value-type="float" office:value="NaN">
                <text:p>NaN</text:p>
              </table:table-cell>
              <table:table-cell office:value-type="float" office:value="141">
                <text:p>141</text:p>
              </table:table-cell>
              <table:table-cell office:value-type="float" office:value="1638.72">
                <text:p>1638.72</text:p>
              </table:table-cell>
              <table:table-cell office:value-type="float" office:value="141">
                <text:p>141</text:p>
              </table:table-cell>
              <table:table-cell office:value-type="float" office:value="1478.4">
                <text:p>1478.4</text:p>
              </table:table-cell>
              <table:table-cell office:value-type="float" office:value="141">
                <text:p>141</text:p>
              </table:table-cell>
              <table:table-cell office:value-type="float" office:value="1217.64">
                <text:p>1217.64</text:p>
              </table:table-cell>
              <table:table-cell office:value-type="float" office:value="141">
                <text:p>141</text:p>
              </table:table-cell>
            </table:table-row>
            <table:table-row>
              <table:table-cell office:value-type="string">
                <text:p/>
              </table:table-cell>
              <table:table-cell office:value-type="float" office:value="NaN">
                <text:p>NaN</text:p>
              </table:table-cell>
              <table:table-cell office:value-type="float" office:value="185">
                <text:p>185</text:p>
              </table:table-cell>
              <table:table-cell office:value-type="float" office:value="2035.32">
                <text:p>2035.32</text:p>
              </table:table-cell>
              <table:table-cell office:value-type="float" office:value="185">
                <text:p>185</text:p>
              </table:table-cell>
              <table:table-cell office:value-type="float" office:value="1505.7">
                <text:p>1505.7</text:p>
              </table:table-cell>
              <table:table-cell office:value-type="float" office:value="185">
                <text:p>185</text:p>
              </table:table-cell>
              <table:table-cell office:value-type="float" office:value="1482.89">
                <text:p>1482.89</text:p>
              </table:table-cell>
              <table:table-cell office:value-type="float" office:value="185">
                <text:p>185</text:p>
              </table:table-cell>
            </table:table-row>
            <table:table-row>
              <table:table-cell office:value-type="string">
                <text:p/>
              </table:table-cell>
              <table:table-cell office:value-type="float" office:value="NaN">
                <text:p>NaN</text:p>
              </table:table-cell>
              <table:table-cell office:value-type="float" office:value="188">
                <text:p>188</text:p>
              </table:table-cell>
              <table:table-cell office:value-type="float" office:value="2062.36">
                <text:p>2062.36</text:p>
              </table:table-cell>
              <table:table-cell office:value-type="float" office:value="188">
                <text:p>188</text:p>
              </table:table-cell>
              <table:table-cell office:value-type="float" office:value="642.6">
                <text:p>642.6</text:p>
              </table:table-cell>
              <table:table-cell office:value-type="float" office:value="188">
                <text:p>188</text:p>
              </table:table-cell>
              <table:table-cell office:value-type="float" office:value="1500.97">
                <text:p>1500.97</text:p>
              </table:table-cell>
              <table:table-cell office:value-type="float" office:value="188">
                <text:p>188</text:p>
              </table:table-cell>
            </table:table-row>
            <table:table-row>
              <table:table-cell office:value-type="string">
                <text:p/>
              </table:table-cell>
              <table:table-cell office:value-type="float" office:value="NaN">
                <text:p>NaN</text:p>
              </table:table-cell>
              <table:table-cell office:value-type="float" office:value="47">
                <text:p>47</text:p>
              </table:table-cell>
              <table:table-cell office:value-type="float" office:value="791.429999999999">
                <text:p>791.429999999999</text:p>
              </table:table-cell>
              <table:table-cell office:value-type="float" office:value="47">
                <text:p>47</text:p>
              </table:table-cell>
              <table:table-cell office:value-type="float" office:value="1152.9">
                <text:p>1152.9</text:p>
              </table:table-cell>
              <table:table-cell office:value-type="float" office:value="47">
                <text:p>47</text:p>
              </table:table-cell>
              <table:table-cell office:value-type="float" office:value="650.99">
                <text:p>650.99</text:p>
              </table:table-cell>
              <table:table-cell office:value-type="float" office:value="47">
                <text:p>47</text:p>
              </table:table-cell>
            </table:table-row>
            <table:table-row>
              <table:table-cell office:value-type="string">
                <text:p/>
              </table:table-cell>
              <table:table-cell office:value-type="float" office:value="NaN">
                <text:p>NaN</text:p>
              </table:table-cell>
              <table:table-cell office:value-type="float" office:value="130">
                <text:p>130</text:p>
              </table:table-cell>
              <table:table-cell office:value-type="float" office:value="1539.57">
                <text:p>1539.57</text:p>
              </table:table-cell>
              <table:table-cell office:value-type="float" office:value="130">
                <text:p>130</text:p>
              </table:table-cell>
              <table:table-cell office:value-type="float" office:value="987">
                <text:p>987</text:p>
              </table:table-cell>
              <table:table-cell office:value-type="float" office:value="130">
                <text:p>130</text:p>
              </table:table-cell>
              <table:table-cell office:value-type="float" office:value="1151.33">
                <text:p>1151.33</text:p>
              </table:table-cell>
              <table:table-cell office:value-type="float" office:value="130">
                <text:p>130</text:p>
              </table:table-cell>
            </table:table-row>
            <table:table-row>
              <table:table-cell office:value-type="string">
                <text:p/>
              </table:table-cell>
              <table:table-cell office:value-type="float" office:value="NaN">
                <text:p>NaN</text:p>
              </table:table-cell>
              <table:table-cell office:value-type="float" office:value="102">
                <text:p>102</text:p>
              </table:table-cell>
              <table:table-cell office:value-type="float" office:value="1287.18">
                <text:p>1287.18</text:p>
              </table:table-cell>
              <table:table-cell office:value-type="float" office:value="102">
                <text:p>102</text:p>
              </table:table-cell>
              <table:table-cell office:value-type="float" office:value="732.9">
                <text:p>732.9</text:p>
              </table:table-cell>
              <table:table-cell office:value-type="float" office:value="102">
                <text:p>102</text:p>
              </table:table-cell>
              <table:table-cell office:value-type="float" office:value="982.54">
                <text:p>982.54</text:p>
              </table:table-cell>
              <table:table-cell office:value-type="float" office:value="102">
                <text:p>102</text:p>
              </table:table-cell>
            </table:table-row>
            <table:table-row>
              <table:table-cell office:value-type="string">
                <text:p/>
              </table:table-cell>
              <table:table-cell office:value-type="float" office:value="NaN">
                <text:p>NaN</text:p>
              </table:table-cell>
              <table:table-cell office:value-type="float" office:value="59">
                <text:p>59</text:p>
              </table:table-cell>
              <table:table-cell office:value-type="float" office:value="899.6">
                <text:p>899.6</text:p>
              </table:table-cell>
              <table:table-cell office:value-type="float" office:value="59">
                <text:p>59</text:p>
              </table:table-cell>
              <table:table-cell office:value-type="float" office:value="1419.6">
                <text:p>1419.6</text:p>
              </table:table-cell>
              <table:table-cell office:value-type="float" office:value="59">
                <text:p>59</text:p>
              </table:table-cell>
              <table:table-cell office:value-type="float" office:value="723.329999999999">
                <text:p>723.329999999999</text:p>
              </table:table-cell>
              <table:table-cell office:value-type="float" office:value="59">
                <text:p>59</text:p>
              </table:table-cell>
            </table:table-row>
            <table:table-row>
              <table:table-cell office:value-type="string">
                <text:p/>
              </table:table-cell>
              <table:table-cell office:value-type="float" office:value="NaN">
                <text:p>NaN</text:p>
              </table:table-cell>
              <table:table-cell office:value-type="float" office:value="174">
                <text:p>174</text:p>
              </table:table-cell>
              <table:table-cell office:value-type="float" office:value="1936.17">
                <text:p>1936.17</text:p>
              </table:table-cell>
              <table:table-cell office:value-type="float" office:value="174">
                <text:p>174</text:p>
              </table:table-cell>
              <table:table-cell office:value-type="float" office:value="NaN">
                <text:p>NaN</text:p>
              </table:table-cell>
              <table:table-cell office:value-type="float" office:value="174">
                <text:p>174</text:p>
              </table:table-cell>
              <table:table-cell office:value-type="float" office:value="1416.58">
                <text:p>1416.58</text:p>
              </table:table-cell>
              <table:table-cell office:value-type="float" office:value="174">
                <text:p>174</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2.0.4$MacOSX_X86_64 LibreOffice_project/9a9c6381e3f7a62afc1329bd359cc48accb6435b</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111">
      <number:number number:decimal-places="1" number:min-decimal-places="1"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none" draw:fill-color="#d9d9d9"/>
      <style:text-properties fo:color="#000000" style:text-position="0% 100%" fo:font-family="Arial" fo:font-size="12pt" style:font-size-asian="12pt" style:font-size-complex="12pt"/>
    </style:style>
    <style:style style:name="ch3" style:family="chart">
      <style:chart-properties chart:symbol-type="automatic" chart:include-hidden-cells="false" chart:treat-empty-cells="leave-gap"/>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26cm" svg:stroke-color="#878787"/>
      <style:text-properties fo:color="#000000" style:text-position="0% 100%" fo:font-family="Arial" fo:font-size="12pt" style:font-size-asian="12pt" style:font-size-complex="12pt"/>
    </style:style>
    <style:style style:name="ch5" style:family="chart">
      <style:chart-properties chart:auto-position="true" style:rotation-angle="0"/>
      <style:text-properties fo:color="#000000" style:text-position="0% 100%" fo:font-family="Arial" fo:font-size="12pt" fo:font-weight="bold" style:font-size-asian="12pt" style:font-weight-asian="bold" style:font-size-complex="12pt" style:font-weight-complex="bold"/>
    </style:style>
    <style:style style:name="ch6" style:family="chart" style:data-style-name="N111">
      <style:chart-properties chart:display-label="true" chart:logarithmic="true" chart:minimum="0.01" chart:interval-minor-divisor="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Arial" fo:font-size="12pt" style:font-size-asian="12pt" style:font-size-complex="12pt"/>
    </style:style>
    <style:style style:name="ch7" style:family="chart">
      <style:chart-properties chart:auto-position="true" style:rotation-angle="90"/>
      <style:text-properties fo:color="#000000" style:text-position="0% 100%" fo:font-family="Arial" fo:font-size="12pt" fo:font-weight="bold" style:font-size-asian="12pt" style:font-weight-asian="bold" style:font-size-complex="12pt" style:font-weight-complex="bold"/>
    </style:style>
    <style:style style:name="ch8" style:family="chart">
      <style:graphic-properties svg:stroke-width="0.026cm" svg:stroke-color="#878787"/>
    </style:style>
    <style:style style:name="ch9" style:family="chart" style:data-style-name="N111">
      <style:chart-properties chart:symbol-type="named-symbol" chart:symbol-name="diamond"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0" style:family="chart" style:data-style-name="N111">
      <style:chart-properties chart:symbol-type="named-symbol" chart:symbol-name="arrow-up"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1" style:family="chart" style:data-style-name="N111">
      <style:chart-properties chart:symbol-type="named-symbol" chart:symbol-name="square"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2" style:family="chart" style:data-style-name="N111">
      <style:chart-properties chart:symbol-type="named-symbol" chart:symbol-name="circle"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3.394cm" svg:height="13.135cm" xlink:href="." xlink:type="simple" chart:class="chart:line" chart:style-name="ch1">
        <chart:legend chart:legend-position="end" svg:x="17.413cm" svg:y="4.816cm" style:legend-expansion="high" chart:style-name="ch2"/>
        <chart:plot-area chart:style-name="ch3" chart:data-source-has-labels="both" svg:x="1.486cm" svg:y="0.556cm" svg:width="15.372cm" svg:height="11.552cm">
          <chart:coordinate-region svg:x="4.417cm" svg:y="0.79cm" svg:width="11.973cm" svg:height="10.602cm"/>
          <chart:axis chart:dimension="x" chart:name="primary-x" chart:style-name="ch4" chartooo:axis-type="auto">
            <chartooo:date-scale/>
            <chart:title svg:x="8.641cm" svg:y="12.37cm" chart:style-name="ch5">
              <text:p>Year</text:p>
            </chart:title>
            <chart:categories table:cell-range-address="local-table.$A$2:.$A$9"/>
          </chart:axis>
          <chart:axis chart:dimension="y" chart:name="primary-y" chart:style-name="ch6">
            <chart:title svg:x="0.299cm" svg:y="7.34cm" chart:style-name="ch7">
              <text:p>Time (n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1" chart:values-cell-range-address="local-table.$F$2:.$F$9" chart:label-cell-address="local-table.$F$1" chart:class="chart:line">
            <chart:data-point chart:repeated="8"/>
          </chart:series>
          <chart:series chart:style-name="ch12" chart:values-cell-range-address="local-table.$G$2:.$G$9" chart:label-cell-address="local-table.$G$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Disk seek time</text:p>
              </table:table-cell>
              <table:table-cell office:value-type="string">
                <text:p>SSD access time</text:p>
              </table:table-cell>
              <table:table-cell office:value-type="string">
                <text:p>DRAM access time</text:p>
              </table:table-cell>
              <table:table-cell office:value-type="string">
                <text:p>SRAM access time</text:p>
              </table:table-cell>
              <table:table-cell office:value-type="string">
                <text:p>CPU cycle time</text:p>
              </table:table-cell>
              <table:table-cell office:value-type="string">
                <text:p>Effective CPU cycle time</text:p>
              </table:table-cell>
            </table:table-row>
          </table:table-header-rows>
          <table:table-rows>
            <table:table-row>
              <table:table-cell office:value-type="string">
                <text:p>1985</text:p>
              </table:table-cell>
              <table:table-cell office:value-type="float" office:value="75000000">
                <text:p>75000000</text:p>
              </table:table-cell>
              <table:table-cell office:value-type="float" office:value="NaN">
                <text:p>NaN</text:p>
              </table:table-cell>
              <table:table-cell office:value-type="float" office:value="200">
                <text:p>200</text:p>
              </table:table-cell>
              <table:table-cell office:value-type="float" office:value="150">
                <text:p>150</text:p>
              </table:table-cell>
              <table:table-cell office:value-type="float" office:value="166">
                <text:p>166</text:p>
              </table:table-cell>
              <table:table-cell office:value-type="float" office:value="0.3">
                <text:p>0.3</text:p>
              </table:table-cell>
            </table:table-row>
            <table:table-row>
              <table:table-cell office:value-type="string">
                <text:p>1990</text:p>
              </table:table-cell>
              <table:table-cell office:value-type="float" office:value="28000000">
                <text:p>28000000</text:p>
              </table:table-cell>
              <table:table-cell office:value-type="float" office:value="NaN">
                <text:p>NaN</text:p>
              </table:table-cell>
              <table:table-cell office:value-type="float" office:value="100">
                <text:p>100</text:p>
              </table:table-cell>
              <table:table-cell office:value-type="float" office:value="35">
                <text:p>35</text:p>
              </table:table-cell>
              <table:table-cell office:value-type="float" office:value="50">
                <text:p>50</text:p>
              </table:table-cell>
              <table:table-cell office:value-type="float" office:value="0.25">
                <text:p>0.25</text:p>
              </table:table-cell>
            </table:table-row>
            <table:table-row>
              <table:table-cell office:value-type="string">
                <text:p>1995</text:p>
              </table:table-cell>
              <table:table-cell office:value-type="float" office:value="10000000">
                <text:p>10000000</text:p>
              </table:table-cell>
              <table:table-cell office:value-type="float" office:value="NaN">
                <text:p>NaN</text:p>
              </table:table-cell>
              <table:table-cell office:value-type="float" office:value="70">
                <text:p>70</text:p>
              </table:table-cell>
              <table:table-cell office:value-type="float" office:value="15">
                <text:p>15</text:p>
              </table:table-cell>
              <table:table-cell office:value-type="float" office:value="6">
                <text:p>6</text:p>
              </table:table-cell>
              <table:table-cell office:value-type="float" office:value="0.1">
                <text:p>0.1</text:p>
              </table:table-cell>
            </table:table-row>
            <table:table-row>
              <table:table-cell office:value-type="string">
                <text:p>2000</text:p>
              </table:table-cell>
              <table:table-cell office:value-type="float" office:value="8000000">
                <text:p>8000000</text:p>
              </table:table-cell>
              <table:table-cell office:value-type="float" office:value="NaN">
                <text:p>NaN</text:p>
              </table:table-cell>
              <table:table-cell office:value-type="float" office:value="60">
                <text:p>60</text:p>
              </table:table-cell>
              <table:table-cell office:value-type="float" office:value="3">
                <text:p>3</text:p>
              </table:table-cell>
              <table:table-cell office:value-type="float" office:value="1.6">
                <text:p>1.6</text:p>
              </table:table-cell>
              <table:table-cell office:value-type="float" office:value="0.08">
                <text:p>0.08</text:p>
              </table:table-cell>
            </table:table-row>
            <table:table-row>
              <table:table-cell office:value-type="string">
                <text:p>2003</text:p>
              </table:table-cell>
              <table:table-cell office:value-type="float" office:value="6000000">
                <text:p>6000000</text:p>
              </table:table-cell>
              <table:table-cell office:value-type="float" office:value="NaN">
                <text:p>NaN</text:p>
              </table:table-cell>
              <table:table-cell office:value-type="float" office:value="55">
                <text:p>55</text:p>
              </table:table-cell>
              <table:table-cell office:value-type="float" office:value="2.5">
                <text:p>2.5</text:p>
              </table:table-cell>
              <table:table-cell office:value-type="float" office:value="0.3">
                <text:p>0.3</text:p>
              </table:table-cell>
              <table:table-cell office:value-type="float" office:value="NaN">
                <text:p>NaN</text:p>
              </table:table-cell>
            </table:table-row>
            <table:table-row>
              <table:table-cell office:value-type="string">
                <text:p>2005</text:p>
              </table:table-cell>
              <table:table-cell office:value-type="float" office:value="5000000">
                <text:p>5000000</text:p>
              </table:table-cell>
              <table:table-cell office:value-type="float" office:value="NaN">
                <text:p>NaN</text:p>
              </table:table-cell>
              <table:table-cell office:value-type="float" office:value="50">
                <text:p>50</text:p>
              </table:table-cell>
              <table:table-cell office:value-type="float" office:value="2">
                <text:p>2</text:p>
              </table:table-cell>
              <table:table-cell office:value-type="float" office:value="0.5">
                <text:p>0.5</text:p>
              </table:table-cell>
              <table:table-cell office:value-type="float" office:value="NaN">
                <text:p>NaN</text:p>
              </table:table-cell>
            </table:table-row>
            <table:table-row>
              <table:table-cell office:value-type="string">
                <text:p>2010</text:p>
              </table:table-cell>
              <table:table-cell office:value-type="float" office:value="3000000">
                <text:p>3000000</text:p>
              </table:table-cell>
              <table:table-cell office:value-type="float" office:value="NaN">
                <text:p>NaN</text:p>
              </table:table-cell>
              <table:table-cell office:value-type="float" office:value="40">
                <text:p>40</text:p>
              </table:table-cell>
              <table:table-cell office:value-type="float" office:value="1.5">
                <text:p>1.5</text:p>
              </table:table-cell>
              <table:table-cell office:value-type="float" office:value="0.4">
                <text:p>0.4</text:p>
              </table:table-cell>
              <table:table-cell office:value-type="float" office:value="NaN">
                <text:p>NaN</text:p>
              </table:table-cell>
            </table:table-row>
            <table:table-row>
              <table:table-cell office:value-type="string">
                <text:p>2015</text:p>
              </table:table-cell>
              <table:table-cell office:value-type="float" office:value="3000000">
                <text:p>3000000</text:p>
              </table:table-cell>
              <table:table-cell office:value-type="float" office:value="50000">
                <text:p>50000</text:p>
              </table:table-cell>
              <table:table-cell office:value-type="float" office:value="20">
                <text:p>20</text:p>
              </table:table-cell>
              <table:table-cell office:value-type="float" office:value="1.3">
                <text:p>1.3</text:p>
              </table:table-cell>
              <table:table-cell office:value-type="float" office:value="0.33">
                <text:p>0.33</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2.0.4$MacOSX_X86_64 LibreOffice_project/9a9c6381e3f7a62afc1329bd359cc48accb6435b</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